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 style:data-style-name="N11"/>
    <style:style style:name="ce2" style:family="table-cell" style:parent-style-name="Default" style:data-style-name="N111"/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64" table:default-cell-style-name="Default"/>
        <table:table-row table:style-name="ro1">
          <table:table-cell/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gained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PLUS</text:p>
          </table:table-cell>
          <table:table-cell office:value-type="string" calcext:value-type="string">
            <text:p>BASE VALUE for % based split industry techs</text:p>
          </table:table-cell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tech/ye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-0.04" calcext:value-type="float">
            <text:p>-0,04</text:p>
          </table:table-cell>
          <table:table-cell table:formula="of:=([.J2]*2-1)*[.B2]*(-1)" office:value-type="float" office:value="0.1232" calcext:value-type="float">
            <text:p>0,123</text:p>
          </table:table-cell>
          <table:table-cell table:formula="of:=([.J2]*2+1)*[.B2]" office:value-type="float" office:value="-0.2032" calcext:value-type="float">
            <text:p>-0,203</text:p>
          </table:table-cell>
          <table:table-cell table:number-columns-repeated="4"/>
          <table:table-cell table:style-name="ce1" table:formula="of:=[.M2]/5-1" office:value-type="float" office:value="1.04" calcext:value-type="float">
            <text:p>1,04</text:p>
          </table:table-cell>
          <table:table-cell table:style-name="ce1" table:formula="of:=PRODUCT([.M2];0.2)" office:value-type="float" office:value="2.04" calcext:value-type="float">
            <text:p>2,04</text:p>
          </table:table-cell>
          <table:table-cell table:style-name="ce1" table:formula="of:=[.M2]/5+1" office:value-type="float" office:value="3.04" calcext:value-type="float">
            <text:p>3,04</text:p>
          </table:table-cell>
          <table:table-cell/>
          <table:table-cell table:style-name="ce1" table:formula="of:=SUM([.N2:.BW2])/15" office:value-type="float" office:value="10.2" calcext:value-type="float">
            <text:p>10,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cket_interceptor</text:p>
          </table:table-cell>
          <table:table-cell office:value-type="float" office:value="-0.06" calcext:value-type="float">
            <text:p>-0,06</text:p>
          </table:table-cell>
          <table:table-cell table:formula="of:=([.J3]*2-1)*[.B3]*(-1)" office:value-type="float" office:value="0.1576" calcext:value-type="float">
            <text:p>0,158</text:p>
          </table:table-cell>
          <table:table-cell table:formula="of:=([.J3]*2+1)*[.B3]" office:value-type="float" office:value="-0.2776" calcext:value-type="float">
            <text:p>-0,278</text:p>
          </table:table-cell>
          <table:table-cell table:number-columns-repeated="4"/>
          <table:table-cell table:style-name="ce1" table:formula="of:=[.M3]/5-1" office:value-type="float" office:value="0.813333333333334" calcext:value-type="float">
            <text:p>0,81</text:p>
          </table:table-cell>
          <table:table-cell table:style-name="ce1" table:formula="of:=PRODUCT([.M3];0.2)" office:value-type="float" office:value="1.81333333333333" calcext:value-type="float">
            <text:p>1,81</text:p>
          </table:table-cell>
          <table:table-cell table:style-name="ce1" table:formula="of:=[.M3]/5+1" office:value-type="float" office:value="2.81333333333333" calcext:value-type="float">
            <text:p>2,81</text:p>
          </table:table-cell>
          <table:table-cell/>
          <table:table-cell table:style-name="ce1" table:formula="of:=SUM([.N3:.BW3])/15" office:value-type="float" office:value="9.06666666666667" calcext:value-type="float">
            <text:p>9,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et_interceptor_van</text:p>
          </table:table-cell>
          <table:table-cell office:value-type="float" office:value="-0.065" calcext:value-type="float">
            <text:p>-0,065</text:p>
          </table:table-cell>
          <table:table-cell table:formula="of:=([.J4]*2-1)*[.B4]*(-1)" office:value-type="float" office:value="0.0303333333333334" calcext:value-type="float">
            <text:p>0,030</text:p>
          </table:table-cell>
          <table:table-cell table:formula="of:=([.J4]*2+1)*[.B4]" office:value-type="float" office:value="-0.160333333333333" calcext:value-type="float">
            <text:p>-0,160</text:p>
          </table:table-cell>
          <table:table-cell table:number-columns-repeated="4"/>
          <table:table-cell table:style-name="ce1" table:formula="of:=[.M4]/5-1" office:value-type="float" office:value="-0.266666666666666" calcext:value-type="float">
            <text:p>-0,27</text:p>
          </table:table-cell>
          <table:table-cell table:style-name="ce1" table:formula="of:=PRODUCT([.M4];0.2)" office:value-type="float" office:value="0.733333333333334" calcext:value-type="float">
            <text:p>0,73</text:p>
          </table:table-cell>
          <table:table-cell table:style-name="ce1" table:formula="of:=[.M4]/5+1" office:value-type="float" office:value="1.73333333333333" calcext:value-type="float">
            <text:p>1,73</text:p>
          </table:table-cell>
          <table:table-cell/>
          <table:table-cell table:style-name="ce1" table:formula="of:=SUM([.N4:.BW4])/15" office:value-type="float" office:value="3.66666666666667" calcext:value-type="float">
            <text:p>3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ti_role</text:p>
          </table:table-cell>
          <table:table-cell office:value-type="float" office:value="-0.045" calcext:value-type="float">
            <text:p>-0,045</text:p>
          </table:table-cell>
          <table:table-cell table:formula="of:=([.J5]*2-1)*[.B5]*(-1)" office:value-type="float" office:value="0.1674" calcext:value-type="float">
            <text:p>0,167</text:p>
          </table:table-cell>
          <table:table-cell table:formula="of:=([.J5]*2+1)*[.B5]" office:value-type="float" office:value="-0.2574" calcext:value-type="float">
            <text:p>-0,257</text:p>
          </table:table-cell>
          <table:table-cell table:number-columns-repeated="4"/>
          <table:table-cell table:style-name="ce1" table:formula="of:=[.M5]/5-1" office:value-type="float" office:value="1.36" calcext:value-type="float">
            <text:p>1,36</text:p>
          </table:table-cell>
          <table:table-cell table:style-name="ce1" table:formula="of:=PRODUCT([.M5];0.2)" office:value-type="float" office:value="2.36" calcext:value-type="float">
            <text:p>2,36</text:p>
          </table:table-cell>
          <table:table-cell table:style-name="ce1" table:formula="of:=[.M5]/5+1" office:value-type="float" office:value="3.36" calcext:value-type="float">
            <text:p>3,36</text:p>
          </table:table-cell>
          <table:table-cell/>
          <table:table-cell table:style-name="ce1" table:formula="of:=SUM([.N5:.BW5])/15" office:value-type="float" office:value="11.8" calcext:value-type="float">
            <text:p>11,8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2" calcext:value-type="float">
            <text:p>12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-0.016" calcext:value-type="float">
            <text:p>-0,016</text:p>
          </table:table-cell>
          <table:table-cell table:formula="of:=([.J6]*2-1)*[.B6]*(-1)" office:value-type="float" office:value="0.07104" calcext:value-type="float">
            <text:p>0,071</text:p>
          </table:table-cell>
          <table:table-cell table:formula="of:=([.J6]*2+1)*[.B6]" office:value-type="float" office:value="-0.10304" calcext:value-type="float">
            <text:p>-0,103</text:p>
          </table:table-cell>
          <table:table-cell table:number-columns-repeated="4"/>
          <table:table-cell table:style-name="ce1" table:formula="of:=[.M6]/5-1" office:value-type="float" office:value="1.72" calcext:value-type="float">
            <text:p>1,72</text:p>
          </table:table-cell>
          <table:table-cell table:style-name="ce1" table:formula="of:=PRODUCT([.M6];0.2)" office:value-type="float" office:value="2.72" calcext:value-type="float">
            <text:p>2,72</text:p>
          </table:table-cell>
          <table:table-cell table:style-name="ce1" table:formula="of:=[.M6]/5+1" office:value-type="float" office:value="3.72" calcext:value-type="float">
            <text:p>3,72</text:p>
          </table:table-cell>
          <table:table-cell/>
          <table:table-cell table:style-name="ce1" table:formula="of:=SUM([.N6:.BW6])/15" office:value-type="float" office:value="13.6" calcext:value-type="float">
            <text:p>13,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n_engine_fighters</text:p>
          </table:table-cell>
          <table:table-cell office:value-type="float" office:value="-0.054" calcext:value-type="float">
            <text:p>-0,054</text:p>
          </table:table-cell>
          <table:table-cell table:formula="of:=([.J7]*2-1)*[.B7]*(-1)" office:value-type="float" office:value="0.21384" calcext:value-type="float">
            <text:p>0,214</text:p>
          </table:table-cell>
          <table:table-cell table:formula="of:=([.J7]*2+1)*[.B7]" office:value-type="float" office:value="-0.32184" calcext:value-type="float">
            <text:p>-0,322</text:p>
          </table:table-cell>
          <table:table-cell table:number-columns-repeated="4"/>
          <table:table-cell table:style-name="ce1" table:formula="of:=[.M7]/5-1" office:value-type="float" office:value="1.48" calcext:value-type="float">
            <text:p>1,48</text:p>
          </table:table-cell>
          <table:table-cell table:style-name="ce1" table:formula="of:=PRODUCT([.M7];0.2)" office:value-type="float" office:value="2.48" calcext:value-type="float">
            <text:p>2,48</text:p>
          </table:table-cell>
          <table:table-cell table:style-name="ce1" table:formula="of:=[.M7]/5+1" office:value-type="float" office:value="3.48" calcext:value-type="float">
            <text:p>3,48</text:p>
          </table:table-cell>
          <table:table-cell/>
          <table:table-cell table:style-name="ce1" table:formula="of:=SUM([.N7:.BW7])/15" office:value-type="float" office:value="12.4" calcext:value-type="float">
            <text:p>12,4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-0.047" calcext:value-type="float">
            <text:p>-0,047</text:p>
          </table:table-cell>
          <table:table-cell table:formula="of:=([.J8]*2-1)*[.B8]*(-1)" office:value-type="float" office:value="0.13348" calcext:value-type="float">
            <text:p>0,133</text:p>
          </table:table-cell>
          <table:table-cell table:formula="of:=([.J8]*2+1)*[.B8]" office:value-type="float" office:value="-0.22748" calcext:value-type="float">
            <text:p>-0,227</text:p>
          </table:table-cell>
          <table:table-cell table:number-columns-repeated="4"/>
          <table:table-cell table:style-name="ce1" table:formula="of:=[.M8]/5-1" office:value-type="float" office:value="0.92" calcext:value-type="float">
            <text:p>0,92</text:p>
          </table:table-cell>
          <table:table-cell table:style-name="ce1" table:formula="of:=PRODUCT([.M8];0.2)" office:value-type="float" office:value="1.92" calcext:value-type="float">
            <text:p>1,92</text:p>
          </table:table-cell>
          <table:table-cell table:style-name="ce1" table:formula="of:=[.M8]/5+1" office:value-type="float" office:value="2.92" calcext:value-type="float">
            <text:p>2,92</text:p>
          </table:table-cell>
          <table:table-cell/>
          <table:table-cell table:style-name="ce1" table:formula="of:=SUM([.N8:.BW8])/15" office:value-type="float" office:value="9.6" calcext:value-type="float">
            <text:p>9,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_bomber</text:p>
          </table:table-cell>
          <table:table-cell office:value-type="float" office:value="-0.054" calcext:value-type="float">
            <text:p>-0,054</text:p>
          </table:table-cell>
          <table:table-cell table:formula="of:=([.J9]*2-1)*[.B9]*(-1)" office:value-type="float" office:value="0.208079999999999" calcext:value-type="float">
            <text:p>0,208</text:p>
          </table:table-cell>
          <table:table-cell table:formula="of:=([.J9]*2+1)*[.B9]" office:value-type="float" office:value="-0.316079999999999" calcext:value-type="float">
            <text:p>-0,316</text:p>
          </table:table-cell>
          <table:table-cell table:number-columns-repeated="4"/>
          <table:table-cell table:style-name="ce1" table:formula="of:=[.M9]/5-1" office:value-type="float" office:value="1.42666666666666" calcext:value-type="float">
            <text:p>1,43</text:p>
          </table:table-cell>
          <table:table-cell table:style-name="ce1" table:formula="of:=PRODUCT([.M9];0.2)" office:value-type="float" office:value="2.42666666666666" calcext:value-type="float">
            <text:p>2,43</text:p>
          </table:table-cell>
          <table:table-cell table:style-name="ce1" table:formula="of:=[.M9]/5+1" office:value-type="float" office:value="3.42666666666666" calcext:value-type="float">
            <text:p>3,43</text:p>
          </table:table-cell>
          <table:table-cell/>
          <table:table-cell table:style-name="ce1" table:formula="of:=SUM([.N9:.BW9])/15" office:value-type="float" office:value="12.1333333333333" calcext:value-type="float">
            <text:p>12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tical_bomber</text:p>
          </table:table-cell>
          <table:table-cell office:value-type="float" office:value="-0.075" calcext:value-type="float">
            <text:p>-0,075</text:p>
          </table:table-cell>
          <table:table-cell table:formula="of:=([.J10]*2-1)*[.B10]*(-1)" office:value-type="float" office:value="0.288999999999999" calcext:value-type="float">
            <text:p>0,289</text:p>
          </table:table-cell>
          <table:table-cell table:formula="of:=([.J10]*2+1)*[.B10]" office:value-type="float" office:value="-0.438999999999999" calcext:value-type="float">
            <text:p>-0,439</text:p>
          </table:table-cell>
          <table:table-cell table:number-columns-repeated="4"/>
          <table:table-cell table:style-name="ce1" table:formula="of:=[.M10]/5-1" office:value-type="float" office:value="1.42666666666666" calcext:value-type="float">
            <text:p>1,43</text:p>
          </table:table-cell>
          <table:table-cell table:style-name="ce1" table:formula="of:=PRODUCT([.M10];0.2)" office:value-type="float" office:value="2.42666666666666" calcext:value-type="float">
            <text:p>2,43</text:p>
          </table:table-cell>
          <table:table-cell table:style-name="ce1" table:formula="of:=[.M10]/5+1" office:value-type="float" office:value="3.42666666666666" calcext:value-type="float">
            <text:p>3,43</text:p>
          </table:table-cell>
          <table:table-cell/>
          <table:table-cell table:style-name="ce1" table:formula="of:=SUM([.N10:.BW10])/15" office:value-type="float" office:value="12.1333333333333" calcext:value-type="float">
            <text:p>12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_bomber</text:p>
          </table:table-cell>
          <table:table-cell office:value-type="float" office:value="-0.087" calcext:value-type="float">
            <text:p>-0,087</text:p>
          </table:table-cell>
          <table:table-cell table:formula="of:=([.J11]*2-1)*[.B11]*(-1)" office:value-type="float" office:value="0.291160000000001" calcext:value-type="float">
            <text:p>0,291</text:p>
          </table:table-cell>
          <table:table-cell table:formula="of:=([.J11]*2+1)*[.B11]" office:value-type="float" office:value="-0.465160000000001" calcext:value-type="float">
            <text:p>-0,465</text:p>
          </table:table-cell>
          <table:table-cell table:number-columns-repeated="4"/>
          <table:table-cell table:style-name="ce1" table:formula="of:=[.M11]/5-1" office:value-type="float" office:value="1.17333333333334" calcext:value-type="float">
            <text:p>1,17</text:p>
          </table:table-cell>
          <table:table-cell table:style-name="ce1" table:formula="of:=PRODUCT([.M11];0.2)" office:value-type="float" office:value="2.17333333333334" calcext:value-type="float">
            <text:p>2,17</text:p>
          </table:table-cell>
          <table:table-cell table:style-name="ce1" table:formula="of:=[.M11]/5+1" office:value-type="float" office:value="3.17333333333334" calcext:value-type="float">
            <text:p>3,17</text:p>
          </table:table-cell>
          <table:table-cell/>
          <table:table-cell table:style-name="ce1" table:formula="of:=SUM([.N11:.BW11])/15" office:value-type="float" office:value="10.8666666666667" calcext:value-type="float">
            <text:p>10,8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table:number-columns-repeated="10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ansport_plane</text:p>
          </table:table-cell>
          <table:table-cell office:value-type="float" office:value="-0.1" calcext:value-type="float">
            <text:p>-0,1</text:p>
          </table:table-cell>
          <table:table-cell table:formula="of:=([.J12]*2-1)*[.B12]*(-1)" office:value-type="float" office:value="0.268" calcext:value-type="float">
            <text:p>0,268</text:p>
          </table:table-cell>
          <table:table-cell table:formula="of:=([.J12]*2+1)*[.B12]" office:value-type="float" office:value="-0.468" calcext:value-type="float">
            <text:p>-0,468</text:p>
          </table:table-cell>
          <table:table-cell table:number-columns-repeated="4"/>
          <table:table-cell table:style-name="ce1" table:formula="of:=[.M12]/5-1" office:value-type="float" office:value="0.84" calcext:value-type="float">
            <text:p>0,84</text:p>
          </table:table-cell>
          <table:table-cell table:style-name="ce1" table:formula="of:=PRODUCT([.M12];0.2)" office:value-type="float" office:value="1.84" calcext:value-type="float">
            <text:p>1,84</text:p>
          </table:table-cell>
          <table:table-cell table:style-name="ce1" table:formula="of:=[.M12]/5+1" office:value-type="float" office:value="2.84" calcext:value-type="float">
            <text:p>2,84</text:p>
          </table:table-cell>
          <table:table-cell/>
          <table:table-cell table:style-name="ce1" table:formula="of:=SUM([.N12:.BW12])/15" office:value-type="float" office:value="9.2" calcext:value-type="float">
            <text:p>9,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l_bomber</text:p>
          </table:table-cell>
          <table:table-cell office:value-type="float" office:value="-0.075" calcext:value-type="float">
            <text:p>-0,075</text:p>
          </table:table-cell>
          <table:table-cell table:formula="of:=([.J13]*2-1)*[.B13]*(-1)" office:value-type="float" office:value="0.413000000000001" calcext:value-type="float">
            <text:p>0,413</text:p>
          </table:table-cell>
          <table:table-cell table:formula="of:=([.J13]*2+1)*[.B13]" office:value-type="float" office:value="-0.563000000000001" calcext:value-type="float">
            <text:p>-0,563</text:p>
          </table:table-cell>
          <table:table-cell table:number-columns-repeated="4"/>
          <table:table-cell table:style-name="ce1" table:formula="of:=[.M13]/5-1" office:value-type="float" office:value="2.25333333333334" calcext:value-type="float">
            <text:p>2,25</text:p>
          </table:table-cell>
          <table:table-cell table:style-name="ce1" table:formula="of:=PRODUCT([.M13];0.2)" office:value-type="float" office:value="3.25333333333334" calcext:value-type="float">
            <text:p>3,25</text:p>
          </table:table-cell>
          <table:table-cell table:style-name="ce1" table:formula="of:=[.M13]/5+1" office:value-type="float" office:value="4.25333333333334" calcext:value-type="float">
            <text:p>4,25</text:p>
          </table:table-cell>
          <table:table-cell/>
          <table:table-cell table:style-name="ce1" table:formula="of:=SUM([.N13:.BW13])/15" office:value-type="float" office:value="16.2666666666667" calcext:value-type="float">
            <text:p>16,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_boat</text:p>
          </table:table-cell>
          <table:table-cell office:value-type="float" office:value="-0.075" calcext:value-type="float">
            <text:p>-0,075</text:p>
          </table:table-cell>
          <table:table-cell table:formula="of:=([.J14]*2-1)*[.B14]*(-1)" office:value-type="float" office:value="0.390999999999999" calcext:value-type="float">
            <text:p>0,391</text:p>
          </table:table-cell>
          <table:table-cell table:formula="of:=([.J14]*2+1)*[.B14]" office:value-type="float" office:value="-0.540999999999999" calcext:value-type="float">
            <text:p>-0,541</text:p>
          </table:table-cell>
          <table:table-cell table:number-columns-repeated="4"/>
          <table:table-cell table:style-name="ce1" table:formula="of:=[.M14]/5-1" office:value-type="float" office:value="2.10666666666666" calcext:value-type="float">
            <text:p>2,11</text:p>
          </table:table-cell>
          <table:table-cell table:style-name="ce1" table:formula="of:=PRODUCT([.M14];0.2)" office:value-type="float" office:value="3.10666666666666" calcext:value-type="float">
            <text:p>3,11</text:p>
          </table:table-cell>
          <table:table-cell table:style-name="ce1" table:formula="of:=[.M14]/5+1" office:value-type="float" office:value="4.10666666666666" calcext:value-type="float">
            <text:p>4,11</text:p>
          </table:table-cell>
          <table:table-cell/>
          <table:table-cell table:style-name="ce1" table:formula="of:=SUM([.N14:.BW14])/15" office:value-type="float" office:value="15.5333333333333" calcext:value-type="float">
            <text:p>15,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4"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ders</text:p>
          </table:table-cell>
          <table:table-cell office:value-type="float" office:value="-0.12" calcext:value-type="float">
            <text:p>-0,12</text:p>
          </table:table-cell>
          <table:table-cell table:formula="of:=([.J15]*2-1)*[.B15]*(-1)" office:value-type="float" office:value="-0.1008" calcext:value-type="float">
            <text:p>-0,101</text:p>
          </table:table-cell>
          <table:table-cell table:formula="of:=([.J15]*2+1)*[.B15]" office:value-type="float" office:value="-0.1392" calcext:value-type="float">
            <text:p>-0,139</text:p>
          </table:table-cell>
          <table:table-cell table:number-columns-repeated="4"/>
          <table:table-cell table:style-name="ce1" table:formula="of:=[.M15]/5-1" office:value-type="float" office:value="-0.92" calcext:value-type="float">
            <text:p>-0,92</text:p>
          </table:table-cell>
          <table:table-cell table:style-name="ce1" table:formula="of:=PRODUCT([.M15];0.2)" office:value-type="float" office:value="0.08" calcext:value-type="float">
            <text:p>0,08</text:p>
          </table:table-cell>
          <table:table-cell table:style-name="ce1" table:formula="of:=[.M15]/5+1" office:value-type="float" office:value="1.08" calcext:value-type="float">
            <text:p>1,08</text:p>
          </table:table-cell>
          <table:table-cell/>
          <table:table-cell table:style-name="ce1" table:formula="of:=SUM([.N15:.BW15])/15" office:value-type="float" office:value="0.4" calcext:value-type="float">
            <text:p>0,40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mikaze_brigade</text:p>
          </table:table-cell>
          <table:table-cell/>
          <table:table-cell table:formula="of:=([.J16]*2-1)*[.B16]*(-1)" office:value-type="float" office:value="0" calcext:value-type="float">
            <text:p>0,000</text:p>
          </table:table-cell>
          <table:table-cell table:formula="of:=([.J16]*2+1)*[.B16]" office:value-type="float" office:value="0" calcext:value-type="float">
            <text:p>0,000</text:p>
          </table:table-cell>
          <table:table-cell table:number-columns-repeated="4"/>
          <table:table-cell table:style-name="ce1" table:formula="of:=[.M16]/5-1" office:value-type="float" office:value="-0.72" calcext:value-type="float">
            <text:p>-0,72</text:p>
          </table:table-cell>
          <table:table-cell table:style-name="ce1" table:formula="of:=PRODUCT([.M16];0.2)" office:value-type="float" office:value="0.28" calcext:value-type="float">
            <text:p>0,28</text:p>
          </table:table-cell>
          <table:table-cell table:style-name="ce1" table:formula="of:=[.M16]/5+1" office:value-type="float" office:value="1.28" calcext:value-type="float">
            <text:p>1,28</text:p>
          </table:table-cell>
          <table:table-cell/>
          <table:table-cell table:style-name="ce1" table:formula="of:=SUM([.N16:.BW16])/15" office:value-type="float" office:value="1.4" calcext:value-type="float">
            <text:p>1,40</text:p>
          </table:table-cell>
          <table:table-cell office:value-type="float" office:value="8" calcext:value-type="float">
            <text:p>8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ategic_bomber</text:p>
          </table:table-cell>
          <table:table-cell office:value-type="float" office:value="-0.067" calcext:value-type="float">
            <text:p>-0,067</text:p>
          </table:table-cell>
          <table:table-cell table:formula="of:=([.J17]*2-1)*[.B17]*(-1)" office:value-type="float" office:value="0.315346666666668" calcext:value-type="float">
            <text:p>0,315</text:p>
          </table:table-cell>
          <table:table-cell table:formula="of:=([.J17]*2+1)*[.B17]" office:value-type="float" office:value="-0.449346666666668" calcext:value-type="float">
            <text:p>-0,449</text:p>
          </table:table-cell>
          <table:table-cell table:number-columns-repeated="4"/>
          <table:table-cell table:style-name="ce1" table:formula="of:=[.M17]/5-1" office:value-type="float" office:value="1.85333333333334" calcext:value-type="float">
            <text:p>1,85</text:p>
          </table:table-cell>
          <table:table-cell table:style-name="ce1" table:formula="of:=PRODUCT([.M17];0.2)" office:value-type="float" office:value="2.85333333333334" calcext:value-type="float">
            <text:p>2,85</text:p>
          </table:table-cell>
          <table:table-cell table:style-name="ce1" table:formula="of:=[.M17]/5+1" office:value-type="float" office:value="3.85333333333334" calcext:value-type="float">
            <text:p>3,85</text:p>
          </table:table-cell>
          <table:table-cell/>
          <table:table-cell table:style-name="ce1" table:formula="of:=SUM([.N17:.BW17])/15" office:value-type="float" office:value="14.2666666666667" calcext:value-type="float">
            <text:p>14,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ad_engine_transport</text:p>
          </table:table-cell>
          <table:table-cell office:value-type="float" office:value="-0.21" calcext:value-type="float">
            <text:p>-0,21</text:p>
          </table:table-cell>
          <table:table-cell table:formula="of:=([.J18]*2-1)*[.B18]*(-1)" office:value-type="float" office:value="0.3444" calcext:value-type="float">
            <text:p>0,344</text:p>
          </table:table-cell>
          <table:table-cell table:formula="of:=([.J18]*2+1)*[.B18]" office:value-type="float" office:value="-0.7644" calcext:value-type="float">
            <text:p>-0,764</text:p>
          </table:table-cell>
          <table:table-cell table:number-columns-repeated="4"/>
          <table:table-cell table:style-name="ce1" table:formula="of:=[.M18]/5-1" office:value-type="float" office:value="0.32" calcext:value-type="float">
            <text:p>0,32</text:p>
          </table:table-cell>
          <table:table-cell table:style-name="ce1" table:formula="of:=PRODUCT([.M18];0.2)" office:value-type="float" office:value="1.32" calcext:value-type="float">
            <text:p>1,32</text:p>
          </table:table-cell>
          <table:table-cell table:style-name="ce1" table:formula="of:=[.M18]/5+1" office:value-type="float" office:value="2.32" calcext:value-type="float">
            <text:p>2,32</text:p>
          </table:table-cell>
          <table:table-cell/>
          <table:table-cell table:style-name="ce1" table:formula="of:=SUM([.N18:.BW18])/15" office:value-type="float" office:value="6.6" calcext:value-type="float">
            <text:p>6,60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64"/>
        </table:table-row>
        <table:table-row table:style-name="ro1">
          <table:table-cell office:value-type="string" calcext:value-type="string">
            <text:p>afrika_brigade</text:p>
          </table:table-cell>
          <table:table-cell table:number-columns-repeated="6"/>
          <table:table-cell table:formula="of:=SUM([.I20];(-1))" office:value-type="float" office:value="-0.546666666666667" calcext:value-type="float">
            <text:p>-0,547</text:p>
          </table:table-cell>
          <table:table-cell table:style-name="ce1" table:formula="of:=[.L20]/5-1" office:value-type="float" office:value="0.453333333333333" calcext:value-type="float">
            <text:p>0,45</text:p>
          </table:table-cell>
          <table:table-cell table:style-name="ce1" table:formula="of:=PRODUCT([.L20];0.2)" office:value-type="float" office:value="1.45333333333333" calcext:value-type="float">
            <text:p>1,45</text:p>
          </table:table-cell>
          <table:table-cell table:style-name="ce1" table:formula="of:=[.L20]/5+1" office:value-type="float" office:value="2.45333333333333" calcext:value-type="float">
            <text:p>2,45</text:p>
          </table:table-cell>
          <table:table-cell table:style-name="ce1" table:formula="of:=SUM([.M20:.AU20])/15" office:value-type="float" office:value="7.2666666666666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irborne_combined_arms_brigade</text:p>
          </table:table-cell>
          <table:table-cell office:value-type="float" office:value="-0.07" calcext:value-type="float">
            <text:p>-0,07</text:p>
          </table:table-cell>
          <table:table-cell table:formula="of:=([.J21]*2-1)*[.B21]*(-1)" office:value-type="float" office:value="0.0849333333333338" calcext:value-type="float">
            <text:p>0,085</text:p>
          </table:table-cell>
          <table:table-cell table:formula="of:=([.J21]*2+1)*[.B21]" office:value-type="float" office:value="-0.224933333333334" calcext:value-type="float">
            <text:p>-0,225</text:p>
          </table:table-cell>
          <table:table-cell table:number-columns-repeated="3"/>
          <table:table-cell table:formula="of:=SUM([.I21];(-1))" office:value-type="float" office:value="-0.893333333333333" calcext:value-type="float">
            <text:p>-0,893</text:p>
          </table:table-cell>
          <table:table-cell table:style-name="ce1" table:formula="of:=[.L21]/5-1" office:value-type="float" office:value="0.106666666666667" calcext:value-type="float">
            <text:p>0,11</text:p>
          </table:table-cell>
          <table:table-cell table:style-name="ce1" table:formula="of:=PRODUCT([.L21];0.2)" office:value-type="float" office:value="1.10666666666667" calcext:value-type="float">
            <text:p>1,11</text:p>
          </table:table-cell>
          <table:table-cell table:style-name="ce1" table:formula="of:=[.L21]/5+1" office:value-type="float" office:value="2.10666666666667" calcext:value-type="float">
            <text:p>2,11</text:p>
          </table:table-cell>
          <table:table-cell table:style-name="ce1" table:formula="of:=SUM([.M21:.AU21])/15" office:value-type="float" office:value="5.53333333333333" calcext:value-type="float">
            <text:p>5,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irborne_engineer_bat</text:p>
          </table:table-cell>
          <table:table-cell office:value-type="float" office:value="-0.023" calcext:value-type="float">
            <text:p>-0,023</text:p>
          </table:table-cell>
          <table:table-cell table:formula="of:=([.J22]*2-1)*[.B22]*(-1)" office:value-type="float" office:value="0.00337333333333332" calcext:value-type="float">
            <text:p>0,003</text:p>
          </table:table-cell>
          <table:table-cell table:formula="of:=([.J22]*2+1)*[.B22]" office:value-type="float" office:value="-0.0493733333333333" calcext:value-type="float">
            <text:p>-0,049</text:p>
          </table:table-cell>
          <table:table-cell table:number-columns-repeated="3"/>
          <table:table-cell table:formula="of:=SUM([.I22];(-1))" office:value-type="float" office:value="-1.42666666666667" calcext:value-type="float">
            <text:p>-1,427</text:p>
          </table:table-cell>
          <table:table-cell table:style-name="ce1" table:formula="of:=[.L22]/5-1" office:value-type="float" office:value="-0.426666666666667" calcext:value-type="float">
            <text:p>-0,43</text:p>
          </table:table-cell>
          <table:table-cell table:style-name="ce1" table:formula="of:=PRODUCT([.L22];0.2)" office:value-type="float" office:value="0.573333333333333" calcext:value-type="float">
            <text:p>0,57</text:p>
          </table:table-cell>
          <table:table-cell table:style-name="ce1" table:formula="of:=[.L22]/5+1" office:value-type="float" office:value="1.57333333333333" calcext:value-type="float">
            <text:p>1,57</text:p>
          </table:table-cell>
          <table:table-cell table:style-name="ce1" table:formula="of:=SUM([.M22:.AU22])/15" office:value-type="float" office:value="2.86666666666667" calcext:value-type="float">
            <text:p>2,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irborne_artillery_brigade</text:p>
          </table:table-cell>
          <table:table-cell office:value-type="float" office:value="-0.03" calcext:value-type="float">
            <text:p>-0,03</text:p>
          </table:table-cell>
          <table:table-cell table:formula="of:=([.J23]*2-1)*[.B23]*(-1)" office:value-type="float" office:value="0.00199999999999998" calcext:value-type="float">
            <text:p>0,002</text:p>
          </table:table-cell>
          <table:table-cell table:formula="of:=([.J23]*2+1)*[.B23]" office:value-type="float" office:value="-0.062" calcext:value-type="float">
            <text:p>-0,062</text:p>
          </table:table-cell>
          <table:table-cell table:number-columns-repeated="3"/>
          <table:table-cell table:formula="of:=SUM([.I23];(-1))" office:value-type="float" office:value="-1.46666666666667" calcext:value-type="float">
            <text:p>-1,467</text:p>
          </table:table-cell>
          <table:table-cell table:style-name="ce1" table:formula="of:=[.L23]/5-1" office:value-type="float" office:value="-0.466666666666667" calcext:value-type="float">
            <text:p>-0,47</text:p>
          </table:table-cell>
          <table:table-cell table:style-name="ce1" table:formula="of:=PRODUCT([.L23];0.2)" office:value-type="float" office:value="0.533333333333333" calcext:value-type="float">
            <text:p>0,53</text:p>
          </table:table-cell>
          <table:table-cell table:style-name="ce1" table:formula="of:=[.L23]/5+1" office:value-type="float" office:value="1.53333333333333" calcext:value-type="float">
            <text:p>1,53</text:p>
          </table:table-cell>
          <table:table-cell table:style-name="ce1" table:formula="of:=SUM([.M23:.AU23])/15" office:value-type="float" office:value="2.66666666666667" calcext:value-type="float">
            <text:p>2,6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rlanding_infantry_brigade</text:p>
          </table:table-cell>
          <table:table-cell office:value-type="float" office:value="-0.046" calcext:value-type="float">
            <text:p>-0,046</text:p>
          </table:table-cell>
          <table:table-cell table:formula="of:=([.J24]*2-1)*[.B24]*(-1)" office:value-type="float" office:value="0.0668533333333336" calcext:value-type="float">
            <text:p>0,067</text:p>
          </table:table-cell>
          <table:table-cell table:formula="of:=([.J24]*2+1)*[.B24]" office:value-type="float" office:value="-0.158853333333334" calcext:value-type="float">
            <text:p>-0,159</text:p>
          </table:table-cell>
          <table:table-cell table:number-columns-repeated="3"/>
          <table:table-cell table:formula="of:=SUM([.I24];(-1))" office:value-type="float" office:value="-0.773333333333333" calcext:value-type="float">
            <text:p>-0,773</text:p>
          </table:table-cell>
          <table:table-cell table:style-name="ce1" table:formula="of:=[.L24]/5-1" office:value-type="float" office:value="0.226666666666667" calcext:value-type="float">
            <text:p>0,23</text:p>
          </table:table-cell>
          <table:table-cell table:style-name="ce1" table:formula="of:=PRODUCT([.L24];0.2)" office:value-type="float" office:value="1.22666666666667" calcext:value-type="float">
            <text:p>1,23</text:p>
          </table:table-cell>
          <table:table-cell table:style-name="ce1" table:formula="of:=[.L24]/5+1" office:value-type="float" office:value="2.22666666666667" calcext:value-type="float">
            <text:p>2,23</text:p>
          </table:table-cell>
          <table:table-cell table:style-name="ce1" table:formula="of:=SUM([.M24:.AU24])/15" office:value-type="float" office:value="6.13333333333333" calcext:value-type="float">
            <text:p>6,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nti_air_brigade</text:p>
          </table:table-cell>
          <table:table-cell office:value-type="float" office:value="-0.012" calcext:value-type="float">
            <text:p>-0,012</text:p>
          </table:table-cell>
          <table:table-cell table:formula="of:=([.J25]*2-1)*[.B25]*(-1)" office:value-type="float" office:value="0.0328000000000001" calcext:value-type="float">
            <text:p>0,033</text:p>
          </table:table-cell>
          <table:table-cell table:formula="of:=([.J25]*2+1)*[.B25]" office:value-type="float" office:value="-0.0568000000000001" calcext:value-type="float">
            <text:p>-0,057</text:p>
          </table:table-cell>
          <table:table-cell table:number-columns-repeated="3"/>
          <table:table-cell table:formula="of:=SUM([.I25];(-1))" office:value-type="float" office:value="-0.133333333333333" calcext:value-type="float">
            <text:p>-0,133</text:p>
          </table:table-cell>
          <table:table-cell table:style-name="ce1" table:formula="of:=[.L25]/5-1" office:value-type="float" office:value="0.866666666666667" calcext:value-type="float">
            <text:p>0,87</text:p>
          </table:table-cell>
          <table:table-cell table:style-name="ce1" table:formula="of:=PRODUCT([.L25];0.2)" office:value-type="float" office:value="1.86666666666667" calcext:value-type="float">
            <text:p>1,87</text:p>
          </table:table-cell>
          <table:table-cell table:style-name="ce1" table:formula="of:=[.L25]/5+1" office:value-type="float" office:value="2.86666666666667" calcext:value-type="float">
            <text:p>2,87</text:p>
          </table:table-cell>
          <table:table-cell table:style-name="ce1" table:formula="of:=SUM([.M25:.AU25])/15" office:value-type="float" office:value="9.33333333333333" calcext:value-type="float">
            <text:p>9,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ti_tank_brigade</text:p>
          </table:table-cell>
          <table:table-cell office:value-type="float" office:value="-0.013" calcext:value-type="float">
            <text:p>-0,013</text:p>
          </table:table-cell>
          <table:table-cell table:formula="of:=([.J26]*2-1)*[.B26]*(-1)" office:value-type="float" office:value="0.0247866666666666" calcext:value-type="float">
            <text:p>0,025</text:p>
          </table:table-cell>
          <table:table-cell table:formula="of:=([.J26]*2+1)*[.B26]" office:value-type="float" office:value="-0.0507866666666666" calcext:value-type="float">
            <text:p>-0,051</text:p>
          </table:table-cell>
          <table:table-cell table:number-columns-repeated="3"/>
          <table:table-cell table:formula="of:=SUM([.I26];(-1))" office:value-type="float" office:value="-0.546666666666667" calcext:value-type="float">
            <text:p>-0,547</text:p>
          </table:table-cell>
          <table:table-cell table:style-name="ce1" table:formula="of:=[.L26]/5-1" office:value-type="float" office:value="0.453333333333333" calcext:value-type="float">
            <text:p>0,45</text:p>
          </table:table-cell>
          <table:table-cell table:style-name="ce1" table:formula="of:=PRODUCT([.L26];0.2)" office:value-type="float" office:value="1.45333333333333" calcext:value-type="float">
            <text:p>1,45</text:p>
          </table:table-cell>
          <table:table-cell table:style-name="ce1" table:formula="of:=[.L26]/5+1" office:value-type="float" office:value="2.45333333333333" calcext:value-type="float">
            <text:p>2,45</text:p>
          </table:table-cell>
          <table:table-cell table:style-name="ce1" table:formula="of:=SUM([.M26:.AU26])/15" office:value-type="float" office:value="7.2666666666666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zac_brigade</text:p>
          </table:table-cell>
          <table:table-cell office:value-type="float" office:value="-0.041" calcext:value-type="float">
            <text:p>-0,041</text:p>
          </table:table-cell>
          <table:table-cell table:formula="of:=([.J27]*2-1)*[.B27]*(-1)" office:value-type="float" office:value="0.0530266666666669" calcext:value-type="float">
            <text:p>0,053</text:p>
          </table:table-cell>
          <table:table-cell table:formula="of:=([.J27]*2+1)*[.B27]" office:value-type="float" office:value="-0.135026666666667" calcext:value-type="float">
            <text:p>-0,135</text:p>
          </table:table-cell>
          <table:table-cell table:number-columns-repeated="3"/>
          <table:table-cell table:formula="of:=SUM([.I27];(-1))" office:value-type="float" office:value="-0.853333333333333" calcext:value-type="float">
            <text:p>-0,853</text:p>
          </table:table-cell>
          <table:table-cell table:style-name="ce1" table:formula="of:=[.L27]/5-1" office:value-type="float" office:value="0.146666666666667" calcext:value-type="float">
            <text:p>0,15</text:p>
          </table:table-cell>
          <table:table-cell table:style-name="ce1" table:formula="of:=PRODUCT([.L27];0.2)" office:value-type="float" office:value="1.14666666666667" calcext:value-type="float">
            <text:p>1,15</text:p>
          </table:table-cell>
          <table:table-cell table:style-name="ce1" table:formula="of:=[.L27]/5+1" office:value-type="float" office:value="2.14666666666667" calcext:value-type="float">
            <text:p>2,15</text:p>
          </table:table-cell>
          <table:table-cell table:style-name="ce1" table:formula="of:=SUM([.M27:.AU27])/15" office:value-type="float" office:value="5.73333333333333" calcext:value-type="float">
            <text:p>5,7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_brigade</text:p>
          </table:table-cell>
          <table:table-cell office:value-type="float" office:value="-0.181" calcext:value-type="float">
            <text:p>-0,181</text:p>
          </table:table-cell>
          <table:table-cell table:formula="of:=([.J28]*2-1)*[.B28]*(-1)" office:value-type="float" office:value="0.451293333333335" calcext:value-type="float">
            <text:p>0,451</text:p>
          </table:table-cell>
          <table:table-cell table:formula="of:=([.J28]*2+1)*[.B28]" office:value-type="float" office:value="-0.813293333333334" calcext:value-type="float">
            <text:p>-0,813</text:p>
          </table:table-cell>
          <table:table-cell table:number-columns-repeated="3"/>
          <table:table-cell table:formula="of:=SUM([.I28];(-1))" office:value-type="float" office:value="-0.253333333333333" calcext:value-type="float">
            <text:p>-0,253</text:p>
          </table:table-cell>
          <table:table-cell table:style-name="ce1" table:formula="of:=[.L28]/5-1" office:value-type="float" office:value="0.746666666666667" calcext:value-type="float">
            <text:p>0,75</text:p>
          </table:table-cell>
          <table:table-cell table:style-name="ce1" table:formula="of:=PRODUCT([.L28];0.2)" office:value-type="float" office:value="1.74666666666667" calcext:value-type="float">
            <text:p>1,75</text:p>
          </table:table-cell>
          <table:table-cell table:style-name="ce1" table:formula="of:=[.L28]/5+1" office:value-type="float" office:value="2.74666666666667" calcext:value-type="float">
            <text:p>2,75</text:p>
          </table:table-cell>
          <table:table-cell table:style-name="ce1" table:formula="of:=SUM([.M28:.AU28])/15" office:value-type="float" office:value="8.73333333333333" calcext:value-type="float">
            <text:p>8,7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rmor_bat</text:p>
          </table:table-cell>
          <table:table-cell office:value-type="float" office:value="-0.11" calcext:value-type="float">
            <text:p>-0,11</text:p>
          </table:table-cell>
          <table:table-cell table:formula="of:=([.J29]*2-1)*[.B29]*(-1)" office:value-type="float" office:value="0.256666666666667" calcext:value-type="float">
            <text:p>0,257</text:p>
          </table:table-cell>
          <table:table-cell table:formula="of:=([.J29]*2+1)*[.B29]" office:value-type="float" office:value="-0.476666666666667" calcext:value-type="float">
            <text:p>-0,477</text:p>
          </table:table-cell>
          <table:table-cell table:number-columns-repeated="3"/>
          <table:table-cell table:formula="of:=SUM([.I29];(-1))" office:value-type="float" office:value="-0.333333333333333" calcext:value-type="float">
            <text:p>-0,333</text:p>
          </table:table-cell>
          <table:table-cell table:style-name="ce1" table:formula="of:=[.L29]/5-1" office:value-type="float" office:value="0.666666666666667" calcext:value-type="float">
            <text:p>0,67</text:p>
          </table:table-cell>
          <table:table-cell table:style-name="ce1" table:formula="of:=PRODUCT([.L29];0.2)" office:value-type="float" office:value="1.66666666666667" calcext:value-type="float">
            <text:p>1,67</text:p>
          </table:table-cell>
          <table:table-cell table:style-name="ce1" table:formula="of:=[.L29]/5+1" office:value-type="float" office:value="2.66666666666667" calcext:value-type="float">
            <text:p>2,67</text:p>
          </table:table-cell>
          <table:table-cell table:style-name="ce1" table:formula="of:=SUM([.M29:.AU29])/15" office:value-type="float" office:value="8.33333333333333" calcext:value-type="float">
            <text:p>8,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ed_support_brigade</text:p>
          </table:table-cell>
          <table:table-cell/>
          <table:table-cell table:formula="of:=([.J30]*2-1)*[.B30]*(-1)" office:value-type="float" office:value="-0" calcext:value-type="float">
            <text:p>0,000</text:p>
          </table:table-cell>
          <table:table-cell table:formula="of:=([.J30]*2+1)*[.B30]" office:value-type="float" office:value="0" calcext:value-type="float">
            <text:p>0,000</text:p>
          </table:table-cell>
          <table:table-cell table:number-columns-repeated="3"/>
          <table:table-cell table:formula="of:=SUM([.I30];(-1))" office:value-type="float" office:value="-1.49333333333333" calcext:value-type="float">
            <text:p>-1,493</text:p>
          </table:table-cell>
          <table:table-cell table:style-name="ce1" table:formula="of:=[.L30]/5-1" office:value-type="float" office:value="-0.493333333333333" calcext:value-type="float">
            <text:p>-0,49</text:p>
          </table:table-cell>
          <table:table-cell table:style-name="ce1" table:formula="of:=PRODUCT([.L30];0.2)" office:value-type="float" office:value="0.506666666666667" calcext:value-type="float">
            <text:p>0,51</text:p>
          </table:table-cell>
          <table:table-cell table:style-name="ce1" table:formula="of:=[.L30]/5+1" office:value-type="float" office:value="1.50666666666667" calcext:value-type="float">
            <text:p>1,51</text:p>
          </table:table-cell>
          <table:table-cell table:style-name="ce1" table:formula="of:=SUM([.M30:.AU30])/15" office:value-type="float" office:value="2.53333333333333" calcext:value-type="float">
            <text:p>2,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ored_car_brigade</text:p>
          </table:table-cell>
          <table:table-cell office:value-type="float" office:value="-0.022" calcext:value-type="float">
            <text:p>-0,022</text:p>
          </table:table-cell>
          <table:table-cell table:formula="of:=([.J31]*2-1)*[.B31]*(-1)" office:value-type="float" office:value="0.05544" calcext:value-type="float">
            <text:p>0,055</text:p>
          </table:table-cell>
          <table:table-cell table:formula="of:=([.J31]*2+1)*[.B31]" office:value-type="float" office:value="-0.09944" calcext:value-type="float">
            <text:p>-0,099</text:p>
          </table:table-cell>
          <table:table-cell table:number-columns-repeated="3"/>
          <table:table-cell table:formula="of:=SUM([.I31];(-1))" office:value-type="float" office:value="-0.24" calcext:value-type="float">
            <text:p>-0,240</text:p>
          </table:table-cell>
          <table:table-cell table:style-name="ce1" table:formula="of:=[.L31]/5-1" office:value-type="float" office:value="0.76" calcext:value-type="float">
            <text:p>0,76</text:p>
          </table:table-cell>
          <table:table-cell table:style-name="ce1" table:formula="of:=PRODUCT([.L31];0.2)" office:value-type="float" office:value="1.76" calcext:value-type="float">
            <text:p>1,76</text:p>
          </table:table-cell>
          <table:table-cell table:style-name="ce1" table:formula="of:=[.L31]/5+1" office:value-type="float" office:value="2.76" calcext:value-type="float">
            <text:p>2,76</text:p>
          </table:table-cell>
          <table:table-cell table:style-name="ce1" table:formula="of:=SUM([.M31:.AU31])/15" office:value-type="float" office:value="8.8" calcext:value-type="float">
            <text:p>8,8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ed_engineers_brigade</text:p>
          </table:table-cell>
          <table:table-cell office:value-type="float" office:value="-0.066" calcext:value-type="float">
            <text:p>-0,066</text:p>
          </table:table-cell>
          <table:table-cell table:formula="of:=([.J32]*2-1)*[.B32]*(-1)" office:value-type="float" office:value="0.28776" calcext:value-type="float">
            <text:p>0,288</text:p>
          </table:table-cell>
          <table:table-cell table:formula="of:=([.J32]*2+1)*[.B32]" office:value-type="float" office:value="-0.41976" calcext:value-type="float">
            <text:p>-0,420</text:p>
          </table:table-cell>
          <table:table-cell table:number-columns-repeated="3"/>
          <table:table-cell table:formula="of:=SUM([.I32];(-1))" office:value-type="float" office:value="0.68" calcext:value-type="float">
            <text:p>0,680</text:p>
          </table:table-cell>
          <table:table-cell table:style-name="ce1" table:formula="of:=[.L32]/5-1" office:value-type="float" office:value="1.68" calcext:value-type="float">
            <text:p>1,68</text:p>
          </table:table-cell>
          <table:table-cell table:style-name="ce1" table:formula="of:=PRODUCT([.L32];0.2)" office:value-type="float" office:value="2.68" calcext:value-type="float">
            <text:p>2,68</text:p>
          </table:table-cell>
          <table:table-cell table:style-name="ce1" table:formula="of:=[.L32]/5+1" office:value-type="float" office:value="3.68" calcext:value-type="float">
            <text:p>3,68</text:p>
          </table:table-cell>
          <table:table-cell table:style-name="ce1" table:formula="of:=SUM([.M32:.AU32])/15" office:value-type="float" office:value="13.4" calcext:value-type="float">
            <text:p>13,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rtillery_brigade</text:p>
          </table:table-cell>
          <table:table-cell office:value-type="float" office:value="-0.024" calcext:value-type="float">
            <text:p>-0,024</text:p>
          </table:table-cell>
          <table:table-cell table:formula="of:=([.J33]*2-1)*[.B33]*(-1)" office:value-type="float" office:value="0.0208" calcext:value-type="float">
            <text:p>0,021</text:p>
          </table:table-cell>
          <table:table-cell table:formula="of:=([.J33]*2+1)*[.B33]" office:value-type="float" office:value="-0.0688" calcext:value-type="float">
            <text:p>-0,069</text:p>
          </table:table-cell>
          <table:table-cell table:number-columns-repeated="3"/>
          <table:table-cell table:formula="of:=SUM([.I33];(-1))" office:value-type="float" office:value="-1.06666666666667" calcext:value-type="float">
            <text:p>-1,067</text:p>
          </table:table-cell>
          <table:table-cell table:style-name="ce1" table:formula="of:=[.L33]/5-1" office:value-type="float" office:value="-0.0666666666666667" calcext:value-type="float">
            <text:p>-0,07</text:p>
          </table:table-cell>
          <table:table-cell table:style-name="ce1" table:formula="of:=PRODUCT([.L33];0.2)" office:value-type="float" office:value="0.933333333333333" calcext:value-type="float">
            <text:p>0,93</text:p>
          </table:table-cell>
          <table:table-cell table:style-name="ce1" table:formula="of:=[.L33]/5+1" office:value-type="float" office:value="1.93333333333333" calcext:value-type="float">
            <text:p>1,93</text:p>
          </table:table-cell>
          <table:table-cell table:style-name="ce1" table:formula="of:=SUM([.M33:.AU33])/15" office:value-type="float" office:value="4.66666666666667" calcext:value-type="float">
            <text:p>4,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ssault_gun_brigade</text:p>
          </table:table-cell>
          <table:table-cell office:value-type="float" office:value="-0.106" calcext:value-type="float">
            <text:p>-0,106</text:p>
          </table:table-cell>
          <table:table-cell table:formula="of:=([.J34]*2-1)*[.B34]*(-1)" office:value-type="float" office:value="0.24168" calcext:value-type="float">
            <text:p>0,242</text:p>
          </table:table-cell>
          <table:table-cell table:formula="of:=([.J34]*2+1)*[.B34]" office:value-type="float" office:value="-0.45368" calcext:value-type="float">
            <text:p>-0,454</text:p>
          </table:table-cell>
          <table:table-cell table:number-columns-repeated="3"/>
          <table:table-cell table:formula="of:=SUM([.I34];(-1))" office:value-type="float" office:value="-0.36" calcext:value-type="float">
            <text:p>-0,360</text:p>
          </table:table-cell>
          <table:table-cell table:style-name="ce1" table:formula="of:=[.L34]/5-1" office:value-type="float" office:value="0.64" calcext:value-type="float">
            <text:p>0,64</text:p>
          </table:table-cell>
          <table:table-cell table:style-name="ce1" table:formula="of:=PRODUCT([.L34];0.2)" office:value-type="float" office:value="1.64" calcext:value-type="float">
            <text:p>1,64</text:p>
          </table:table-cell>
          <table:table-cell table:style-name="ce1" table:formula="of:=[.L34]/5+1" office:value-type="float" office:value="2.64" calcext:value-type="float">
            <text:p>2,64</text:p>
          </table:table-cell>
          <table:table-cell table:style-name="ce1" table:formula="of:=SUM([.M34:.AU34])/15" office:value-type="float" office:value="8.2" calcext:value-type="float">
            <text:p>8,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NG_truck_transport</text:p>
          </table:table-cell>
          <table:table-cell office:value-type="float" office:value="-0.042" calcext:value-type="float">
            <text:p>-0,042</text:p>
          </table:table-cell>
          <table:table-cell table:formula="of:=([.J35]*2-1)*[.B35]*(-1)" office:value-type="float" office:value="0.0442400000000003" calcext:value-type="float">
            <text:p>0,044</text:p>
          </table:table-cell>
          <table:table-cell table:formula="of:=([.J35]*2+1)*[.B35]" office:value-type="float" office:value="-0.12824" calcext:value-type="float">
            <text:p>-0,128</text:p>
          </table:table-cell>
          <table:table-cell table:number-columns-repeated="3"/>
          <table:table-cell table:formula="of:=SUM([.I35];(-1))" office:value-type="float" office:value="-0.973333333333333" calcext:value-type="float">
            <text:p>-0,973</text:p>
          </table:table-cell>
          <table:table-cell table:style-name="ce1" table:formula="of:=[.L35]/5-1" office:value-type="float" office:value="0.0266666666666668" calcext:value-type="float">
            <text:p>0,03</text:p>
          </table:table-cell>
          <table:table-cell table:style-name="ce1" table:formula="of:=PRODUCT([.L35];0.2)" office:value-type="float" office:value="1.02666666666667" calcext:value-type="float">
            <text:p>1,03</text:p>
          </table:table-cell>
          <table:table-cell table:style-name="ce1" table:formula="of:=[.L35]/5+1" office:value-type="float" office:value="2.02666666666667" calcext:value-type="float">
            <text:p>2,03</text:p>
          </table:table-cell>
          <table:table-cell table:style-name="ce1" table:formula="of:=SUM([.M35:.AU35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el_transport</text:p>
          </table:table-cell>
          <table:table-cell office:value-type="float" office:value="-0.012" calcext:value-type="float">
            <text:p>-0,012</text:p>
          </table:table-cell>
          <table:table-cell table:formula="of:=([.J36]*2-1)*[.B36]*(-1)" office:value-type="float" office:value="0.00304000000000001" calcext:value-type="float">
            <text:p>0,003</text:p>
          </table:table-cell>
          <table:table-cell table:formula="of:=([.J36]*2+1)*[.B36]" office:value-type="float" office:value="-0.02704" calcext:value-type="float">
            <text:p>-0,027</text:p>
          </table:table-cell>
          <table:table-cell table:number-columns-repeated="3"/>
          <table:table-cell table:formula="of:=SUM([.I36];(-1))" office:value-type="float" office:value="-1.37333333333333" calcext:value-type="float">
            <text:p>-1,373</text:p>
          </table:table-cell>
          <table:table-cell table:style-name="ce1" table:formula="of:=[.L36]/5-1" office:value-type="float" office:value="-0.373333333333333" calcext:value-type="float">
            <text:p>-0,37</text:p>
          </table:table-cell>
          <table:table-cell table:style-name="ce1" table:formula="of:=PRODUCT([.L36];0.2)" office:value-type="float" office:value="0.626666666666667" calcext:value-type="float">
            <text:p>0,63</text:p>
          </table:table-cell>
          <table:table-cell table:style-name="ce1" table:formula="of:=[.L36]/5+1" office:value-type="float" office:value="1.62666666666667" calcext:value-type="float">
            <text:p>1,63</text:p>
          </table:table-cell>
          <table:table-cell table:style-name="ce1" table:formula="of:=SUM([.M36:.AU36])/15" office:value-type="float" office:value="3.13333333333333" calcext:value-type="float">
            <text:p>3,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valry_brigade</text:p>
          </table:table-cell>
          <table:table-cell office:value-type="float" office:value="-0.025" calcext:value-type="float">
            <text:p>-0,025</text:p>
          </table:table-cell>
          <table:table-cell table:formula="of:=([.J37]*2-1)*[.B37]*(-1)" office:value-type="float" office:value="0.0156666666666667" calcext:value-type="float">
            <text:p>0,016</text:p>
          </table:table-cell>
          <table:table-cell table:formula="of:=([.J37]*2+1)*[.B37]" office:value-type="float" office:value="-0.0656666666666666" calcext:value-type="float">
            <text:p>-0,066</text:p>
          </table:table-cell>
          <table:table-cell table:number-columns-repeated="3"/>
          <table:table-cell table:formula="of:=SUM([.I37];(-1))" office:value-type="float" office:value="-1.18666666666667" calcext:value-type="float">
            <text:p>-1,187</text:p>
          </table:table-cell>
          <table:table-cell table:style-name="ce1" table:formula="of:=[.L37]/5-1" office:value-type="float" office:value="-0.186666666666667" calcext:value-type="float">
            <text:p>-0,19</text:p>
          </table:table-cell>
          <table:table-cell table:style-name="ce1" table:formula="of:=PRODUCT([.L37];0.2)" office:value-type="float" office:value="0.813333333333333" calcext:value-type="float">
            <text:p>0,81</text:p>
          </table:table-cell>
          <table:table-cell table:style-name="ce1" table:formula="of:=[.L37]/5+1" office:value-type="float" office:value="1.81333333333333" calcext:value-type="float">
            <text:p>1,81</text:p>
          </table:table-cell>
          <table:table-cell table:style-name="ce1" table:formula="of:=SUM([.M37:.AU37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ivilian_truck_transport</text:p>
          </table:table-cell>
          <table:table-cell office:value-type="float" office:value="-0.026" calcext:value-type="float">
            <text:p>-0,026</text:p>
          </table:table-cell>
          <table:table-cell table:formula="of:=([.J38]*2-1)*[.B38]*(-1)" office:value-type="float" office:value="0.0273866666666668" calcext:value-type="float">
            <text:p>0,027</text:p>
          </table:table-cell>
          <table:table-cell table:formula="of:=([.J38]*2+1)*[.B38]" office:value-type="float" office:value="-0.0793866666666668" calcext:value-type="float">
            <text:p>-0,079</text:p>
          </table:table-cell>
          <table:table-cell table:number-columns-repeated="3"/>
          <table:table-cell table:formula="of:=SUM([.I38];(-1))" office:value-type="float" office:value="-0.973333333333333" calcext:value-type="float">
            <text:p>-0,973</text:p>
          </table:table-cell>
          <table:table-cell table:style-name="ce1" table:formula="of:=[.L38]/5-1" office:value-type="float" office:value="0.0266666666666668" calcext:value-type="float">
            <text:p>0,03</text:p>
          </table:table-cell>
          <table:table-cell table:style-name="ce1" table:formula="of:=PRODUCT([.L38];0.2)" office:value-type="float" office:value="1.02666666666667" calcext:value-type="float">
            <text:p>1,03</text:p>
          </table:table-cell>
          <table:table-cell table:style-name="ce1" table:formula="of:=[.L38]/5+1" office:value-type="float" office:value="2.02666666666667" calcext:value-type="float">
            <text:p>2,03</text:p>
          </table:table-cell>
          <table:table-cell table:style-name="ce1" table:formula="of:=SUM([.M38:.AU38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lonial_cavalry_brigade</text:p>
          </table:table-cell>
          <table:table-cell office:value-type="float" office:value="-0.025" calcext:value-type="float">
            <text:p>-0,025</text:p>
          </table:table-cell>
          <table:table-cell table:formula="of:=([.J39]*2-1)*[.B39]*(-1)" office:value-type="float" office:value="0.0156666666666667" calcext:value-type="float">
            <text:p>0,016</text:p>
          </table:table-cell>
          <table:table-cell table:formula="of:=([.J39]*2+1)*[.B39]" office:value-type="float" office:value="-0.0656666666666666" calcext:value-type="float">
            <text:p>-0,066</text:p>
          </table:table-cell>
          <table:table-cell table:number-columns-repeated="3"/>
          <table:table-cell table:formula="of:=SUM([.I39];(-1))" office:value-type="float" office:value="-1.18666666666667" calcext:value-type="float">
            <text:p>-1,187</text:p>
          </table:table-cell>
          <table:table-cell table:style-name="ce1" table:formula="of:=[.L39]/5-1" office:value-type="float" office:value="-0.186666666666667" calcext:value-type="float">
            <text:p>-0,19</text:p>
          </table:table-cell>
          <table:table-cell table:style-name="ce1" table:formula="of:=PRODUCT([.L39];0.2)" office:value-type="float" office:value="0.813333333333333" calcext:value-type="float">
            <text:p>0,81</text:p>
          </table:table-cell>
          <table:table-cell table:style-name="ce1" table:formula="of:=[.L39]/5+1" office:value-type="float" office:value="1.81333333333333" calcext:value-type="float">
            <text:p>1,81</text:p>
          </table:table-cell>
          <table:table-cell table:style-name="ce1" table:formula="of:=SUM([.M39:.AU39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infantry_brigade</text:p>
          </table:table-cell>
          <table:table-cell office:value-type="float" office:value="-0.041" calcext:value-type="float">
            <text:p>-0,041</text:p>
          </table:table-cell>
          <table:table-cell table:formula="of:=([.J40]*2-1)*[.B40]*(-1)" office:value-type="float" office:value="0.0388133333333333" calcext:value-type="float">
            <text:p>0,039</text:p>
          </table:table-cell>
          <table:table-cell table:formula="of:=([.J40]*2+1)*[.B40]" office:value-type="float" office:value="-0.120813333333333" calcext:value-type="float">
            <text:p>-0,121</text:p>
          </table:table-cell>
          <table:table-cell table:number-columns-repeated="3"/>
          <table:table-cell table:formula="of:=SUM([.I40];(-1))" office:value-type="float" office:value="-1.02666666666667" calcext:value-type="float">
            <text:p>-1,027</text:p>
          </table:table-cell>
          <table:table-cell table:style-name="ce1" table:formula="of:=[.L40]/5-1" office:value-type="float" office:value="-0.0266666666666667" calcext:value-type="float">
            <text:p>-0,03</text:p>
          </table:table-cell>
          <table:table-cell table:style-name="ce1" table:formula="of:=PRODUCT([.L40];0.2)" office:value-type="float" office:value="0.973333333333333" calcext:value-type="float">
            <text:p>0,97</text:p>
          </table:table-cell>
          <table:table-cell table:style-name="ce1" table:formula="of:=[.L40]/5+1" office:value-type="float" office:value="1.97333333333333" calcext:value-type="float">
            <text:p>1,97</text:p>
          </table:table-cell>
          <table:table-cell table:style-name="ce1" table:formula="of:=SUM([.M40:.AU40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onial_light_infantry_brigade</text:p>
          </table:table-cell>
          <table:table-cell office:value-type="float" office:value="-0.035" calcext:value-type="float">
            <text:p>-0,035</text:p>
          </table:table-cell>
          <table:table-cell table:formula="of:=([.J41]*2-1)*[.B41]*(-1)" office:value-type="float" office:value="0.0443333333333331" calcext:value-type="float">
            <text:p>0,044</text:p>
          </table:table-cell>
          <table:table-cell table:formula="of:=([.J41]*2+1)*[.B41]" office:value-type="float" office:value="-0.114333333333333" calcext:value-type="float">
            <text:p>-0,114</text:p>
          </table:table-cell>
          <table:table-cell table:number-columns-repeated="3"/>
          <table:table-cell table:formula="of:=SUM([.I41];(-1))" office:value-type="float" office:value="-0.866666666666667" calcext:value-type="float">
            <text:p>-0,867</text:p>
          </table:table-cell>
          <table:table-cell table:style-name="ce1" table:formula="of:=[.L41]/5-1" office:value-type="float" office:value="0.133333333333333" calcext:value-type="float">
            <text:p>0,13</text:p>
          </table:table-cell>
          <table:table-cell table:style-name="ce1" table:formula="of:=PRODUCT([.L41];0.2)" office:value-type="float" office:value="1.13333333333333" calcext:value-type="float">
            <text:p>1,13</text:p>
          </table:table-cell>
          <table:table-cell table:style-name="ce1" table:formula="of:=[.L41]/5+1" office:value-type="float" office:value="2.13333333333333" calcext:value-type="float">
            <text:p>2,13</text:p>
          </table:table-cell>
          <table:table-cell table:style-name="ce1" table:formula="of:=SUM([.M41:.AU41])/15" office:value-type="float" office:value="5.66666666666667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lonial_militia_brigade</text:p>
          </table:table-cell>
          <table:table-cell office:value-type="float" office:value="-0.016" calcext:value-type="float">
            <text:p>-0,016</text:p>
          </table:table-cell>
          <table:table-cell table:formula="of:=([.J42]*2-1)*[.B42]*(-1)" office:value-type="float" office:value="0.01216" calcext:value-type="float">
            <text:p>0,012</text:p>
          </table:table-cell>
          <table:table-cell table:formula="of:=([.J42]*2+1)*[.B42]" office:value-type="float" office:value="-0.04416" calcext:value-type="float">
            <text:p>-0,044</text:p>
          </table:table-cell>
          <table:table-cell table:number-columns-repeated="3"/>
          <table:table-cell table:formula="of:=SUM([.I42];(-1))" office:value-type="float" office:value="-1.12" calcext:value-type="float">
            <text:p>-1,120</text:p>
          </table:table-cell>
          <table:table-cell table:style-name="ce1" table:formula="of:=[.L42]/5-1" office:value-type="float" office:value="-0.12" calcext:value-type="float">
            <text:p>-0,12</text:p>
          </table:table-cell>
          <table:table-cell table:style-name="ce1" table:formula="of:=PRODUCT([.L42];0.2)" office:value-type="float" office:value="0.88" calcext:value-type="float">
            <text:p>0,88</text:p>
          </table:table-cell>
          <table:table-cell table:style-name="ce1" table:formula="of:=[.L42]/5+1" office:value-type="float" office:value="1.88" calcext:value-type="float">
            <text:p>1,88</text:p>
          </table:table-cell>
          <table:table-cell table:style-name="ce1" table:formula="of:=SUM([.M42:.AU42])/15" office:value-type="float" office:value="4.4" calcext:value-type="float">
            <text:p>4,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bergsjaeger_brigade</text:p>
          </table:table-cell>
          <table:table-cell office:value-type="float" office:value="-0.065" calcext:value-type="float">
            <text:p>-0,065</text:p>
          </table:table-cell>
          <table:table-cell table:formula="of:=([.J43]*2-1)*[.B43]*(-1)" office:value-type="float" office:value="0.0806" calcext:value-type="float">
            <text:p>0,081</text:p>
          </table:table-cell>
          <table:table-cell table:formula="of:=([.J43]*2+1)*[.B43]" office:value-type="float" office:value="-0.2106" calcext:value-type="float">
            <text:p>-0,211</text:p>
          </table:table-cell>
          <table:table-cell table:number-columns-repeated="3"/>
          <table:table-cell table:formula="of:=SUM([.I43];(-1))" office:value-type="float" office:value="-0.88" calcext:value-type="float">
            <text:p>-0,880</text:p>
          </table:table-cell>
          <table:table-cell table:style-name="ce1" table:formula="of:=[.L43]/5-1" office:value-type="float" office:value="0.12" calcext:value-type="float">
            <text:p>0,12</text:p>
          </table:table-cell>
          <table:table-cell table:style-name="ce1" table:formula="of:=PRODUCT([.L43];0.2)" office:value-type="float" office:value="1.12" calcext:value-type="float">
            <text:p>1,12</text:p>
          </table:table-cell>
          <table:table-cell table:style-name="ce1" table:formula="of:=[.L43]/5+1" office:value-type="float" office:value="2.12" calcext:value-type="float">
            <text:p>2,12</text:p>
          </table:table-cell>
          <table:table-cell table:style-name="ce1" table:formula="of:=SUM([.M43:.AU43])/15" office:value-type="float" office:value="5.6" calcext:value-type="float">
            <text:p>5,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mbined_arms_brigade</text:p>
          </table:table-cell>
          <table:table-cell office:value-type="float" office:value="-0.078" calcext:value-type="float">
            <text:p>-0,078</text:p>
          </table:table-cell>
          <table:table-cell table:formula="of:=([.J44]*2-1)*[.B44]*(-1)" office:value-type="float" office:value="0.21944" calcext:value-type="float">
            <text:p>0,219</text:p>
          </table:table-cell>
          <table:table-cell table:formula="of:=([.J44]*2+1)*[.B44]" office:value-type="float" office:value="-0.37544" calcext:value-type="float">
            <text:p>-0,375</text:p>
          </table:table-cell>
          <table:table-cell table:number-columns-repeated="3"/>
          <table:table-cell table:formula="of:=SUM([.I44];(-1))" office:value-type="float" office:value="-0.0933333333333333" calcext:value-type="float">
            <text:p>-0,093</text:p>
          </table:table-cell>
          <table:table-cell table:style-name="ce1" table:formula="of:=[.L44]/5-1" office:value-type="float" office:value="0.906666666666667" calcext:value-type="float">
            <text:p>0,91</text:p>
          </table:table-cell>
          <table:table-cell table:style-name="ce1" table:formula="of:=PRODUCT([.L44];0.2)" office:value-type="float" office:value="1.90666666666667" calcext:value-type="float">
            <text:p>1,91</text:p>
          </table:table-cell>
          <table:table-cell table:style-name="ce1" table:formula="of:=[.L44]/5+1" office:value-type="float" office:value="2.90666666666667" calcext:value-type="float">
            <text:p>2,91</text:p>
          </table:table-cell>
          <table:table-cell table:style-name="ce1" table:formula="of:=SUM([.M44:.AU44])/15" office:value-type="float" office:value="9.53333333333333" calcext:value-type="float">
            <text:p>9,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ommando_brigade</text:p>
          </table:table-cell>
          <table:table-cell office:value-type="float" office:value="-0.145" calcext:value-type="float">
            <text:p>-0,145</text:p>
          </table:table-cell>
          <table:table-cell table:formula="of:=([.J45]*2-1)*[.B45]*(-1)" office:value-type="float" office:value="0.1682" calcext:value-type="float">
            <text:p>0,168</text:p>
          </table:table-cell>
          <table:table-cell table:formula="of:=([.J45]*2+1)*[.B45]" office:value-type="float" office:value="-0.4582" calcext:value-type="float">
            <text:p>-0,458</text:p>
          </table:table-cell>
          <table:table-cell table:number-columns-repeated="3"/>
          <table:table-cell table:formula="of:=SUM([.I45];(-1))" office:value-type="float" office:value="-0.92" calcext:value-type="float">
            <text:p>-0,920</text:p>
          </table:table-cell>
          <table:table-cell table:style-name="ce1" table:formula="of:=[.L45]/5-1" office:value-type="float" office:value="0.0800000000000001" calcext:value-type="float">
            <text:p>0,08</text:p>
          </table:table-cell>
          <table:table-cell table:style-name="ce1" table:formula="of:=PRODUCT([.L45];0.2)" office:value-type="float" office:value="1.08" calcext:value-type="float">
            <text:p>1,08</text:p>
          </table:table-cell>
          <table:table-cell table:style-name="ce1" table:formula="of:=[.L45]/5+1" office:value-type="float" office:value="2.08" calcext:value-type="float">
            <text:p>2,08</text:p>
          </table:table-cell>
          <table:table-cell table:style-name="ce1" table:formula="of:=SUM([.M45:.AU45])/15" office:value-type="float" office:value="5.4" calcext:value-type="float">
            <text:p>5,4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munist_militia_brigade</text:p>
          </table:table-cell>
          <table:table-cell office:value-type="float" office:value="-0.02" calcext:value-type="float">
            <text:p>-0,02</text:p>
          </table:table-cell>
          <table:table-cell table:formula="of:=([.J46]*2-1)*[.B46]*(-1)" office:value-type="float" office:value="0.0216" calcext:value-type="float">
            <text:p>0,022</text:p>
          </table:table-cell>
          <table:table-cell table:formula="of:=([.J46]*2+1)*[.B46]" office:value-type="float" office:value="-0.0616" calcext:value-type="float">
            <text:p>-0,062</text:p>
          </table:table-cell>
          <table:table-cell table:number-columns-repeated="3"/>
          <table:table-cell table:formula="of:=SUM([.I46];(-1))" office:value-type="float" office:value="-0.96" calcext:value-type="float">
            <text:p>-0,960</text:p>
          </table:table-cell>
          <table:table-cell table:style-name="ce1" table:formula="of:=[.L46]/5-1" office:value-type="float" office:value="0.04" calcext:value-type="float">
            <text:p>0,04</text:p>
          </table:table-cell>
          <table:table-cell table:style-name="ce1" table:formula="of:=PRODUCT([.L46];0.2)" office:value-type="float" office:value="1.04" calcext:value-type="float">
            <text:p>1,04</text:p>
          </table:table-cell>
          <table:table-cell table:style-name="ce1" table:formula="of:=[.L46]/5+1" office:value-type="float" office:value="2.04" calcext:value-type="float">
            <text:p>2,04</text:p>
          </table:table-cell>
          <table:table-cell table:style-name="ce1" table:formula="of:=SUM([.M46:.AU46])/15" office:value-type="float" office:value="5.2" calcext:value-type="float">
            <text:p>5,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nscript_brigade</text:p>
          </table:table-cell>
          <table:table-cell office:value-type="float" office:value="-0.014" calcext:value-type="float">
            <text:p>-0,014</text:p>
          </table:table-cell>
          <table:table-cell table:formula="of:=([.J47]*2-1)*[.B47]*(-1)" office:value-type="float" office:value="-0.0102666666666667" calcext:value-type="float">
            <text:p>-0,010</text:p>
          </table:table-cell>
          <table:table-cell table:formula="of:=([.J47]*2+1)*[.B47]" office:value-type="float" office:value="-0.0177333333333333" calcext:value-type="float">
            <text:p>-0,018</text:p>
          </table:table-cell>
          <table:table-cell table:number-columns-repeated="3"/>
          <table:table-cell table:formula="of:=SUM([.I47];(-1))" office:value-type="float" office:value="-1.86666666666667" calcext:value-type="float">
            <text:p>-1,867</text:p>
          </table:table-cell>
          <table:table-cell table:style-name="ce1" table:formula="of:=[.L47]/5-1" office:value-type="float" office:value="-0.866666666666667" calcext:value-type="float">
            <text:p>-0,87</text:p>
          </table:table-cell>
          <table:table-cell table:style-name="ce1" table:formula="of:=PRODUCT([.L47];0.2)" office:value-type="float" office:value="0.133333333333333" calcext:value-type="float">
            <text:p>0,13</text:p>
          </table:table-cell>
          <table:table-cell table:style-name="ce1" table:formula="of:=[.L47]/5+1" office:value-type="float" office:value="1.13333333333333" calcext:value-type="float">
            <text:p>1,13</text:p>
          </table:table-cell>
          <table:table-cell table:style-name="ce1" table:formula="of:=SUM([.M47:.AU47])/15" office:value-type="float" office:value="0.6666666666666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s_dasreich</text:p>
          </table:table-cell>
          <table:table-cell office:value-type="float" office:value="-0.157" calcext:value-type="float">
            <text:p>-0,157</text:p>
          </table:table-cell>
          <table:table-cell table:formula="of:=([.J48]*2-1)*[.B48]*(-1)" office:value-type="float" office:value="0.341213333333334" calcext:value-type="float">
            <text:p>0,341</text:p>
          </table:table-cell>
          <table:table-cell table:formula="of:=([.J48]*2+1)*[.B48]" office:value-type="float" office:value="-0.655213333333334" calcext:value-type="float">
            <text:p>-0,655</text:p>
          </table:table-cell>
          <table:table-cell table:number-columns-repeated="3"/>
          <table:table-cell table:formula="of:=SUM([.I48];(-1))" office:value-type="float" office:value="-0.413333333333333" calcext:value-type="float">
            <text:p>-0,413</text:p>
          </table:table-cell>
          <table:table-cell table:style-name="ce1" table:formula="of:=[.L48]/5-1" office:value-type="float" office:value="0.586666666666667" calcext:value-type="float">
            <text:p>0,59</text:p>
          </table:table-cell>
          <table:table-cell table:style-name="ce1" table:formula="of:=PRODUCT([.L48];0.2)" office:value-type="float" office:value="1.58666666666667" calcext:value-type="float">
            <text:p>1,59</text:p>
          </table:table-cell>
          <table:table-cell table:style-name="ce1" table:formula="of:=[.L48]/5+1" office:value-type="float" office:value="2.58666666666667" calcext:value-type="float">
            <text:p>2,59</text:p>
          </table:table-cell>
          <table:table-cell table:style-name="ce1" table:formula="of:=SUM([.M48:.AU48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sertrats_brigade</text:p>
          </table:table-cell>
          <table:table-cell/>
          <table:table-cell table:formula="of:=([.J49]*2-1)*[.B49]*(-1)" office:value-type="float" office:value="-0" calcext:value-type="float">
            <text:p>0,000</text:p>
          </table:table-cell>
          <table:table-cell table:formula="of:=([.J49]*2+1)*[.B49]" office:value-type="float" office:value="0" calcext:value-type="float">
            <text:p>0,000</text:p>
          </table:table-cell>
          <table:table-cell table:number-columns-repeated="3"/>
          <table:table-cell table:formula="of:=SUM([.I49];(-1))" office:value-type="float" office:value="-0.253333333333333" calcext:value-type="float">
            <text:p>-0,253</text:p>
          </table:table-cell>
          <table:table-cell table:style-name="ce1" table:formula="of:=[.L49]/5-1" office:value-type="float" office:value="0.746666666666667" calcext:value-type="float">
            <text:p>0,75</text:p>
          </table:table-cell>
          <table:table-cell table:style-name="ce1" table:formula="of:=PRODUCT([.L49];0.2)" office:value-type="float" office:value="1.74666666666667" calcext:value-type="float">
            <text:p>1,75</text:p>
          </table:table-cell>
          <table:table-cell table:style-name="ce1" table:formula="of:=[.L49]/5+1" office:value-type="float" office:value="2.74666666666667" calcext:value-type="float">
            <text:p>2,75</text:p>
          </table:table-cell>
          <table:table-cell table:style-name="ce1" table:formula="of:=SUM([.M49:.AU49])/15" office:value-type="float" office:value="8.73333333333333" calcext:value-type="float">
            <text:p>8,7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lite_light_infantry_battalion</text:p>
          </table:table-cell>
          <table:table-cell office:value-type="float" office:value="-0.03" calcext:value-type="float">
            <text:p>-0,03</text:p>
          </table:table-cell>
          <table:table-cell table:formula="of:=([.J50]*2-1)*[.B50]*(-1)" office:value-type="float" office:value="0.0595999999999998" calcext:value-type="float">
            <text:p>0,060</text:p>
          </table:table-cell>
          <table:table-cell table:formula="of:=([.J50]*2+1)*[.B50]" office:value-type="float" office:value="-0.1196" calcext:value-type="float">
            <text:p>-0,120</text:p>
          </table:table-cell>
          <table:table-cell table:number-columns-repeated="3"/>
          <table:table-cell table:formula="of:=SUM([.I50];(-1))" office:value-type="float" office:value="-0.506666666666667" calcext:value-type="float">
            <text:p>-0,507</text:p>
          </table:table-cell>
          <table:table-cell table:style-name="ce1" table:formula="of:=[.L50]/5-1" office:value-type="float" office:value="0.493333333333333" calcext:value-type="float">
            <text:p>0,49</text:p>
          </table:table-cell>
          <table:table-cell table:style-name="ce1" table:formula="of:=PRODUCT([.L50];0.2)" office:value-type="float" office:value="1.49333333333333" calcext:value-type="float">
            <text:p>1,49</text:p>
          </table:table-cell>
          <table:table-cell table:style-name="ce1" table:formula="of:=[.L50]/5+1" office:value-type="float" office:value="2.49333333333333" calcext:value-type="float">
            <text:p>2,49</text:p>
          </table:table-cell>
          <table:table-cell table:style-name="ce1" table:formula="of:=SUM([.M50:.AU50])/15" office:value-type="float" office:value="7.46666666666667" calcext:value-type="float">
            <text:p>7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ngineer_brigade</text:p>
          </table:table-cell>
          <table:table-cell office:value-type="float" office:value="-0.027" calcext:value-type="float">
            <text:p>-0,027</text:p>
          </table:table-cell>
          <table:table-cell table:formula="of:=([.J51]*2-1)*[.B51]*(-1)" office:value-type="float" office:value="0.0449999999999998" calcext:value-type="float">
            <text:p>0,045</text:p>
          </table:table-cell>
          <table:table-cell table:formula="of:=([.J51]*2+1)*[.B51]" office:value-type="float" office:value="-0.0989999999999998" calcext:value-type="float">
            <text:p>-0,099</text:p>
          </table:table-cell>
          <table:table-cell table:number-columns-repeated="3"/>
          <table:table-cell table:formula="of:=SUM([.I51];(-1))" office:value-type="float" office:value="-0.666666666666667" calcext:value-type="float">
            <text:p>-0,667</text:p>
          </table:table-cell>
          <table:table-cell table:style-name="ce1" table:formula="of:=[.L51]/5-1" office:value-type="float" office:value="0.333333333333333" calcext:value-type="float">
            <text:p>0,33</text:p>
          </table:table-cell>
          <table:table-cell table:style-name="ce1" table:formula="of:=PRODUCT([.L51];0.2)" office:value-type="float" office:value="1.33333333333333" calcext:value-type="float">
            <text:p>1,33</text:p>
          </table:table-cell>
          <table:table-cell table:style-name="ce1" table:formula="of:=[.L51]/5+1" office:value-type="float" office:value="2.33333333333333" calcext:value-type="float">
            <text:p>2,33</text:p>
          </table:table-cell>
          <table:table-cell table:style-name="ce1" table:formula="of:=SUM([.M51:.AU51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ascist_militia_brigade</text:p>
          </table:table-cell>
          <table:table-cell office:value-type="float" office:value="-0.02" calcext:value-type="float">
            <text:p>-0,02</text:p>
          </table:table-cell>
          <table:table-cell table:formula="of:=([.J52]*2-1)*[.B52]*(-1)" office:value-type="float" office:value="0.0386666666666668" calcext:value-type="float">
            <text:p>0,039</text:p>
          </table:table-cell>
          <table:table-cell table:formula="of:=([.J52]*2+1)*[.B52]" office:value-type="float" office:value="-0.0786666666666668" calcext:value-type="float">
            <text:p>-0,079</text:p>
          </table:table-cell>
          <table:table-cell table:number-columns-repeated="3"/>
          <table:table-cell table:formula="of:=SUM([.I52];(-1))" office:value-type="float" office:value="-0.533333333333333" calcext:value-type="float">
            <text:p>-0,533</text:p>
          </table:table-cell>
          <table:table-cell table:style-name="ce1" table:formula="of:=[.L52]/5-1" office:value-type="float" office:value="0.466666666666667" calcext:value-type="float">
            <text:p>0,47</text:p>
          </table:table-cell>
          <table:table-cell table:style-name="ce1" table:formula="of:=PRODUCT([.L52];0.2)" office:value-type="float" office:value="1.46666666666667" calcext:value-type="float">
            <text:p>1,47</text:p>
          </table:table-cell>
          <table:table-cell table:style-name="ce1" table:formula="of:=[.L52]/5+1" office:value-type="float" office:value="2.46666666666667" calcext:value-type="float">
            <text:p>2,47</text:p>
          </table:table-cell>
          <table:table-cell table:style-name="ce1" table:formula="of:=SUM([.M52:.AU52])/15" office:value-type="float" office:value="7.33333333333333" calcext:value-type="float">
            <text:p>7,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s_florian_geyer</text:p>
          </table:table-cell>
          <table:table-cell office:value-type="float" office:value="-0.04" calcext:value-type="float">
            <text:p>-0,04</text:p>
          </table:table-cell>
          <table:table-cell table:formula="of:=([.J53]*2-1)*[.B53]*(-1)" office:value-type="float" office:value="0.0378666666666666" calcext:value-type="float">
            <text:p>0,038</text:p>
          </table:table-cell>
          <table:table-cell table:formula="of:=([.J53]*2+1)*[.B53]" office:value-type="float" office:value="-0.117866666666667" calcext:value-type="float">
            <text:p>-0,118</text:p>
          </table:table-cell>
          <table:table-cell table:number-columns-repeated="3"/>
          <table:table-cell table:formula="of:=SUM([.I53];(-1))" office:value-type="float" office:value="-1.02666666666667" calcext:value-type="float">
            <text:p>-1,027</text:p>
          </table:table-cell>
          <table:table-cell table:style-name="ce1" table:formula="of:=[.L53]/5-1" office:value-type="float" office:value="-0.0266666666666667" calcext:value-type="float">
            <text:p>-0,03</text:p>
          </table:table-cell>
          <table:table-cell table:style-name="ce1" table:formula="of:=PRODUCT([.L53];0.2)" office:value-type="float" office:value="0.973333333333333" calcext:value-type="float">
            <text:p>0,97</text:p>
          </table:table-cell>
          <table:table-cell table:style-name="ce1" table:formula="of:=[.L53]/5+1" office:value-type="float" office:value="1.97333333333333" calcext:value-type="float">
            <text:p>1,97</text:p>
          </table:table-cell>
          <table:table-cell table:style-name="ce1" table:formula="of:=SUM([.M53:.AU53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ptured_armor_brigade</text:p>
          </table:table-cell>
          <table:table-cell office:value-type="float" office:value="-0.092" calcext:value-type="float">
            <text:p>-0,092</text:p>
          </table:table-cell>
          <table:table-cell table:formula="of:=([.J54]*2-1)*[.B54]*(-1)" office:value-type="float" office:value="0.249013333333333" calcext:value-type="float">
            <text:p>0,249</text:p>
          </table:table-cell>
          <table:table-cell table:formula="of:=([.J54]*2+1)*[.B54]" office:value-type="float" office:value="-0.433013333333333" calcext:value-type="float">
            <text:p>-0,433</text:p>
          </table:table-cell>
          <table:table-cell table:number-columns-repeated="3"/>
          <table:table-cell table:formula="of:=SUM([.I54];(-1))" office:value-type="float" office:value="-0.146666666666667" calcext:value-type="float">
            <text:p>-0,147</text:p>
          </table:table-cell>
          <table:table-cell table:style-name="ce1" table:formula="of:=[.L54]/5-1" office:value-type="float" office:value="0.853333333333334" calcext:value-type="float">
            <text:p>0,85</text:p>
          </table:table-cell>
          <table:table-cell table:style-name="ce1" table:formula="of:=PRODUCT([.L54];0.2)" office:value-type="float" office:value="1.85333333333333" calcext:value-type="float">
            <text:p>1,85</text:p>
          </table:table-cell>
          <table:table-cell table:style-name="ce1" table:formula="of:=[.L54]/5+1" office:value-type="float" office:value="2.85333333333333" calcext:value-type="float">
            <text:p>2,85</text:p>
          </table:table-cell>
          <table:table-cell table:style-name="ce1" table:formula="of:=SUM([.M54:.AU54])/15" office:value-type="float" office:value="9.26666666666667" calcext:value-type="float">
            <text:p>9,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RA_hftrack_transport</text:p>
          </table:table-cell>
          <table:table-cell office:value-type="float" office:value="-0.075" calcext:value-type="float">
            <text:p>-0,075</text:p>
          </table:table-cell>
          <table:table-cell table:formula="of:=([.J55]*2-1)*[.B55]*(-1)" office:value-type="float" office:value="0.177" calcext:value-type="float">
            <text:p>0,177</text:p>
          </table:table-cell>
          <table:table-cell table:formula="of:=([.J55]*2+1)*[.B55]" office:value-type="float" office:value="-0.327" calcext:value-type="float">
            <text:p>-0,327</text:p>
          </table:table-cell>
          <table:table-cell table:number-columns-repeated="3"/>
          <table:table-cell table:formula="of:=SUM([.I55];(-1))" office:value-type="float" office:value="-0.32" calcext:value-type="float">
            <text:p>-0,320</text:p>
          </table:table-cell>
          <table:table-cell table:style-name="ce1" table:formula="of:=[.L55]/5-1" office:value-type="float" office:value="0.68" calcext:value-type="float">
            <text:p>0,68</text:p>
          </table:table-cell>
          <table:table-cell table:style-name="ce1" table:formula="of:=PRODUCT([.L55];0.2)" office:value-type="float" office:value="1.68" calcext:value-type="float">
            <text:p>1,68</text:p>
          </table:table-cell>
          <table:table-cell table:style-name="ce1" table:formula="of:=[.L55]/5+1" office:value-type="float" office:value="2.68" calcext:value-type="float">
            <text:p>2,68</text:p>
          </table:table-cell>
          <table:table-cell table:style-name="ce1" table:formula="of:=SUM([.M55:.AU55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A_truck_transport</text:p>
          </table:table-cell>
          <table:table-cell office:value-type="float" office:value="-0.042" calcext:value-type="float">
            <text:p>-0,042</text:p>
          </table:table-cell>
          <table:table-cell table:formula="of:=([.J56]*2-1)*[.B56]*(-1)" office:value-type="float" office:value="0.0442400000000003" calcext:value-type="float">
            <text:p>0,044</text:p>
          </table:table-cell>
          <table:table-cell table:formula="of:=([.J56]*2+1)*[.B56]" office:value-type="float" office:value="-0.12824" calcext:value-type="float">
            <text:p>-0,128</text:p>
          </table:table-cell>
          <table:table-cell table:number-columns-repeated="3"/>
          <table:table-cell table:formula="of:=SUM([.I56];(-1))" office:value-type="float" office:value="-0.973333333333333" calcext:value-type="float">
            <text:p>-0,973</text:p>
          </table:table-cell>
          <table:table-cell table:style-name="ce1" table:formula="of:=[.L56]/5-1" office:value-type="float" office:value="0.0266666666666668" calcext:value-type="float">
            <text:p>0,03</text:p>
          </table:table-cell>
          <table:table-cell table:style-name="ce1" table:formula="of:=PRODUCT([.L56];0.2)" office:value-type="float" office:value="1.02666666666667" calcext:value-type="float">
            <text:p>1,03</text:p>
          </table:table-cell>
          <table:table-cell table:style-name="ce1" table:formula="of:=[.L56]/5+1" office:value-type="float" office:value="2.02666666666667" calcext:value-type="float">
            <text:p>2,03</text:p>
          </table:table-cell>
          <table:table-cell table:style-name="ce1" table:formula="of:=SUM([.M56:.AU56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frundsberg</text:p>
          </table:table-cell>
          <table:table-cell office:value-type="float" office:value="-0.157" calcext:value-type="float">
            <text:p>-0,157</text:p>
          </table:table-cell>
          <table:table-cell table:formula="of:=([.J57]*2-1)*[.B57]*(-1)" office:value-type="float" office:value="0.341213333333334" calcext:value-type="float">
            <text:p>0,341</text:p>
          </table:table-cell>
          <table:table-cell table:formula="of:=([.J57]*2+1)*[.B57]" office:value-type="float" office:value="-0.655213333333334" calcext:value-type="float">
            <text:p>-0,655</text:p>
          </table:table-cell>
          <table:table-cell table:number-columns-repeated="3"/>
          <table:table-cell table:formula="of:=SUM([.I57];(-1))" office:value-type="float" office:value="-0.413333333333333" calcext:value-type="float">
            <text:p>-0,413</text:p>
          </table:table-cell>
          <table:table-cell table:style-name="ce1" table:formula="of:=[.L57]/5-1" office:value-type="float" office:value="0.586666666666667" calcext:value-type="float">
            <text:p>0,59</text:p>
          </table:table-cell>
          <table:table-cell table:style-name="ce1" table:formula="of:=PRODUCT([.L57];0.2)" office:value-type="float" office:value="1.58666666666667" calcext:value-type="float">
            <text:p>1,59</text:p>
          </table:table-cell>
          <table:table-cell table:style-name="ce1" table:formula="of:=[.L57]/5+1" office:value-type="float" office:value="2.58666666666667" calcext:value-type="float">
            <text:p>2,59</text:p>
          </table:table-cell>
          <table:table-cell table:style-name="ce1" table:formula="of:=SUM([.M57:.AU57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uhrer_hq</text:p>
          </table:table-cell>
          <table:table-cell/>
          <table:table-cell table:formula="of:=([.J58]*2-1)*[.B58]*(-1)" office:value-type="float" office:value="-0" calcext:value-type="float">
            <text:p>0,000</text:p>
          </table:table-cell>
          <table:table-cell table:formula="of:=([.J58]*2+1)*[.B58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hftrack_transport</text:p>
          </table:table-cell>
          <table:table-cell office:value-type="float" office:value="-0.075" calcext:value-type="float">
            <text:p>-0,075</text:p>
          </table:table-cell>
          <table:table-cell table:formula="of:=([.J59]*2-1)*[.B59]*(-1)" office:value-type="float" office:value="0.177" calcext:value-type="float">
            <text:p>0,177</text:p>
          </table:table-cell>
          <table:table-cell table:formula="of:=([.J59]*2+1)*[.B59]" office:value-type="float" office:value="-0.327" calcext:value-type="float">
            <text:p>-0,327</text:p>
          </table:table-cell>
          <table:table-cell table:number-columns-repeated="3"/>
          <table:table-cell table:formula="of:=SUM([.I59];(-1))" office:value-type="float" office:value="-0.32" calcext:value-type="float">
            <text:p>-0,320</text:p>
          </table:table-cell>
          <table:table-cell table:style-name="ce1" table:formula="of:=[.L59]/5-1" office:value-type="float" office:value="0.68" calcext:value-type="float">
            <text:p>0,68</text:p>
          </table:table-cell>
          <table:table-cell table:style-name="ce1" table:formula="of:=PRODUCT([.L59];0.2)" office:value-type="float" office:value="1.68" calcext:value-type="float">
            <text:p>1,68</text:p>
          </table:table-cell>
          <table:table-cell table:style-name="ce1" table:formula="of:=[.L59]/5+1" office:value-type="float" office:value="2.68" calcext:value-type="float">
            <text:p>2,68</text:p>
          </table:table-cell>
          <table:table-cell table:style-name="ce1" table:formula="of:=SUM([.M59:.AU59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_light_transport</text:p>
          </table:table-cell>
          <table:table-cell office:value-type="float" office:value="-0.022" calcext:value-type="float">
            <text:p>-0,022</text:p>
          </table:table-cell>
          <table:table-cell table:formula="of:=([.J60]*2-1)*[.B60]*(-1)" office:value-type="float" office:value="0.0366666666666665" calcext:value-type="float">
            <text:p>0,037</text:p>
          </table:table-cell>
          <table:table-cell table:formula="of:=([.J60]*2+1)*[.B60]" office:value-type="float" office:value="-0.0806666666666665" calcext:value-type="float">
            <text:p>-0,081</text:p>
          </table:table-cell>
          <table:table-cell table:number-columns-repeated="3"/>
          <table:table-cell table:formula="of:=SUM([.I60];(-1))" office:value-type="float" office:value="-0.666666666666666" calcext:value-type="float">
            <text:p>-0,667</text:p>
          </table:table-cell>
          <table:table-cell table:style-name="ce1" table:formula="of:=[.L60]/5-1" office:value-type="float" office:value="0.333333333333334" calcext:value-type="float">
            <text:p>0,33</text:p>
          </table:table-cell>
          <table:table-cell table:style-name="ce1" table:formula="of:=PRODUCT([.L60];0.2)" office:value-type="float" office:value="1.33333333333333" calcext:value-type="float">
            <text:p>1,33</text:p>
          </table:table-cell>
          <table:table-cell table:style-name="ce1" table:formula="of:=[.L60]/5+1" office:value-type="float" office:value="2.33333333333333" calcext:value-type="float">
            <text:p>2,33</text:p>
          </table:table-cell>
          <table:table-cell table:style-name="ce1" table:formula="of:=SUM([.M60:.AU60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ER_truck_transport</text:p>
          </table:table-cell>
          <table:table-cell office:value-type="float" office:value="-0.042" calcext:value-type="float">
            <text:p>-0,042</text:p>
          </table:table-cell>
          <table:table-cell table:formula="of:=([.J61]*2-1)*[.B61]*(-1)" office:value-type="float" office:value="0.0442400000000003" calcext:value-type="float">
            <text:p>0,044</text:p>
          </table:table-cell>
          <table:table-cell table:formula="of:=([.J61]*2+1)*[.B61]" office:value-type="float" office:value="-0.12824" calcext:value-type="float">
            <text:p>-0,128</text:p>
          </table:table-cell>
          <table:table-cell table:number-columns-repeated="3"/>
          <table:table-cell table:formula="of:=SUM([.I61];(-1))" office:value-type="float" office:value="-0.973333333333334" calcext:value-type="float">
            <text:p>-0,973</text:p>
          </table:table-cell>
          <table:table-cell table:style-name="ce1" table:formula="of:=[.L61]/5-1" office:value-type="float" office:value="0.0266666666666659" calcext:value-type="float">
            <text:p>0,03</text:p>
          </table:table-cell>
          <table:table-cell table:style-name="ce1" table:formula="of:=PRODUCT([.L61];0.2)" office:value-type="float" office:value="1.02666666666667" calcext:value-type="float">
            <text:p>1,03</text:p>
          </table:table-cell>
          <table:table-cell table:style-name="ce1" table:formula="of:=[.L61]/5+1" office:value-type="float" office:value="2.02666666666667" calcext:value-type="float">
            <text:p>2,03</text:p>
          </table:table-cell>
          <table:table-cell table:style-name="ce1" table:formula="of:=SUM([.M61:.AU61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rossdeutschland_brigade</text:p>
          </table:table-cell>
          <table:table-cell/>
          <table:table-cell table:formula="of:=([.J62]*2-1)*[.B62]*(-1)" office:value-type="float" office:value="-0" calcext:value-type="float">
            <text:p>0,000</text:p>
          </table:table-cell>
          <table:table-cell table:formula="of:=([.J62]*2+1)*[.B62]" office:value-type="float" office:value="0" calcext:value-type="float">
            <text:p>0,000</text:p>
          </table:table-cell>
          <table:table-cell table:number-columns-repeated="3"/>
          <table:table-cell table:formula="of:=SUM([.I62];(-1))" office:value-type="float" office:value="-0.666666666666666" calcext:value-type="float">
            <text:p>-0,667</text:p>
          </table:table-cell>
          <table:table-cell table:style-name="ce1" table:formula="of:=[.L62]/5-1" office:value-type="float" office:value="0.333333333333334" calcext:value-type="float">
            <text:p>0,33</text:p>
          </table:table-cell>
          <table:table-cell table:style-name="ce1" table:formula="of:=PRODUCT([.L62];0.2)" office:value-type="float" office:value="1.33333333333333" calcext:value-type="float">
            <text:p>1,33</text:p>
          </table:table-cell>
          <table:table-cell table:style-name="ce1" table:formula="of:=[.L62]/5+1" office:value-type="float" office:value="2.33333333333333" calcext:value-type="float">
            <text:p>2,33</text:p>
          </table:table-cell>
          <table:table-cell table:style-name="ce1" table:formula="of:=SUM([.M62:.AU62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uard_paratrooper_brigade</text:p>
          </table:table-cell>
          <table:table-cell office:value-type="float" office:value="-0.058" calcext:value-type="float">
            <text:p>-0,058</text:p>
          </table:table-cell>
          <table:table-cell table:formula="of:=([.J63]*2-1)*[.B63]*(-1)" office:value-type="float" office:value="0.0657333333333337" calcext:value-type="float">
            <text:p>0,066</text:p>
          </table:table-cell>
          <table:table-cell table:formula="of:=([.J63]*2+1)*[.B63]" office:value-type="float" office:value="-0.181733333333334" calcext:value-type="float">
            <text:p>-0,182</text:p>
          </table:table-cell>
          <table:table-cell table:number-columns-repeated="3"/>
          <table:table-cell table:formula="of:=SUM([.I63];(-1))" office:value-type="float" office:value="-0.933333333333334" calcext:value-type="float">
            <text:p>-0,933</text:p>
          </table:table-cell>
          <table:table-cell table:style-name="ce1" table:formula="of:=[.L63]/5-1" office:value-type="float" office:value="0.066666666666666" calcext:value-type="float">
            <text:p>0,07</text:p>
          </table:table-cell>
          <table:table-cell table:style-name="ce1" table:formula="of:=PRODUCT([.L63];0.2)" office:value-type="float" office:value="1.06666666666667" calcext:value-type="float">
            <text:p>1,07</text:p>
          </table:table-cell>
          <table:table-cell table:style-name="ce1" table:formula="of:=[.L63]/5+1" office:value-type="float" office:value="2.06666666666667" calcext:value-type="float">
            <text:p>2,07</text:p>
          </table:table-cell>
          <table:table-cell table:style-name="ce1" table:formula="of:=SUM([.M63:.AU63])/15" office:value-type="float" office:value="5.33333333333333" calcext:value-type="float">
            <text:p>5,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ard_armor_brigade</text:p>
          </table:table-cell>
          <table:table-cell office:value-type="float" office:value="-0.181" calcext:value-type="float">
            <text:p>-0,181</text:p>
          </table:table-cell>
          <table:table-cell table:formula="of:=([.J64]*2-1)*[.B64]*(-1)" office:value-type="float" office:value="0.45612" calcext:value-type="float">
            <text:p>0,456</text:p>
          </table:table-cell>
          <table:table-cell table:formula="of:=([.J64]*2+1)*[.B64]" office:value-type="float" office:value="-0.81812" calcext:value-type="float">
            <text:p>-0,818</text:p>
          </table:table-cell>
          <table:table-cell table:number-columns-repeated="3"/>
          <table:table-cell table:formula="of:=SUM([.I64];(-1))" office:value-type="float" office:value="-0.24" calcext:value-type="float">
            <text:p>-0,240</text:p>
          </table:table-cell>
          <table:table-cell table:style-name="ce1" table:formula="of:=[.L64]/5-1" office:value-type="float" office:value="0.76" calcext:value-type="float">
            <text:p>0,76</text:p>
          </table:table-cell>
          <table:table-cell table:style-name="ce1" table:formula="of:=PRODUCT([.L64];0.2)" office:value-type="float" office:value="1.76" calcext:value-type="float">
            <text:p>1,76</text:p>
          </table:table-cell>
          <table:table-cell table:style-name="ce1" table:formula="of:=[.L64]/5+1" office:value-type="float" office:value="2.76" calcext:value-type="float">
            <text:p>2,76</text:p>
          </table:table-cell>
          <table:table-cell table:style-name="ce1" table:formula="of:=SUM([.M64:.AU64])/15" office:value-type="float" office:value="8.8" calcext:value-type="float">
            <text:p>8,8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uard_cavalry_brigade</text:p>
          </table:table-cell>
          <table:table-cell office:value-type="float" office:value="-0.025" calcext:value-type="float">
            <text:p>-0,025</text:p>
          </table:table-cell>
          <table:table-cell table:formula="of:=([.J65]*2-1)*[.B65]*(-1)" office:value-type="float" office:value="0.0216666666666667" calcext:value-type="float">
            <text:p>0,022</text:p>
          </table:table-cell>
          <table:table-cell table:formula="of:=([.J65]*2+1)*[.B65]" office:value-type="float" office:value="-0.0716666666666667" calcext:value-type="float">
            <text:p>-0,072</text:p>
          </table:table-cell>
          <table:table-cell table:number-columns-repeated="3"/>
          <table:table-cell table:formula="of:=SUM([.I65];(-1))" office:value-type="float" office:value="-1.06666666666667" calcext:value-type="float">
            <text:p>-1,067</text:p>
          </table:table-cell>
          <table:table-cell table:style-name="ce1" table:formula="of:=[.L65]/5-1" office:value-type="float" office:value="-0.0666666666666661" calcext:value-type="float">
            <text:p>-0,07</text:p>
          </table:table-cell>
          <table:table-cell table:style-name="ce1" table:formula="of:=PRODUCT([.L65];0.2)" office:value-type="float" office:value="0.933333333333334" calcext:value-type="float">
            <text:p>0,93</text:p>
          </table:table-cell>
          <table:table-cell table:style-name="ce1" table:formula="of:=[.L65]/5+1" office:value-type="float" office:value="1.93333333333333" calcext:value-type="float">
            <text:p>1,93</text:p>
          </table:table-cell>
          <table:table-cell table:style-name="ce1" table:formula="of:=SUM([.M65:.AU65])/15" office:value-type="float" office:value="4.66666666666667" calcext:value-type="float">
            <text:p>4,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uard_infantry_brigade</text:p>
          </table:table-cell>
          <table:table-cell office:value-type="float" office:value="-0.041" calcext:value-type="float">
            <text:p>-0,041</text:p>
          </table:table-cell>
          <table:table-cell table:formula="of:=([.J66]*2-1)*[.B66]*(-1)" office:value-type="float" office:value="0.04428" calcext:value-type="float">
            <text:p>0,044</text:p>
          </table:table-cell>
          <table:table-cell table:formula="of:=([.J66]*2+1)*[.B66]" office:value-type="float" office:value="-0.12628" calcext:value-type="float">
            <text:p>-0,126</text:p>
          </table:table-cell>
          <table:table-cell table:number-columns-repeated="3"/>
          <table:table-cell table:formula="of:=SUM([.I66];(-1))" office:value-type="float" office:value="-0.96" calcext:value-type="float">
            <text:p>-0,960</text:p>
          </table:table-cell>
          <table:table-cell table:style-name="ce1" table:formula="of:=[.L66]/5-1" office:value-type="float" office:value="0.04" calcext:value-type="float">
            <text:p>0,04</text:p>
          </table:table-cell>
          <table:table-cell table:style-name="ce1" table:formula="of:=PRODUCT([.L66];0.2)" office:value-type="float" office:value="1.04" calcext:value-type="float">
            <text:p>1,04</text:p>
          </table:table-cell>
          <table:table-cell table:style-name="ce1" table:formula="of:=[.L66]/5+1" office:value-type="float" office:value="2.04" calcext:value-type="float">
            <text:p>2,04</text:p>
          </table:table-cell>
          <table:table-cell table:style-name="ce1" table:formula="of:=SUM([.M66:.AU66])/15" office:value-type="float" office:value="5.2" calcext:value-type="float">
            <text:p>5,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uard_motorized_brigade</text:p>
          </table:table-cell>
          <table:table-cell office:value-type="float" office:value="-0.12" calcext:value-type="float">
            <text:p>-0,12</text:p>
          </table:table-cell>
          <table:table-cell table:formula="of:=([.J67]*2-1)*[.B67]*(-1)" office:value-type="float" office:value="0.164800000000001" calcext:value-type="float">
            <text:p>0,165</text:p>
          </table:table-cell>
          <table:table-cell table:formula="of:=([.J67]*2+1)*[.B67]" office:value-type="float" office:value="-0.404800000000001" calcext:value-type="float">
            <text:p>-0,405</text:p>
          </table:table-cell>
          <table:table-cell table:number-columns-repeated="3"/>
          <table:table-cell table:formula="of:=SUM([.I67];(-1))" office:value-type="float" office:value="-0.813333333333334" calcext:value-type="float">
            <text:p>-0,813</text:p>
          </table:table-cell>
          <table:table-cell table:style-name="ce1" table:formula="of:=[.L67]/5-1" office:value-type="float" office:value="0.186666666666666" calcext:value-type="float">
            <text:p>0,19</text:p>
          </table:table-cell>
          <table:table-cell table:style-name="ce1" table:formula="of:=PRODUCT([.L67];0.2)" office:value-type="float" office:value="1.18666666666667" calcext:value-type="float">
            <text:p>1,19</text:p>
          </table:table-cell>
          <table:table-cell table:style-name="ce1" table:formula="of:=[.L67]/5+1" office:value-type="float" office:value="2.18666666666667" calcext:value-type="float">
            <text:p>2,19</text:p>
          </table:table-cell>
          <table:table-cell table:style-name="ce1" table:formula="of:=SUM([.M67:.AU67])/15" office:value-type="float" office:value="5.93333333333333" calcext:value-type="float">
            <text:p>5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uard_motorized_infantry_bat</text:p>
          </table:table-cell>
          <table:table-cell/>
          <table:table-cell table:formula="of:=([.J68]*2-1)*[.B68]*(-1)" office:value-type="float" office:value="-0" calcext:value-type="float">
            <text:p>0,000</text:p>
          </table:table-cell>
          <table:table-cell table:formula="of:=([.J68]*2+1)*[.B68]" office:value-type="float" office:value="0" calcext:value-type="float">
            <text:p>0,000</text:p>
          </table:table-cell>
          <table:table-cell table:number-columns-repeated="3"/>
          <table:table-cell table:formula="of:=SUM([.I68];(-1))" office:value-type="float" office:value="-1.29333333333333" calcext:value-type="float">
            <text:p>-1,293</text:p>
          </table:table-cell>
          <table:table-cell table:style-name="ce1" table:formula="of:=[.L68]/5-1" office:value-type="float" office:value="-0.293333333333334" calcext:value-type="float">
            <text:p>-0,29</text:p>
          </table:table-cell>
          <table:table-cell table:style-name="ce1" table:formula="of:=PRODUCT([.L68];0.2)" office:value-type="float" office:value="0.706666666666666" calcext:value-type="float">
            <text:p>0,71</text:p>
          </table:table-cell>
          <table:table-cell table:style-name="ce1" table:formula="of:=[.L68]/5+1" office:value-type="float" office:value="1.70666666666667" calcext:value-type="float">
            <text:p>1,71</text:p>
          </table:table-cell>
          <table:table-cell table:style-name="ce1" table:formula="of:=SUM([.M68:.AU68])/15" office:value-type="float" office:value="3.53333333333333" calcext:value-type="float">
            <text:p>3,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ard_heavy_armor_brigade</text:p>
          </table:table-cell>
          <table:table-cell office:value-type="float" office:value="-0.264" calcext:value-type="float">
            <text:p>-0,264</text:p>
          </table:table-cell>
          <table:table-cell table:formula="of:=([.J69]*2-1)*[.B69]*(-1)" office:value-type="float" office:value="0.573760000000002" calcext:value-type="float">
            <text:p>0,574</text:p>
          </table:table-cell>
          <table:table-cell table:formula="of:=([.J69]*2+1)*[.B69]" office:value-type="float" office:value="-1.10176" calcext:value-type="float">
            <text:p>-1,102</text:p>
          </table:table-cell>
          <table:table-cell table:number-columns-repeated="3"/>
          <table:table-cell table:formula="of:=SUM([.I69];(-1))" office:value-type="float" office:value="-0.413333333333334" calcext:value-type="float">
            <text:p>-0,413</text:p>
          </table:table-cell>
          <table:table-cell table:style-name="ce1" table:formula="of:=[.L69]/5-1" office:value-type="float" office:value="0.586666666666666" calcext:value-type="float">
            <text:p>0,59</text:p>
          </table:table-cell>
          <table:table-cell table:style-name="ce1" table:formula="of:=PRODUCT([.L69];0.2)" office:value-type="float" office:value="1.58666666666667" calcext:value-type="float">
            <text:p>1,59</text:p>
          </table:table-cell>
          <table:table-cell table:style-name="ce1" table:formula="of:=[.L69]/5+1" office:value-type="float" office:value="2.58666666666667" calcext:value-type="float">
            <text:p>2,59</text:p>
          </table:table-cell>
          <table:table-cell table:style-name="ce1" table:formula="of:=SUM([.M69:.AU69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d_sp_rct_artillery_brigade</text:p>
          </table:table-cell>
          <table:table-cell office:value-type="float" office:value="-0.072" calcext:value-type="float">
            <text:p>-0,072</text:p>
          </table:table-cell>
          <table:table-cell table:formula="of:=([.J70]*2-1)*[.B70]*(-1)" office:value-type="float" office:value="0.15264" calcext:value-type="float">
            <text:p>0,153</text:p>
          </table:table-cell>
          <table:table-cell table:formula="of:=([.J70]*2+1)*[.B70]" office:value-type="float" office:value="-0.29664" calcext:value-type="float">
            <text:p>-0,297</text:p>
          </table:table-cell>
          <table:table-cell table:number-columns-repeated="3"/>
          <table:table-cell table:formula="of:=SUM([.I70];(-1))" office:value-type="float" office:value="-0.44" calcext:value-type="float">
            <text:p>-0,440</text:p>
          </table:table-cell>
          <table:table-cell table:style-name="ce1" table:formula="of:=[.L70]/5-1" office:value-type="float" office:value="0.56" calcext:value-type="float">
            <text:p>0,56</text:p>
          </table:table-cell>
          <table:table-cell table:style-name="ce1" table:formula="of:=PRODUCT([.L70];0.2)" office:value-type="float" office:value="1.56" calcext:value-type="float">
            <text:p>1,56</text:p>
          </table:table-cell>
          <table:table-cell table:style-name="ce1" table:formula="of:=[.L70]/5+1" office:value-type="float" office:value="2.56" calcext:value-type="float">
            <text:p>2,56</text:p>
          </table:table-cell>
          <table:table-cell table:style-name="ce1" table:formula="of:=SUM([.M70:.AU70])/15" office:value-type="float" office:value="7.8" calcext:value-type="float">
            <text:p>7,8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ard_mechanized_brigade</text:p>
          </table:table-cell>
          <table:table-cell office:value-type="float" office:value="-0.132" calcext:value-type="float">
            <text:p>-0,132</text:p>
          </table:table-cell>
          <table:table-cell table:formula="of:=([.J71]*2-1)*[.B71]*(-1)" office:value-type="float" office:value="0.286880000000001" calcext:value-type="float">
            <text:p>0,287</text:p>
          </table:table-cell>
          <table:table-cell table:formula="of:=([.J71]*2+1)*[.B71]" office:value-type="float" office:value="-0.550880000000001" calcext:value-type="float">
            <text:p>-0,551</text:p>
          </table:table-cell>
          <table:table-cell table:number-columns-repeated="3"/>
          <table:table-cell table:formula="of:=SUM([.I71];(-1))" office:value-type="float" office:value="-0.413333333333334" calcext:value-type="float">
            <text:p>-0,413</text:p>
          </table:table-cell>
          <table:table-cell table:style-name="ce1" table:formula="of:=[.L71]/5-1" office:value-type="float" office:value="0.586666666666666" calcext:value-type="float">
            <text:p>0,59</text:p>
          </table:table-cell>
          <table:table-cell table:style-name="ce1" table:formula="of:=PRODUCT([.L71];0.2)" office:value-type="float" office:value="1.58666666666667" calcext:value-type="float">
            <text:p>1,59</text:p>
          </table:table-cell>
          <table:table-cell table:style-name="ce1" table:formula="of:=[.L71]/5+1" office:value-type="float" office:value="2.58666666666667" calcext:value-type="float">
            <text:p>2,59</text:p>
          </table:table-cell>
          <table:table-cell table:style-name="ce1" table:formula="of:=SUM([.M71:.AU71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urkha_brigade</text:p>
          </table:table-cell>
          <table:table-cell office:value-type="float" office:value="-0.096" calcext:value-type="float">
            <text:p>-0,096</text:p>
          </table:table-cell>
          <table:table-cell table:formula="of:=([.J72]*2-1)*[.B72]*(-1)" office:value-type="float" office:value="0.216320000000001" calcext:value-type="float">
            <text:p>0,216</text:p>
          </table:table-cell>
          <table:table-cell table:formula="of:=([.J72]*2+1)*[.B72]" office:value-type="float" office:value="-0.408320000000001" calcext:value-type="float">
            <text:p>-0,408</text:p>
          </table:table-cell>
          <table:table-cell table:number-columns-repeated="3"/>
          <table:table-cell table:formula="of:=SUM([.I72];(-1))" office:value-type="float" office:value="-0.373333333333334" calcext:value-type="float">
            <text:p>-0,373</text:p>
          </table:table-cell>
          <table:table-cell table:style-name="ce1" table:formula="of:=[.L72]/5-1" office:value-type="float" office:value="0.626666666666666" calcext:value-type="float">
            <text:p>0,63</text:p>
          </table:table-cell>
          <table:table-cell table:style-name="ce1" table:formula="of:=PRODUCT([.L72];0.2)" office:value-type="float" office:value="1.62666666666667" calcext:value-type="float">
            <text:p>1,63</text:p>
          </table:table-cell>
          <table:table-cell table:style-name="ce1" table:formula="of:=[.L72]/5+1" office:value-type="float" office:value="2.62666666666667" calcext:value-type="float">
            <text:p>2,63</text:p>
          </table:table-cell>
          <table:table-cell table:style-name="ce1" table:formula="of:=SUM([.M72:.AU72])/15" office:value-type="float" office:value="8.13333333333333" calcext:value-type="float">
            <text:p>8,1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nti_air_brigade</text:p>
          </table:table-cell>
          <table:table-cell office:value-type="float" office:value="-0.042" calcext:value-type="float">
            <text:p>-0,042</text:p>
          </table:table-cell>
          <table:table-cell table:formula="of:=([.J73]*2-1)*[.B73]*(-1)" office:value-type="float" office:value="0.12264" calcext:value-type="float">
            <text:p>0,123</text:p>
          </table:table-cell>
          <table:table-cell table:formula="of:=([.J73]*2+1)*[.B73]" office:value-type="float" office:value="-0.20664" calcext:value-type="float">
            <text:p>-0,207</text:p>
          </table:table-cell>
          <table:table-cell table:number-columns-repeated="3"/>
          <table:table-cell table:formula="of:=SUM([.I73];(-1))" office:value-type="float" office:value="-0.0399999999999998" calcext:value-type="float">
            <text:p>-0,040</text:p>
          </table:table-cell>
          <table:table-cell table:style-name="ce1" table:formula="of:=[.L73]/5-1" office:value-type="float" office:value="0.96" calcext:value-type="float">
            <text:p>0,96</text:p>
          </table:table-cell>
          <table:table-cell table:style-name="ce1" table:formula="of:=PRODUCT([.L73];0.2)" office:value-type="float" office:value="1.96" calcext:value-type="float">
            <text:p>1,96</text:p>
          </table:table-cell>
          <table:table-cell table:style-name="ce1" table:formula="of:=[.L73]/5+1" office:value-type="float" office:value="2.96" calcext:value-type="float">
            <text:p>2,96</text:p>
          </table:table-cell>
          <table:table-cell table:style-name="ce1" table:formula="of:=SUM([.M73:.AU73])/15" office:value-type="float" office:value="9.8" calcext:value-type="float">
            <text:p>9,8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eavy_assault_gun_brigade</text:p>
          </table:table-cell>
          <table:table-cell office:value-type="float" office:value="-0.238" calcext:value-type="float">
            <text:p>-0,238</text:p>
          </table:table-cell>
          <table:table-cell table:formula="of:=([.J74]*2-1)*[.B74]*(-1)" office:value-type="float" office:value="0.517253333333335" calcext:value-type="float">
            <text:p>0,517</text:p>
          </table:table-cell>
          <table:table-cell table:formula="of:=([.J74]*2+1)*[.B74]" office:value-type="float" office:value="-0.993253333333335" calcext:value-type="float">
            <text:p>-0,993</text:p>
          </table:table-cell>
          <table:table-cell table:number-columns-repeated="3"/>
          <table:table-cell table:formula="of:=SUM([.I74];(-1))" office:value-type="float" office:value="-0.413333333333334" calcext:value-type="float">
            <text:p>-0,413</text:p>
          </table:table-cell>
          <table:table-cell table:style-name="ce1" table:formula="of:=[.L74]/5-1" office:value-type="float" office:value="0.586666666666666" calcext:value-type="float">
            <text:p>0,59</text:p>
          </table:table-cell>
          <table:table-cell table:style-name="ce1" table:formula="of:=PRODUCT([.L74];0.2)" office:value-type="float" office:value="1.58666666666667" calcext:value-type="float">
            <text:p>1,59</text:p>
          </table:table-cell>
          <table:table-cell table:style-name="ce1" table:formula="of:=[.L74]/5+1" office:value-type="float" office:value="2.58666666666667" calcext:value-type="float">
            <text:p>2,59</text:p>
          </table:table-cell>
          <table:table-cell table:style-name="ce1" table:formula="of:=SUM([.M74:.AU74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rmor_brigade</text:p>
          </table:table-cell>
          <table:table-cell office:value-type="float" office:value="-0.264" calcext:value-type="float">
            <text:p>-0,264</text:p>
          </table:table-cell>
          <table:table-cell table:formula="of:=([.J75]*2-1)*[.B75]*(-1)" office:value-type="float" office:value="0.573760000000002" calcext:value-type="float">
            <text:p>0,574</text:p>
          </table:table-cell>
          <table:table-cell table:formula="of:=([.J75]*2+1)*[.B75]" office:value-type="float" office:value="-1.10176" calcext:value-type="float">
            <text:p>-1,102</text:p>
          </table:table-cell>
          <table:table-cell table:number-columns-repeated="3"/>
          <table:table-cell table:formula="of:=SUM([.I75];(-1))" office:value-type="float" office:value="-0.413333333333334" calcext:value-type="float">
            <text:p>-0,413</text:p>
          </table:table-cell>
          <table:table-cell table:style-name="ce1" table:formula="of:=[.L75]/5-1" office:value-type="float" office:value="0.586666666666666" calcext:value-type="float">
            <text:p>0,59</text:p>
          </table:table-cell>
          <table:table-cell table:style-name="ce1" table:formula="of:=PRODUCT([.L75];0.2)" office:value-type="float" office:value="1.58666666666667" calcext:value-type="float">
            <text:p>1,59</text:p>
          </table:table-cell>
          <table:table-cell table:style-name="ce1" table:formula="of:=[.L75]/5+1" office:value-type="float" office:value="2.58666666666667" calcext:value-type="float">
            <text:p>2,59</text:p>
          </table:table-cell>
          <table:table-cell table:style-name="ce1" table:formula="of:=SUM([.M75:.AU75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rtillery_brigade</text:p>
          </table:table-cell>
          <table:table-cell office:value-type="float" office:value="-0.066" calcext:value-type="float">
            <text:p>-0,066</text:p>
          </table:table-cell>
          <table:table-cell table:formula="of:=([.J76]*2-1)*[.B76]*(-1)" office:value-type="float" office:value="0.0431199999999999" calcext:value-type="float">
            <text:p>0,043</text:p>
          </table:table-cell>
          <table:table-cell table:formula="of:=([.J76]*2+1)*[.B76]" office:value-type="float" office:value="-0.17512" calcext:value-type="float">
            <text:p>-0,175</text:p>
          </table:table-cell>
          <table:table-cell table:number-columns-repeated="3"/>
          <table:table-cell table:formula="of:=SUM([.I76];(-1))" office:value-type="float" office:value="-1.17333333333333" calcext:value-type="float">
            <text:p>-1,173</text:p>
          </table:table-cell>
          <table:table-cell table:style-name="ce1" table:formula="of:=[.L76]/5-1" office:value-type="float" office:value="-0.173333333333334" calcext:value-type="float">
            <text:p>-0,17</text:p>
          </table:table-cell>
          <table:table-cell table:style-name="ce1" table:formula="of:=PRODUCT([.L76];0.2)" office:value-type="float" office:value="0.826666666666666" calcext:value-type="float">
            <text:p>0,83</text:p>
          </table:table-cell>
          <table:table-cell table:style-name="ce1" table:formula="of:=[.L76]/5+1" office:value-type="float" office:value="1.82666666666667" calcext:value-type="float">
            <text:p>1,83</text:p>
          </table:table-cell>
          <table:table-cell table:style-name="ce1" table:formula="of:=SUM([.M76:.AU76])/15" office:value-type="float" office:value="4.13333333333333" calcext:value-type="float">
            <text:p>4,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avy_anti_tank_brigade</text:p>
          </table:table-cell>
          <table:table-cell office:value-type="float" office:value="-0.045" calcext:value-type="float">
            <text:p>-0,045</text:p>
          </table:table-cell>
          <table:table-cell table:formula="of:=([.J77]*2-1)*[.B77]*(-1)" office:value-type="float" office:value="0.0713999999999997" calcext:value-type="float">
            <text:p>0,071</text:p>
          </table:table-cell>
          <table:table-cell table:formula="of:=([.J77]*2+1)*[.B77]" office:value-type="float" office:value="-0.1614" calcext:value-type="float">
            <text:p>-0,161</text:p>
          </table:table-cell>
          <table:table-cell table:number-columns-repeated="3"/>
          <table:table-cell table:formula="of:=SUM([.I77];(-1))" office:value-type="float" office:value="-0.706666666666666" calcext:value-type="float">
            <text:p>-0,707</text:p>
          </table:table-cell>
          <table:table-cell table:style-name="ce1" table:formula="of:=[.L77]/5-1" office:value-type="float" office:value="0.293333333333334" calcext:value-type="float">
            <text:p>0,29</text:p>
          </table:table-cell>
          <table:table-cell table:style-name="ce1" table:formula="of:=PRODUCT([.L77];0.2)" office:value-type="float" office:value="1.29333333333333" calcext:value-type="float">
            <text:p>1,29</text:p>
          </table:table-cell>
          <table:table-cell table:style-name="ce1" table:formula="of:=[.L77]/5+1" office:value-type="float" office:value="2.29333333333333" calcext:value-type="float">
            <text:p>2,29</text:p>
          </table:table-cell>
          <table:table-cell table:style-name="ce1" table:formula="of:=SUM([.M77:.AU77])/15" office:value-type="float" office:value="6.46666666666667" calcext:value-type="float">
            <text:p>6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avy_tank_destroyer_brigade</text:p>
          </table:table-cell>
          <table:table-cell office:value-type="float" office:value="-0.238" calcext:value-type="float">
            <text:p>-0,238</text:p>
          </table:table-cell>
          <table:table-cell table:formula="of:=([.J78]*2-1)*[.B78]*(-1)" office:value-type="float" office:value="0.517253333333335" calcext:value-type="float">
            <text:p>0,517</text:p>
          </table:table-cell>
          <table:table-cell table:formula="of:=([.J78]*2+1)*[.B78]" office:value-type="float" office:value="-0.993253333333335" calcext:value-type="float">
            <text:p>-0,993</text:p>
          </table:table-cell>
          <table:table-cell table:number-columns-repeated="3"/>
          <table:table-cell table:formula="of:=SUM([.I78];(-1))" office:value-type="float" office:value="-0.413333333333334" calcext:value-type="float">
            <text:p>-0,413</text:p>
          </table:table-cell>
          <table:table-cell table:style-name="ce1" table:formula="of:=[.L78]/5-1" office:value-type="float" office:value="0.586666666666666" calcext:value-type="float">
            <text:p>0,59</text:p>
          </table:table-cell>
          <table:table-cell table:style-name="ce1" table:formula="of:=PRODUCT([.L78];0.2)" office:value-type="float" office:value="1.58666666666667" calcext:value-type="float">
            <text:p>1,59</text:p>
          </table:table-cell>
          <table:table-cell table:style-name="ce1" table:formula="of:=[.L78]/5+1" office:value-type="float" office:value="2.58666666666667" calcext:value-type="float">
            <text:p>2,59</text:p>
          </table:table-cell>
          <table:table-cell table:style-name="ce1" table:formula="of:=SUM([.M78:.AU78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ftrack_transport</text:p>
          </table:table-cell>
          <table:table-cell office:value-type="float" office:value="-0.075" calcext:value-type="float">
            <text:p>-0,075</text:p>
          </table:table-cell>
          <table:table-cell table:formula="of:=([.J79]*2-1)*[.B79]*(-1)" office:value-type="float" office:value="0.177" calcext:value-type="float">
            <text:p>0,177</text:p>
          </table:table-cell>
          <table:table-cell table:formula="of:=([.J79]*2+1)*[.B79]" office:value-type="float" office:value="-0.327" calcext:value-type="float">
            <text:p>-0,327</text:p>
          </table:table-cell>
          <table:table-cell table:number-columns-repeated="3"/>
          <table:table-cell table:formula="of:=SUM([.I79];(-1))" office:value-type="float" office:value="-0.32" calcext:value-type="float">
            <text:p>-0,320</text:p>
          </table:table-cell>
          <table:table-cell table:style-name="ce1" table:formula="of:=[.L79]/5-1" office:value-type="float" office:value="0.68" calcext:value-type="float">
            <text:p>0,68</text:p>
          </table:table-cell>
          <table:table-cell table:style-name="ce1" table:formula="of:=PRODUCT([.L79];0.2)" office:value-type="float" office:value="1.68" calcext:value-type="float">
            <text:p>1,68</text:p>
          </table:table-cell>
          <table:table-cell table:style-name="ce1" table:formula="of:=[.L79]/5+1" office:value-type="float" office:value="2.68" calcext:value-type="float">
            <text:p>2,68</text:p>
          </table:table-cell>
          <table:table-cell table:style-name="ce1" table:formula="of:=SUM([.M79:.AU79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oering_brigade</text:p>
          </table:table-cell>
          <table:table-cell/>
          <table:table-cell table:formula="of:=([.J80]*2-1)*[.B80]*(-1)" office:value-type="float" office:value="-0" calcext:value-type="float">
            <text:p>0,000</text:p>
          </table:table-cell>
          <table:table-cell table:formula="of:=([.J80]*2+1)*[.B80]" office:value-type="float" office:value="0" calcext:value-type="float">
            <text:p>0,000</text:p>
          </table:table-cell>
          <table:table-cell table:number-columns-repeated="3"/>
          <table:table-cell table:formula="of:=SUM([.I80];(-1))" office:value-type="float" office:value="-0.56" calcext:value-type="float">
            <text:p>-0,560</text:p>
          </table:table-cell>
          <table:table-cell table:style-name="ce1" table:formula="of:=[.L80]/5-1" office:value-type="float" office:value="0.44" calcext:value-type="float">
            <text:p>0,44</text:p>
          </table:table-cell>
          <table:table-cell table:style-name="ce1" table:formula="of:=PRODUCT([.L80];0.2)" office:value-type="float" office:value="1.44" calcext:value-type="float">
            <text:p>1,44</text:p>
          </table:table-cell>
          <table:table-cell table:style-name="ce1" table:formula="of:=[.L80]/5+1" office:value-type="float" office:value="2.44" calcext:value-type="float">
            <text:p>2,44</text:p>
          </table:table-cell>
          <table:table-cell table:style-name="ce1" table:formula="of:=SUM([.M80:.AU80])/15" office:value-type="float" office:value="7.2" calcext:value-type="float">
            <text:p>7,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itlerjugend</text:p>
          </table:table-cell>
          <table:table-cell office:value-type="float" office:value="-0.157" calcext:value-type="float">
            <text:p>-0,157</text:p>
          </table:table-cell>
          <table:table-cell table:formula="of:=([.J81]*2-1)*[.B81]*(-1)" office:value-type="float" office:value="0.341213333333334" calcext:value-type="float">
            <text:p>0,341</text:p>
          </table:table-cell>
          <table:table-cell table:formula="of:=([.J81]*2+1)*[.B81]" office:value-type="float" office:value="-0.655213333333334" calcext:value-type="float">
            <text:p>-0,655</text:p>
          </table:table-cell>
          <table:table-cell table:number-columns-repeated="3"/>
          <table:table-cell table:formula="of:=SUM([.I81];(-1))" office:value-type="float" office:value="-0.413333333333334" calcext:value-type="float">
            <text:p>-0,413</text:p>
          </table:table-cell>
          <table:table-cell table:style-name="ce1" table:formula="of:=[.L81]/5-1" office:value-type="float" office:value="0.586666666666666" calcext:value-type="float">
            <text:p>0,59</text:p>
          </table:table-cell>
          <table:table-cell table:style-name="ce1" table:formula="of:=PRODUCT([.L81];0.2)" office:value-type="float" office:value="1.58666666666667" calcext:value-type="float">
            <text:p>1,59</text:p>
          </table:table-cell>
          <table:table-cell table:style-name="ce1" table:formula="of:=[.L81]/5+1" office:value-type="float" office:value="2.58666666666667" calcext:value-type="float">
            <text:p>2,59</text:p>
          </table:table-cell>
          <table:table-cell table:style-name="ce1" table:formula="of:=SUM([.M81:.AU81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hohenstaufen</text:p>
          </table:table-cell>
          <table:table-cell office:value-type="float" office:value="-0.157" calcext:value-type="float">
            <text:p>-0,157</text:p>
          </table:table-cell>
          <table:table-cell table:formula="of:=([.J82]*2-1)*[.B82]*(-1)" office:value-type="float" office:value="0.341213333333334" calcext:value-type="float">
            <text:p>0,341</text:p>
          </table:table-cell>
          <table:table-cell table:formula="of:=([.J82]*2+1)*[.B82]" office:value-type="float" office:value="-0.655213333333334" calcext:value-type="float">
            <text:p>-0,655</text:p>
          </table:table-cell>
          <table:table-cell table:number-columns-repeated="3"/>
          <table:table-cell table:formula="of:=SUM([.I82];(-1))" office:value-type="float" office:value="-0.413333333333334" calcext:value-type="float">
            <text:p>-0,413</text:p>
          </table:table-cell>
          <table:table-cell table:style-name="ce1" table:formula="of:=[.L82]/5-1" office:value-type="float" office:value="0.586666666666666" calcext:value-type="float">
            <text:p>0,59</text:p>
          </table:table-cell>
          <table:table-cell table:style-name="ce1" table:formula="of:=PRODUCT([.L82];0.2)" office:value-type="float" office:value="1.58666666666667" calcext:value-type="float">
            <text:p>1,59</text:p>
          </table:table-cell>
          <table:table-cell table:style-name="ce1" table:formula="of:=[.L82]/5+1" office:value-type="float" office:value="2.58666666666667" calcext:value-type="float">
            <text:p>2,59</text:p>
          </table:table-cell>
          <table:table-cell table:style-name="ce1" table:formula="of:=SUM([.M82:.AU82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orse_transport</text:p>
          </table:table-cell>
          <table:table-cell office:value-type="float" office:value="-0.008" calcext:value-type="float">
            <text:p>-0,008</text:p>
          </table:table-cell>
          <table:table-cell table:formula="of:=([.J83]*2-1)*[.B83]*(-1)" office:value-type="float" office:value="0.00501333333333334" calcext:value-type="float">
            <text:p>0,005</text:p>
          </table:table-cell>
          <table:table-cell table:formula="of:=([.J83]*2+1)*[.B83]" office:value-type="float" office:value="-0.0210133333333333" calcext:value-type="float">
            <text:p>-0,021</text:p>
          </table:table-cell>
          <table:table-cell table:number-columns-repeated="3"/>
          <table:table-cell table:formula="of:=SUM([.I83];(-1))" office:value-type="float" office:value="-1.18666666666667" calcext:value-type="float">
            <text:p>-1,187</text:p>
          </table:table-cell>
          <table:table-cell table:style-name="ce1" table:formula="of:=[.L83]/5-1" office:value-type="float" office:value="-0.186666666666666" calcext:value-type="float">
            <text:p>-0,19</text:p>
          </table:table-cell>
          <table:table-cell table:style-name="ce1" table:formula="of:=PRODUCT([.L83];0.2)" office:value-type="float" office:value="0.813333333333334" calcext:value-type="float">
            <text:p>0,81</text:p>
          </table:table-cell>
          <table:table-cell table:style-name="ce1" table:formula="of:=[.L83]/5+1" office:value-type="float" office:value="1.81333333333333" calcext:value-type="float">
            <text:p>1,81</text:p>
          </table:table-cell>
          <table:table-cell table:style-name="ce1" table:formula="of:=SUM([.M83:.AU83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QDEF_brigade</text:p>
          </table:table-cell>
          <table:table-cell office:value-type="float" office:value="-0.019" calcext:value-type="float">
            <text:p>-0,019</text:p>
          </table:table-cell>
          <table:table-cell table:formula="of:=([.J84]*2-1)*[.B84]*(-1)" office:value-type="float" office:value="0.0225466666666665" calcext:value-type="float">
            <text:p>0,023</text:p>
          </table:table-cell>
          <table:table-cell table:formula="of:=([.J84]*2+1)*[.B84]" office:value-type="float" office:value="-0.0605466666666665" calcext:value-type="float">
            <text:p>-0,061</text:p>
          </table:table-cell>
          <table:table-cell table:number-columns-repeated="3"/>
          <table:table-cell table:formula="of:=SUM([.I84];(-1))" office:value-type="float" office:value="-0.906666666666666" calcext:value-type="float">
            <text:p>-0,907</text:p>
          </table:table-cell>
          <table:table-cell table:style-name="ce1" table:formula="of:=[.L84]/5-1" office:value-type="float" office:value="0.0933333333333342" calcext:value-type="float">
            <text:p>0,09</text:p>
          </table:table-cell>
          <table:table-cell table:style-name="ce1" table:formula="of:=PRODUCT([.L84];0.2)" office:value-type="float" office:value="1.09333333333333" calcext:value-type="float">
            <text:p>1,09</text:p>
          </table:table-cell>
          <table:table-cell table:style-name="ce1" table:formula="of:=[.L84]/5+1" office:value-type="float" office:value="2.09333333333333" calcext:value-type="float">
            <text:p>2,09</text:p>
          </table:table-cell>
          <table:table-cell table:style-name="ce1" table:formula="of:=SUM([.M84:.AU84])/15" office:value-type="float" office:value="5.46666666666667" calcext:value-type="float">
            <text:p>5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emi_motorized_brigade</text:p>
          </table:table-cell>
          <table:table-cell office:value-type="float" office:value="-0.066" calcext:value-type="float">
            <text:p>-0,066</text:p>
          </table:table-cell>
          <table:table-cell table:formula="of:=([.J85]*2-1)*[.B85]*(-1)" office:value-type="float" office:value="0.154" calcext:value-type="float">
            <text:p>0,154</text:p>
          </table:table-cell>
          <table:table-cell table:formula="of:=([.J85]*2+1)*[.B85]" office:value-type="float" office:value="-0.286" calcext:value-type="float">
            <text:p>-0,286</text:p>
          </table:table-cell>
          <table:table-cell table:number-columns-repeated="3"/>
          <table:table-cell table:formula="of:=SUM([.I85];(-1))" office:value-type="float" office:value="-0.333333333333334" calcext:value-type="float">
            <text:p>-0,333</text:p>
          </table:table-cell>
          <table:table-cell table:style-name="ce1" table:formula="of:=[.L85]/5-1" office:value-type="float" office:value="0.666666666666666" calcext:value-type="float">
            <text:p>0,67</text:p>
          </table:table-cell>
          <table:table-cell table:style-name="ce1" table:formula="of:=PRODUCT([.L85];0.2)" office:value-type="float" office:value="1.66666666666667" calcext:value-type="float">
            <text:p>1,67</text:p>
          </table:table-cell>
          <table:table-cell table:style-name="ce1" table:formula="of:=[.L85]/5+1" office:value-type="float" office:value="2.66666666666667" calcext:value-type="float">
            <text:p>2,67</text:p>
          </table:table-cell>
          <table:table-cell table:style-name="ce1" table:formula="of:=SUM([.M85:.AU85])/15" office:value-type="float" office:value="8.333333333333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nfantry_bat</text:p>
          </table:table-cell>
          <table:table-cell office:value-type="float" office:value="-0.02" calcext:value-type="float">
            <text:p>-0,02</text:p>
          </table:table-cell>
          <table:table-cell table:formula="of:=([.J86]*2-1)*[.B86]*(-1)" office:value-type="float" office:value="0.0189333333333334" calcext:value-type="float">
            <text:p>0,019</text:p>
          </table:table-cell>
          <table:table-cell table:formula="of:=([.J86]*2+1)*[.B86]" office:value-type="float" office:value="-0.0589333333333334" calcext:value-type="float">
            <text:p>-0,059</text:p>
          </table:table-cell>
          <table:table-cell table:number-columns-repeated="3"/>
          <table:table-cell table:formula="of:=SUM([.I86];(-1))" office:value-type="float" office:value="-1.02666666666667" calcext:value-type="float">
            <text:p>-1,027</text:p>
          </table:table-cell>
          <table:table-cell table:style-name="ce1" table:formula="of:=[.L86]/5-1" office:value-type="float" office:value="-0.0266666666666661" calcext:value-type="float">
            <text:p>-0,03</text:p>
          </table:table-cell>
          <table:table-cell table:style-name="ce1" table:formula="of:=PRODUCT([.L86];0.2)" office:value-type="float" office:value="0.973333333333334" calcext:value-type="float">
            <text:p>0,97</text:p>
          </table:table-cell>
          <table:table-cell table:style-name="ce1" table:formula="of:=[.L86]/5+1" office:value-type="float" office:value="1.97333333333333" calcext:value-type="float">
            <text:p>1,97</text:p>
          </table:table-cell>
          <table:table-cell table:style-name="ce1" table:formula="of:=SUM([.M86:.AU86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nfantry_brigade</text:p>
          </table:table-cell>
          <table:table-cell office:value-type="float" office:value="-0.041" calcext:value-type="float">
            <text:p>-0,041</text:p>
          </table:table-cell>
          <table:table-cell table:formula="of:=([.J87]*2-1)*[.B87]*(-1)" office:value-type="float" office:value="0.0497466666666669" calcext:value-type="float">
            <text:p>0,050</text:p>
          </table:table-cell>
          <table:table-cell table:formula="of:=([.J87]*2+1)*[.B87]" office:value-type="float" office:value="-0.131746666666667" calcext:value-type="float">
            <text:p>-0,132</text:p>
          </table:table-cell>
          <table:table-cell table:number-columns-repeated="3"/>
          <table:table-cell table:formula="of:=SUM([.I87];(-1))" office:value-type="float" office:value="-0.893333333333334" calcext:value-type="float">
            <text:p>-0,893</text:p>
          </table:table-cell>
          <table:table-cell table:style-name="ce1" table:formula="of:=[.L87]/5-1" office:value-type="float" office:value="0.106666666666666" calcext:value-type="float">
            <text:p>0,11</text:p>
          </table:table-cell>
          <table:table-cell table:style-name="ce1" table:formula="of:=PRODUCT([.L87];0.2)" office:value-type="float" office:value="1.10666666666667" calcext:value-type="float">
            <text:p>1,11</text:p>
          </table:table-cell>
          <table:table-cell table:style-name="ce1" table:formula="of:=[.L87]/5+1" office:value-type="float" office:value="2.10666666666667" calcext:value-type="float">
            <text:p>2,11</text:p>
          </table:table-cell>
          <table:table-cell table:style-name="ce1" table:formula="of:=SUM([.M87:.AU87])/15" office:value-type="float" office:value="5.53333333333333" calcext:value-type="float">
            <text:p>5,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nfantry_tank_brigade</text:p>
          </table:table-cell>
          <table:table-cell office:value-type="float" office:value="-0.11" calcext:value-type="float">
            <text:p>-0,11</text:p>
          </table:table-cell>
          <table:table-cell table:formula="of:=([.J88]*2-1)*[.B88]*(-1)" office:value-type="float" office:value="0.2684" calcext:value-type="float">
            <text:p>0,268</text:p>
          </table:table-cell>
          <table:table-cell table:formula="of:=([.J88]*2+1)*[.B88]" office:value-type="float" office:value="-0.4884" calcext:value-type="float">
            <text:p>-0,488</text:p>
          </table:table-cell>
          <table:table-cell table:number-columns-repeated="3"/>
          <table:table-cell table:formula="of:=SUM([.I88];(-1))" office:value-type="float" office:value="-0.28" calcext:value-type="float">
            <text:p>-0,280</text:p>
          </table:table-cell>
          <table:table-cell table:style-name="ce1" table:formula="of:=[.L88]/5-1" office:value-type="float" office:value="0.72" calcext:value-type="float">
            <text:p>0,72</text:p>
          </table:table-cell>
          <table:table-cell table:style-name="ce1" table:formula="of:=PRODUCT([.L88];0.2)" office:value-type="float" office:value="1.72" calcext:value-type="float">
            <text:p>1,72</text:p>
          </table:table-cell>
          <table:table-cell table:style-name="ce1" table:formula="of:=[.L88]/5+1" office:value-type="float" office:value="2.72" calcext:value-type="float">
            <text:p>2,72</text:p>
          </table:table-cell>
          <table:table-cell table:style-name="ce1" table:formula="of:=SUM([.M88:.AU88])/15" office:value-type="float" office:value="8.6" calcext:value-type="float">
            <text:p>8,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TA_light_transport</text:p>
          </table:table-cell>
          <table:table-cell office:value-type="float" office:value="-0.022" calcext:value-type="float">
            <text:p>-0,022</text:p>
          </table:table-cell>
          <table:table-cell table:formula="of:=([.J89]*2-1)*[.B89]*(-1)" office:value-type="float" office:value="0.0384266666666665" calcext:value-type="float">
            <text:p>0,038</text:p>
          </table:table-cell>
          <table:table-cell table:formula="of:=([.J89]*2+1)*[.B89]" office:value-type="float" office:value="-0.0824266666666665" calcext:value-type="float">
            <text:p>-0,082</text:p>
          </table:table-cell>
          <table:table-cell table:number-columns-repeated="3"/>
          <table:table-cell table:formula="of:=SUM([.I89];(-1))" office:value-type="float" office:value="-0.626666666666667" calcext:value-type="float">
            <text:p>-0,627</text:p>
          </table:table-cell>
          <table:table-cell table:style-name="ce1" table:formula="of:=[.L89]/5-1" office:value-type="float" office:value="0.373333333333333" calcext:value-type="float">
            <text:p>0,37</text:p>
          </table:table-cell>
          <table:table-cell table:style-name="ce1" table:formula="of:=PRODUCT([.L89];0.2)" office:value-type="float" office:value="1.37333333333333" calcext:value-type="float">
            <text:p>1,37</text:p>
          </table:table-cell>
          <table:table-cell table:style-name="ce1" table:formula="of:=[.L89]/5+1" office:value-type="float" office:value="2.37333333333333" calcext:value-type="float">
            <text:p>2,37</text:p>
          </table:table-cell>
          <table:table-cell table:style-name="ce1" table:formula="of:=SUM([.M89:.AU89])/15" office:value-type="float" office:value="6.86666666666667" calcext:value-type="float">
            <text:p>6,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er_kampfgruppe_hubner</text:p>
          </table:table-cell>
          <table:table-cell/>
          <table:table-cell table:formula="of:=([.J90]*2-1)*[.B90]*(-1)" office:value-type="float" office:value="-0" calcext:value-type="float">
            <text:p>0,000</text:p>
          </table:table-cell>
          <table:table-cell table:formula="of:=([.J90]*2+1)*[.B90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ramcke</text:p>
          </table:table-cell>
          <table:table-cell/>
          <table:table-cell table:formula="of:=([.J91]*2-1)*[.B91]*(-1)" office:value-type="float" office:value="-0" calcext:value-type="float">
            <text:p>0,000</text:p>
          </table:table-cell>
          <table:table-cell table:formula="of:=([.J91]*2+1)*[.B91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schultz</text:p>
          </table:table-cell>
          <table:table-cell/>
          <table:table-cell table:formula="of:=([.J92]*2-1)*[.B92]*(-1)" office:value-type="float" office:value="-0" calcext:value-type="float">
            <text:p>0,000</text:p>
          </table:table-cell>
          <table:table-cell table:formula="of:=([.J92]*2+1)*[.B92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heydte</text:p>
          </table:table-cell>
          <table:table-cell/>
          <table:table-cell table:formula="of:=([.J93]*2-1)*[.B93]*(-1)" office:value-type="float" office:value="-0" calcext:value-type="float">
            <text:p>0,000</text:p>
          </table:table-cell>
          <table:table-cell table:formula="of:=([.J93]*2+1)*[.B93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jap_kaoru_detachment</text:p>
          </table:table-cell>
          <table:table-cell/>
          <table:table-cell table:formula="of:=([.J94]*2-1)*[.B94]*(-1)" office:value-type="float" office:value="-0" calcext:value-type="float">
            <text:p>0,000</text:p>
          </table:table-cell>
          <table:table-cell table:formula="of:=([.J94]*2+1)*[.B94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lehr_brigade</text:p>
          </table:table-cell>
          <table:table-cell/>
          <table:table-cell table:formula="of:=([.J95]*2-1)*[.B95]*(-1)" office:value-type="float" office:value="-0" calcext:value-type="float">
            <text:p>0,000</text:p>
          </table:table-cell>
          <table:table-cell table:formula="of:=([.J95]*2+1)*[.B95]" office:value-type="float" office:value="0" calcext:value-type="float">
            <text:p>0,000</text:p>
          </table:table-cell>
          <table:table-cell table:number-columns-repeated="3"/>
          <table:table-cell table:formula="of:=SUM([.I95];(-1))" office:value-type="float" office:value="-0.56" calcext:value-type="float">
            <text:p>-0,560</text:p>
          </table:table-cell>
          <table:table-cell table:style-name="ce1" table:formula="of:=[.L95]/5-1" office:value-type="float" office:value="0.44" calcext:value-type="float">
            <text:p>0,44</text:p>
          </table:table-cell>
          <table:table-cell table:style-name="ce1" table:formula="of:=PRODUCT([.L95];0.2)" office:value-type="float" office:value="1.44" calcext:value-type="float">
            <text:p>1,44</text:p>
          </table:table-cell>
          <table:table-cell table:style-name="ce1" table:formula="of:=[.L95]/5+1" office:value-type="float" office:value="2.44" calcext:value-type="float">
            <text:p>2,44</text:p>
          </table:table-cell>
          <table:table-cell table:style-name="ce1" table:formula="of:=SUM([.M95:.AU95])/15" office:value-type="float" office:value="7.2" calcext:value-type="float">
            <text:p>7,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ght_armor_brigade</text:p>
          </table:table-cell>
          <table:table-cell office:value-type="float" office:value="-0.133" calcext:value-type="float">
            <text:p>-0,133</text:p>
          </table:table-cell>
          <table:table-cell table:formula="of:=([.J96]*2-1)*[.B96]*(-1)" office:value-type="float" office:value="0.36708" calcext:value-type="float">
            <text:p>0,367</text:p>
          </table:table-cell>
          <table:table-cell table:formula="of:=([.J96]*2+1)*[.B96]" office:value-type="float" office:value="-0.63308" calcext:value-type="float">
            <text:p>-0,633</text:p>
          </table:table-cell>
          <table:table-cell table:number-columns-repeated="3"/>
          <table:table-cell table:formula="of:=SUM([.I96];(-1))" office:value-type="float" office:value="-0.12" calcext:value-type="float">
            <text:p>-0,120</text:p>
          </table:table-cell>
          <table:table-cell table:style-name="ce1" table:formula="of:=[.L96]/5-1" office:value-type="float" office:value="0.88" calcext:value-type="float">
            <text:p>0,88</text:p>
          </table:table-cell>
          <table:table-cell table:style-name="ce1" table:formula="of:=PRODUCT([.L96];0.2)" office:value-type="float" office:value="1.88" calcext:value-type="float">
            <text:p>1,88</text:p>
          </table:table-cell>
          <table:table-cell table:style-name="ce1" table:formula="of:=[.L96]/5+1" office:value-type="float" office:value="2.88" calcext:value-type="float">
            <text:p>2,88</text:p>
          </table:table-cell>
          <table:table-cell table:style-name="ce1" table:formula="of:=SUM([.M96:.AU96])/15" office:value-type="float" office:value="9.4" calcext:value-type="float">
            <text:p>9,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ight_armor_bat</text:p>
          </table:table-cell>
          <table:table-cell office:value-type="float" office:value="-0.067" calcext:value-type="float">
            <text:p>-0,067</text:p>
          </table:table-cell>
          <table:table-cell table:formula="of:=([.J97]*2-1)*[.B97]*(-1)" office:value-type="float" office:value="0.1742" calcext:value-type="float">
            <text:p>0,174</text:p>
          </table:table-cell>
          <table:table-cell table:formula="of:=([.J97]*2+1)*[.B97]" office:value-type="float" office:value="-0.3082" calcext:value-type="float">
            <text:p>-0,308</text:p>
          </table:table-cell>
          <table:table-cell table:number-columns-repeated="3"/>
          <table:table-cell table:formula="of:=SUM([.I97];(-1))" office:value-type="float" office:value="-0.2" calcext:value-type="float">
            <text:p>-0,200</text:p>
          </table:table-cell>
          <table:table-cell table:style-name="ce1" table:formula="of:=[.L97]/5-1" office:value-type="float" office:value="0.8" calcext:value-type="float">
            <text:p>0,80</text:p>
          </table:table-cell>
          <table:table-cell table:style-name="ce1" table:formula="of:=PRODUCT([.L97];0.2)" office:value-type="float" office:value="1.8" calcext:value-type="float">
            <text:p>1,80</text:p>
          </table:table-cell>
          <table:table-cell table:style-name="ce1" table:formula="of:=[.L97]/5+1" office:value-type="float" office:value="2.8" calcext:value-type="float">
            <text:p>2,80</text:p>
          </table:table-cell>
          <table:table-cell table:style-name="ce1" table:formula="of:=SUM([.M97:.AU97])/15" office:value-type="float" office:value="9" calcext:value-type="float">
            <text:p>9,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ight_infantry_brigade</text:p>
          </table:table-cell>
          <table:table-cell office:value-type="float" office:value="-0.035" calcext:value-type="float">
            <text:p>-0,035</text:p>
          </table:table-cell>
          <table:table-cell table:formula="of:=([.J98]*2-1)*[.B98]*(-1)" office:value-type="float" office:value="0.0443333333333331" calcext:value-type="float">
            <text:p>0,044</text:p>
          </table:table-cell>
          <table:table-cell table:formula="of:=([.J98]*2+1)*[.B98]" office:value-type="float" office:value="-0.114333333333333" calcext:value-type="float">
            <text:p>-0,114</text:p>
          </table:table-cell>
          <table:table-cell table:number-columns-repeated="3"/>
          <table:table-cell table:formula="of:=SUM([.I98];(-1))" office:value-type="float" office:value="-0.866666666666666" calcext:value-type="float">
            <text:p>-0,867</text:p>
          </table:table-cell>
          <table:table-cell table:style-name="ce1" table:formula="of:=[.L98]/5-1" office:value-type="float" office:value="0.133333333333334" calcext:value-type="float">
            <text:p>0,13</text:p>
          </table:table-cell>
          <table:table-cell table:style-name="ce1" table:formula="of:=PRODUCT([.L98];0.2)" office:value-type="float" office:value="1.13333333333333" calcext:value-type="float">
            <text:p>1,13</text:p>
          </table:table-cell>
          <table:table-cell table:style-name="ce1" table:formula="of:=[.L98]/5+1" office:value-type="float" office:value="2.13333333333333" calcext:value-type="float">
            <text:p>2,13</text:p>
          </table:table-cell>
          <table:table-cell table:style-name="ce1" table:formula="of:=SUM([.M98:.AU98])/15" office:value-type="float" office:value="5.66666666666667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_transport</text:p>
          </table:table-cell>
          <table:table-cell office:value-type="float" office:value="-0.02" calcext:value-type="float">
            <text:p>-0,02</text:p>
          </table:table-cell>
          <table:table-cell table:formula="of:=([.J99]*2-1)*[.B99]*(-1)" office:value-type="float" office:value="0.0333333333333332" calcext:value-type="float">
            <text:p>0,033</text:p>
          </table:table-cell>
          <table:table-cell table:formula="of:=([.J99]*2+1)*[.B99]" office:value-type="float" office:value="-0.0733333333333332" calcext:value-type="float">
            <text:p>-0,073</text:p>
          </table:table-cell>
          <table:table-cell table:number-columns-repeated="3"/>
          <table:table-cell table:formula="of:=SUM([.I99];(-1))" office:value-type="float" office:value="-0.666666666666666" calcext:value-type="float">
            <text:p>-0,667</text:p>
          </table:table-cell>
          <table:table-cell table:style-name="ce1" table:formula="of:=[.L99]/5-1" office:value-type="float" office:value="0.333333333333334" calcext:value-type="float">
            <text:p>0,33</text:p>
          </table:table-cell>
          <table:table-cell table:style-name="ce1" table:formula="of:=PRODUCT([.L99];0.2)" office:value-type="float" office:value="1.33333333333333" calcext:value-type="float">
            <text:p>1,33</text:p>
          </table:table-cell>
          <table:table-cell table:style-name="ce1" table:formula="of:=[.L99]/5+1" office:value-type="float" office:value="2.33333333333333" calcext:value-type="float">
            <text:p>2,33</text:p>
          </table:table-cell>
          <table:table-cell table:style-name="ce1" table:formula="of:=SUM([.M99:.AU99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lssah</text:p>
          </table:table-cell>
          <table:table-cell office:value-type="float" office:value="-0.157" calcext:value-type="float">
            <text:p>-0,157</text:p>
          </table:table-cell>
          <table:table-cell table:formula="of:=([.J100]*2-1)*[.B100]*(-1)" office:value-type="float" office:value="0.341213333333334" calcext:value-type="float">
            <text:p>0,341</text:p>
          </table:table-cell>
          <table:table-cell table:formula="of:=([.J100]*2+1)*[.B100]" office:value-type="float" office:value="-0.655213333333334" calcext:value-type="float">
            <text:p>-0,655</text:p>
          </table:table-cell>
          <table:table-cell table:number-columns-repeated="3"/>
          <table:table-cell table:formula="of:=SUM([.I100];(-1))" office:value-type="float" office:value="-0.413333333333334" calcext:value-type="float">
            <text:p>-0,413</text:p>
          </table:table-cell>
          <table:table-cell table:style-name="ce1" table:formula="of:=[.L100]/5-1" office:value-type="float" office:value="0.586666666666666" calcext:value-type="float">
            <text:p>0,59</text:p>
          </table:table-cell>
          <table:table-cell table:style-name="ce1" table:formula="of:=PRODUCT([.L100];0.2)" office:value-type="float" office:value="1.58666666666667" calcext:value-type="float">
            <text:p>1,59</text:p>
          </table:table-cell>
          <table:table-cell table:style-name="ce1" table:formula="of:=[.L100]/5+1" office:value-type="float" office:value="2.58666666666667" calcext:value-type="float">
            <text:p>2,59</text:p>
          </table:table-cell>
          <table:table-cell table:style-name="ce1" table:formula="of:=SUM([.M100:.AU100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ftwaffe_brigade</text:p>
          </table:table-cell>
          <table:table-cell office:value-type="float" office:value="-0.012" calcext:value-type="float">
            <text:p>-0,012</text:p>
          </table:table-cell>
          <table:table-cell table:formula="of:=([.J101]*2-1)*[.B101]*(-1)" office:value-type="float" office:value="0.0132799999999999" calcext:value-type="float">
            <text:p>0,013</text:p>
          </table:table-cell>
          <table:table-cell table:formula="of:=([.J101]*2+1)*[.B101]" office:value-type="float" office:value="-0.0372799999999999" calcext:value-type="float">
            <text:p>-0,037</text:p>
          </table:table-cell>
          <table:table-cell table:number-columns-repeated="3"/>
          <table:table-cell table:formula="of:=SUM([.I101];(-1))" office:value-type="float" office:value="-0.946666666666666" calcext:value-type="float">
            <text:p>-0,947</text:p>
          </table:table-cell>
          <table:table-cell table:style-name="ce1" table:formula="of:=[.L101]/5-1" office:value-type="float" office:value="0.0533333333333341" calcext:value-type="float">
            <text:p>0,05</text:p>
          </table:table-cell>
          <table:table-cell table:style-name="ce1" table:formula="of:=PRODUCT([.L101];0.2)" office:value-type="float" office:value="1.05333333333333" calcext:value-type="float">
            <text:p>1,05</text:p>
          </table:table-cell>
          <table:table-cell table:style-name="ce1" table:formula="of:=[.L101]/5+1" office:value-type="float" office:value="2.05333333333333" calcext:value-type="float">
            <text:p>2,05</text:p>
          </table:table-cell>
          <table:table-cell table:style-name="ce1" table:formula="of:=SUM([.M101:.AU101])/15" office:value-type="float" office:value="5.2666666666666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rine_brigade</text:p>
          </table:table-cell>
          <table:table-cell office:value-type="float" office:value="-0.084" calcext:value-type="float">
            <text:p>-0,084</text:p>
          </table:table-cell>
          <table:table-cell table:formula="of:=([.J102]*2-1)*[.B102]*(-1)" office:value-type="float" office:value="0.148960000000001" calcext:value-type="float">
            <text:p>0,149</text:p>
          </table:table-cell>
          <table:table-cell table:formula="of:=([.J102]*2+1)*[.B102]" office:value-type="float" office:value="-0.316960000000001" calcext:value-type="float">
            <text:p>-0,317</text:p>
          </table:table-cell>
          <table:table-cell table:number-columns-repeated="3"/>
          <table:table-cell table:formula="of:=SUM([.I102];(-1))" office:value-type="float" office:value="-0.613333333333334" calcext:value-type="float">
            <text:p>-0,613</text:p>
          </table:table-cell>
          <table:table-cell table:style-name="ce1" table:formula="of:=[.L102]/5-1" office:value-type="float" office:value="0.386666666666666" calcext:value-type="float">
            <text:p>0,39</text:p>
          </table:table-cell>
          <table:table-cell table:style-name="ce1" table:formula="of:=PRODUCT([.L102];0.2)" office:value-type="float" office:value="1.38666666666667" calcext:value-type="float">
            <text:p>1,39</text:p>
          </table:table-cell>
          <table:table-cell table:style-name="ce1" table:formula="of:=[.L102]/5+1" office:value-type="float" office:value="2.38666666666667" calcext:value-type="float">
            <text:p>2,39</text:p>
          </table:table-cell>
          <table:table-cell table:style-name="ce1" table:formula="of:=SUM([.M102:.AU102])/15" office:value-type="float" office:value="6.93333333333333" calcext:value-type="float">
            <text:p>6,9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edium_artillery_brigade</text:p>
          </table:table-cell>
          <table:table-cell office:value-type="float" office:value="-0.054" calcext:value-type="float">
            <text:p>-0,054</text:p>
          </table:table-cell>
          <table:table-cell table:formula="of:=([.J103]*2-1)*[.B103]*(-1)" office:value-type="float" office:value="0.03672" calcext:value-type="float">
            <text:p>0,037</text:p>
          </table:table-cell>
          <table:table-cell table:formula="of:=([.J103]*2+1)*[.B103]" office:value-type="float" office:value="-0.14472" calcext:value-type="float">
            <text:p>-0,145</text:p>
          </table:table-cell>
          <table:table-cell table:number-columns-repeated="3"/>
          <table:table-cell table:formula="of:=SUM([.I103];(-1))" office:value-type="float" office:value="-1.16" calcext:value-type="float">
            <text:p>-1,160</text:p>
          </table:table-cell>
          <table:table-cell table:style-name="ce1" table:formula="of:=[.L103]/5-1" office:value-type="float" office:value="-0.16" calcext:value-type="float">
            <text:p>-0,16</text:p>
          </table:table-cell>
          <table:table-cell table:style-name="ce1" table:formula="of:=PRODUCT([.L103];0.2)" office:value-type="float" office:value="0.84" calcext:value-type="float">
            <text:p>0,84</text:p>
          </table:table-cell>
          <table:table-cell table:style-name="ce1" table:formula="of:=[.L103]/5+1" office:value-type="float" office:value="1.84" calcext:value-type="float">
            <text:p>1,84</text:p>
          </table:table-cell>
          <table:table-cell table:style-name="ce1" table:formula="of:=SUM([.M103:.AU103])/15" office:value-type="float" office:value="4.2" calcext:value-type="float">
            <text:p>4,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dium_tank_destroyer_brigade</text:p>
          </table:table-cell>
          <table:table-cell office:value-type="float" office:value="-0.144" calcext:value-type="float">
            <text:p>-0,144</text:p>
          </table:table-cell>
          <table:table-cell table:formula="of:=([.J104]*2-1)*[.B104]*(-1)" office:value-type="float" office:value="0.3168" calcext:value-type="float">
            <text:p>0,317</text:p>
          </table:table-cell>
          <table:table-cell table:formula="of:=([.J104]*2+1)*[.B104]" office:value-type="float" office:value="-0.6048" calcext:value-type="float">
            <text:p>-0,605</text:p>
          </table:table-cell>
          <table:table-cell table:number-columns-repeated="3"/>
          <table:table-cell table:formula="of:=SUM([.I104];(-1))" office:value-type="float" office:value="-0.4" calcext:value-type="float">
            <text:p>-0,400</text:p>
          </table:table-cell>
          <table:table-cell table:style-name="ce1" table:formula="of:=[.L104]/5-1" office:value-type="float" office:value="0.6" calcext:value-type="float">
            <text:p>0,60</text:p>
          </table:table-cell>
          <table:table-cell table:style-name="ce1" table:formula="of:=PRODUCT([.L104];0.2)" office:value-type="float" office:value="1.6" calcext:value-type="float">
            <text:p>1,60</text:p>
          </table:table-cell>
          <table:table-cell table:style-name="ce1" table:formula="of:=[.L104]/5+1" office:value-type="float" office:value="2.6" calcext:value-type="float">
            <text:p>2,60</text:p>
          </table:table-cell>
          <table:table-cell table:style-name="ce1" table:formula="of:=SUM([.M104:.AU104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zed_brigade</text:p>
          </table:table-cell>
          <table:table-cell office:value-type="float" office:value="-0.132" calcext:value-type="float">
            <text:p>-0,132</text:p>
          </table:table-cell>
          <table:table-cell table:formula="of:=([.J105]*2-1)*[.B105]*(-1)" office:value-type="float" office:value="0.251679999999999" calcext:value-type="float">
            <text:p>0,252</text:p>
          </table:table-cell>
          <table:table-cell table:formula="of:=([.J105]*2+1)*[.B105]" office:value-type="float" office:value="-0.515679999999999" calcext:value-type="float">
            <text:p>-0,516</text:p>
          </table:table-cell>
          <table:table-cell table:number-columns-repeated="3"/>
          <table:table-cell table:formula="of:=SUM([.I105];(-1))" office:value-type="float" office:value="-0.546666666666666" calcext:value-type="float">
            <text:p>-0,547</text:p>
          </table:table-cell>
          <table:table-cell table:style-name="ce1" table:formula="of:=[.L105]/5-1" office:value-type="float" office:value="0.453333333333334" calcext:value-type="float">
            <text:p>0,45</text:p>
          </table:table-cell>
          <table:table-cell table:style-name="ce1" table:formula="of:=PRODUCT([.L105];0.2)" office:value-type="float" office:value="1.45333333333333" calcext:value-type="float">
            <text:p>1,45</text:p>
          </table:table-cell>
          <table:table-cell table:style-name="ce1" table:formula="of:=[.L105]/5+1" office:value-type="float" office:value="2.45333333333333" calcext:value-type="float">
            <text:p>2,45</text:p>
          </table:table-cell>
          <table:table-cell table:style-name="ce1" table:formula="of:=SUM([.M105:.AU105])/15" office:value-type="float" office:value="7.2666666666666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zed_infantry_bat</text:p>
          </table:table-cell>
          <table:table-cell office:value-type="float" office:value="-0.084" calcext:value-type="float">
            <text:p>-0,084</text:p>
          </table:table-cell>
          <table:table-cell table:formula="of:=([.J106]*2-1)*[.B106]*(-1)" office:value-type="float" office:value="0.135520000000001" calcext:value-type="float">
            <text:p>0,136</text:p>
          </table:table-cell>
          <table:table-cell table:formula="of:=([.J106]*2+1)*[.B106]" office:value-type="float" office:value="-0.303520000000001" calcext:value-type="float">
            <text:p>-0,304</text:p>
          </table:table-cell>
          <table:table-cell table:number-columns-repeated="3"/>
          <table:table-cell table:formula="of:=SUM([.I106];(-1))" office:value-type="float" office:value="-0.693333333333334" calcext:value-type="float">
            <text:p>-0,693</text:p>
          </table:table-cell>
          <table:table-cell table:style-name="ce1" table:formula="of:=[.L106]/5-1" office:value-type="float" office:value="0.306666666666666" calcext:value-type="float">
            <text:p>0,31</text:p>
          </table:table-cell>
          <table:table-cell table:style-name="ce1" table:formula="of:=PRODUCT([.L106];0.2)" office:value-type="float" office:value="1.30666666666667" calcext:value-type="float">
            <text:p>1,31</text:p>
          </table:table-cell>
          <table:table-cell table:style-name="ce1" table:formula="of:=[.L106]/5+1" office:value-type="float" office:value="2.30666666666667" calcext:value-type="float">
            <text:p>2,31</text:p>
          </table:table-cell>
          <table:table-cell table:style-name="ce1" table:formula="of:=SUM([.M106:.AU106])/15" office:value-type="float" office:value="6.53333333333333" calcext:value-type="float">
            <text:p>6,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litia_brigade</text:p>
          </table:table-cell>
          <table:table-cell office:value-type="float" office:value="-0.016" calcext:value-type="float">
            <text:p>-0,016</text:p>
          </table:table-cell>
          <table:table-cell table:formula="of:=([.J107]*2-1)*[.B107]*(-1)" office:value-type="float" office:value="0.00917333333333331" calcext:value-type="float">
            <text:p>0,009</text:p>
          </table:table-cell>
          <table:table-cell table:formula="of:=([.J107]*2+1)*[.B107]" office:value-type="float" office:value="-0.0411733333333333" calcext:value-type="float">
            <text:p>-0,041</text:p>
          </table:table-cell>
          <table:table-cell table:number-columns-repeated="3"/>
          <table:table-cell table:formula="of:=SUM([.I107];(-1))" office:value-type="float" office:value="-1.21333333333333" calcext:value-type="float">
            <text:p>-1,213</text:p>
          </table:table-cell>
          <table:table-cell table:style-name="ce1" table:formula="of:=[.L107]/5-1" office:value-type="float" office:value="-0.213333333333334" calcext:value-type="float">
            <text:p>-0,21</text:p>
          </table:table-cell>
          <table:table-cell table:style-name="ce1" table:formula="of:=PRODUCT([.L107];0.2)" office:value-type="float" office:value="0.786666666666666" calcext:value-type="float">
            <text:p>0,79</text:p>
          </table:table-cell>
          <table:table-cell table:style-name="ce1" table:formula="of:=[.L107]/5+1" office:value-type="float" office:value="1.78666666666667" calcext:value-type="float">
            <text:p>1,79</text:p>
          </table:table-cell>
          <table:table-cell table:style-name="ce1" table:formula="of:=SUM([.M107:.AU107])/15" office:value-type="float" office:value="3.93333333333333" calcext:value-type="float">
            <text:p>3,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xed_support_brigade</text:p>
          </table:table-cell>
          <table:table-cell/>
          <table:table-cell table:formula="of:=([.J108]*2-1)*[.B108]*(-1)" office:value-type="float" office:value="-0" calcext:value-type="float">
            <text:p>0,000</text:p>
          </table:table-cell>
          <table:table-cell table:formula="of:=([.J108]*2+1)*[.B108]" office:value-type="float" office:value="0" calcext:value-type="float">
            <text:p>0,000</text:p>
          </table:table-cell>
          <table:table-cell table:number-columns-repeated="3"/>
          <table:table-cell table:formula="of:=SUM([.I108];(-1))" office:value-type="float" office:value="-1.6" calcext:value-type="float">
            <text:p>-1,600</text:p>
          </table:table-cell>
          <table:table-cell table:style-name="ce1" table:formula="of:=[.L108]/5-1" office:value-type="float" office:value="-0.6" calcext:value-type="float">
            <text:p>-0,60</text:p>
          </table:table-cell>
          <table:table-cell table:style-name="ce1" table:formula="of:=PRODUCT([.L108];0.2)" office:value-type="float" office:value="0.4" calcext:value-type="float">
            <text:p>0,40</text:p>
          </table:table-cell>
          <table:table-cell table:style-name="ce1" table:formula="of:=[.L108]/5+1" office:value-type="float" office:value="1.4" calcext:value-type="float">
            <text:p>1,40</text:p>
          </table:table-cell>
          <table:table-cell table:style-name="ce1" table:formula="of:=SUM([.M108:.AU108])/15" office:value-type="float" office:value="2" calcext:value-type="float">
            <text:p>2,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torcycle_recon_brigade</text:p>
          </table:table-cell>
          <table:table-cell office:value-type="float" office:value="-0.012" calcext:value-type="float">
            <text:p>-0,012</text:p>
          </table:table-cell>
          <table:table-cell table:formula="of:=([.J109]*2-1)*[.B109]*(-1)" office:value-type="float" office:value="0.0184000000000001" calcext:value-type="float">
            <text:p>0,018</text:p>
          </table:table-cell>
          <table:table-cell table:formula="of:=([.J109]*2+1)*[.B109]" office:value-type="float" office:value="-0.0424000000000001" calcext:value-type="float">
            <text:p>-0,042</text:p>
          </table:table-cell>
          <table:table-cell table:number-columns-repeated="3"/>
          <table:table-cell table:formula="of:=SUM([.I109];(-1))" office:value-type="float" office:value="-0.733333333333334" calcext:value-type="float">
            <text:p>-0,733</text:p>
          </table:table-cell>
          <table:table-cell table:style-name="ce1" table:formula="of:=[.L109]/5-1" office:value-type="float" office:value="0.266666666666666" calcext:value-type="float">
            <text:p>0,27</text:p>
          </table:table-cell>
          <table:table-cell table:style-name="ce1" table:formula="of:=PRODUCT([.L109];0.2)" office:value-type="float" office:value="1.26666666666667" calcext:value-type="float">
            <text:p>1,27</text:p>
          </table:table-cell>
          <table:table-cell table:style-name="ce1" table:formula="of:=[.L109]/5+1" office:value-type="float" office:value="2.26666666666667" calcext:value-type="float">
            <text:p>2,27</text:p>
          </table:table-cell>
          <table:table-cell table:style-name="ce1" table:formula="of:=SUM([.M109:.AU109])/15" office:value-type="float" office:value="6.33333333333333" calcext:value-type="float">
            <text:p>6,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torized_infantry_bat</text:p>
          </table:table-cell>
          <table:table-cell office:value-type="float" office:value="-0.076" calcext:value-type="float">
            <text:p>-0,076</text:p>
          </table:table-cell>
          <table:table-cell table:formula="of:=([.J110]*2-1)*[.B110]*(-1)" office:value-type="float" office:value="0.0719466666666668" calcext:value-type="float">
            <text:p>0,072</text:p>
          </table:table-cell>
          <table:table-cell table:formula="of:=([.J110]*2+1)*[.B110]" office:value-type="float" office:value="-0.223946666666667" calcext:value-type="float">
            <text:p>-0,224</text:p>
          </table:table-cell>
          <table:table-cell table:number-columns-repeated="3"/>
          <table:table-cell table:formula="of:=SUM([.I110];(-1))" office:value-type="float" office:value="-1.02666666666667" calcext:value-type="float">
            <text:p>-1,027</text:p>
          </table:table-cell>
          <table:table-cell table:style-name="ce1" table:formula="of:=[.L110]/5-1" office:value-type="float" office:value="-0.0266666666666661" calcext:value-type="float">
            <text:p>-0,03</text:p>
          </table:table-cell>
          <table:table-cell table:style-name="ce1" table:formula="of:=PRODUCT([.L110];0.2)" office:value-type="float" office:value="0.973333333333334" calcext:value-type="float">
            <text:p>0,97</text:p>
          </table:table-cell>
          <table:table-cell table:style-name="ce1" table:formula="of:=[.L110]/5+1" office:value-type="float" office:value="1.97333333333333" calcext:value-type="float">
            <text:p>1,97</text:p>
          </table:table-cell>
          <table:table-cell table:style-name="ce1" table:formula="of:=SUM([.M110:.AU110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torized_brigade</text:p>
          </table:table-cell>
          <table:table-cell office:value-type="float" office:value="-0.12" calcext:value-type="float">
            <text:p>-0,12</text:p>
          </table:table-cell>
          <table:table-cell table:formula="of:=([.J111]*2-1)*[.B111]*(-1)" office:value-type="float" office:value="0.161599999999999" calcext:value-type="float">
            <text:p>0,162</text:p>
          </table:table-cell>
          <table:table-cell table:formula="of:=([.J111]*2+1)*[.B111]" office:value-type="float" office:value="-0.401599999999999" calcext:value-type="float">
            <text:p>-0,402</text:p>
          </table:table-cell>
          <table:table-cell table:number-columns-repeated="3"/>
          <table:table-cell table:formula="of:=SUM([.I111];(-1))" office:value-type="float" office:value="-0.826666666666666" calcext:value-type="float">
            <text:p>-0,827</text:p>
          </table:table-cell>
          <table:table-cell table:style-name="ce1" table:formula="of:=[.L111]/5-1" office:value-type="float" office:value="0.173333333333334" calcext:value-type="float">
            <text:p>0,17</text:p>
          </table:table-cell>
          <table:table-cell table:style-name="ce1" table:formula="of:=PRODUCT([.L111];0.2)" office:value-type="float" office:value="1.17333333333333" calcext:value-type="float">
            <text:p>1,17</text:p>
          </table:table-cell>
          <table:table-cell table:style-name="ce1" table:formula="of:=[.L111]/5+1" office:value-type="float" office:value="2.17333333333333" calcext:value-type="float">
            <text:p>2,17</text:p>
          </table:table-cell>
          <table:table-cell table:style-name="ce1" table:formula="of:=SUM([.M111:.AU111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torized_engineer_brigade</text:p>
          </table:table-cell>
          <table:table-cell office:value-type="float" office:value="-0.05" calcext:value-type="float">
            <text:p>-0,05</text:p>
          </table:table-cell>
          <table:table-cell table:formula="of:=([.J112]*2-1)*[.B112]*(-1)" office:value-type="float" office:value="0.091333333333333" calcext:value-type="float">
            <text:p>0,091</text:p>
          </table:table-cell>
          <table:table-cell table:formula="of:=([.J112]*2+1)*[.B112]" office:value-type="float" office:value="-0.191333333333333" calcext:value-type="float">
            <text:p>-0,191</text:p>
          </table:table-cell>
          <table:table-cell table:number-columns-repeated="3"/>
          <table:table-cell table:formula="of:=SUM([.I112];(-1))" office:value-type="float" office:value="-0.586666666666666" calcext:value-type="float">
            <text:p>-0,587</text:p>
          </table:table-cell>
          <table:table-cell table:style-name="ce1" table:formula="of:=[.L112]/5-1" office:value-type="float" office:value="0.413333333333334" calcext:value-type="float">
            <text:p>0,41</text:p>
          </table:table-cell>
          <table:table-cell table:style-name="ce1" table:formula="of:=PRODUCT([.L112];0.2)" office:value-type="float" office:value="1.41333333333333" calcext:value-type="float">
            <text:p>1,41</text:p>
          </table:table-cell>
          <table:table-cell table:style-name="ce1" table:formula="of:=[.L112]/5+1" office:value-type="float" office:value="2.41333333333333" calcext:value-type="float">
            <text:p>2,41</text:p>
          </table:table-cell>
          <table:table-cell table:style-name="ce1" table:formula="of:=SUM([.M112:.AU112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torized_support_brigade</text:p>
          </table:table-cell>
          <table:table-cell/>
          <table:table-cell table:formula="of:=([.J113]*2-1)*[.B113]*(-1)" office:value-type="float" office:value="-0" calcext:value-type="float">
            <text:p>0,000</text:p>
          </table:table-cell>
          <table:table-cell table:formula="of:=([.J113]*2+1)*[.B113]" office:value-type="float" office:value="0" calcext:value-type="float">
            <text:p>0,000</text:p>
          </table:table-cell>
          <table:table-cell table:number-columns-repeated="3"/>
          <table:table-cell table:formula="of:=SUM([.I113];(-1))" office:value-type="float" office:value="-1.38666666666667" calcext:value-type="float">
            <text:p>-1,387</text:p>
          </table:table-cell>
          <table:table-cell table:style-name="ce1" table:formula="of:=[.L113]/5-1" office:value-type="float" office:value="-0.386666666666666" calcext:value-type="float">
            <text:p>-0,39</text:p>
          </table:table-cell>
          <table:table-cell table:style-name="ce1" table:formula="of:=PRODUCT([.L113];0.2)" office:value-type="float" office:value="0.613333333333334" calcext:value-type="float">
            <text:p>0,61</text:p>
          </table:table-cell>
          <table:table-cell table:style-name="ce1" table:formula="of:=[.L113]/5+1" office:value-type="float" office:value="1.61333333333333" calcext:value-type="float">
            <text:p>1,61</text:p>
          </table:table-cell>
          <table:table-cell table:style-name="ce1" table:formula="of:=SUM([.M113:.AU113])/15" office:value-type="float" office:value="3.06666666666667" calcext:value-type="float">
            <text:p>3,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rgsjaeger_brigade</text:p>
          </table:table-cell>
          <table:table-cell office:value-type="float" office:value="-0.065" calcext:value-type="float">
            <text:p>-0,065</text:p>
          </table:table-cell>
          <table:table-cell table:formula="of:=([.J114]*2-1)*[.B114]*(-1)" office:value-type="float" office:value="0.0719333333333329" calcext:value-type="float">
            <text:p>0,072</text:p>
          </table:table-cell>
          <table:table-cell table:formula="of:=([.J114]*2+1)*[.B114]" office:value-type="float" office:value="-0.201933333333333" calcext:value-type="float">
            <text:p>-0,202</text:p>
          </table:table-cell>
          <table:table-cell table:number-columns-repeated="3"/>
          <table:table-cell table:formula="of:=SUM([.I114];(-1))" office:value-type="float" office:value="-0.946666666666666" calcext:value-type="float">
            <text:p>-0,947</text:p>
          </table:table-cell>
          <table:table-cell table:style-name="ce1" table:formula="of:=[.L114]/5-1" office:value-type="float" office:value="0.0533333333333341" calcext:value-type="float">
            <text:p>0,05</text:p>
          </table:table-cell>
          <table:table-cell table:style-name="ce1" table:formula="of:=PRODUCT([.L114];0.2)" office:value-type="float" office:value="1.05333333333333" calcext:value-type="float">
            <text:p>1,05</text:p>
          </table:table-cell>
          <table:table-cell table:style-name="ce1" table:formula="of:=[.L114]/5+1" office:value-type="float" office:value="2.05333333333333" calcext:value-type="float">
            <text:p>2,05</text:p>
          </table:table-cell>
          <table:table-cell table:style-name="ce1" table:formula="of:=SUM([.M114:.AU114])/15" office:value-type="float" office:value="5.2666666666666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aval_infantry_brigade</text:p>
          </table:table-cell>
          <table:table-cell office:value-type="float" office:value="-0.046" calcext:value-type="float">
            <text:p>-0,046</text:p>
          </table:table-cell>
          <table:table-cell table:formula="of:=([.J115]*2-1)*[.B115]*(-1)" office:value-type="float" office:value="0.07544" calcext:value-type="float">
            <text:p>0,075</text:p>
          </table:table-cell>
          <table:table-cell table:formula="of:=([.J115]*2+1)*[.B115]" office:value-type="float" office:value="-0.16744" calcext:value-type="float">
            <text:p>-0,167</text:p>
          </table:table-cell>
          <table:table-cell table:number-columns-repeated="3"/>
          <table:table-cell table:formula="of:=SUM([.I115];(-1))" office:value-type="float" office:value="-0.68" calcext:value-type="float">
            <text:p>-0,680</text:p>
          </table:table-cell>
          <table:table-cell table:style-name="ce1" table:formula="of:=[.L115]/5-1" office:value-type="float" office:value="0.32" calcext:value-type="float">
            <text:p>0,32</text:p>
          </table:table-cell>
          <table:table-cell table:style-name="ce1" table:formula="of:=PRODUCT([.L115];0.2)" office:value-type="float" office:value="1.32" calcext:value-type="float">
            <text:p>1,32</text:p>
          </table:table-cell>
          <table:table-cell table:style-name="ce1" table:formula="of:=[.L115]/5+1" office:value-type="float" office:value="2.32" calcext:value-type="float">
            <text:p>2,32</text:p>
          </table:table-cell>
          <table:table-cell table:style-name="ce1" table:formula="of:=SUM([.M115:.AU115])/15" office:value-type="float" office:value="6.6" calcext:value-type="float">
            <text:p>6,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KVD_brigade</text:p>
          </table:table-cell>
          <table:table-cell office:value-type="float" office:value="-0.022" calcext:value-type="float">
            <text:p>-0,022</text:p>
          </table:table-cell>
          <table:table-cell table:formula="of:=([.J116]*2-1)*[.B116]*(-1)" office:value-type="float" office:value="0.0354933333333335" calcext:value-type="float">
            <text:p>0,035</text:p>
          </table:table-cell>
          <table:table-cell table:formula="of:=([.J116]*2+1)*[.B116]" office:value-type="float" office:value="-0.0794933333333335" calcext:value-type="float">
            <text:p>-0,079</text:p>
          </table:table-cell>
          <table:table-cell table:number-columns-repeated="3"/>
          <table:table-cell table:formula="of:=SUM([.I116];(-1))" office:value-type="float" office:value="-0.693333333333334" calcext:value-type="float">
            <text:p>-0,693</text:p>
          </table:table-cell>
          <table:table-cell table:style-name="ce1" table:formula="of:=[.L116]/5-1" office:value-type="float" office:value="0.306666666666666" calcext:value-type="float">
            <text:p>0,31</text:p>
          </table:table-cell>
          <table:table-cell table:style-name="ce1" table:formula="of:=PRODUCT([.L116];0.2)" office:value-type="float" office:value="1.30666666666667" calcext:value-type="float">
            <text:p>1,31</text:p>
          </table:table-cell>
          <table:table-cell table:style-name="ce1" table:formula="of:=[.L116]/5+1" office:value-type="float" office:value="2.30666666666667" calcext:value-type="float">
            <text:p>2,31</text:p>
          </table:table-cell>
          <table:table-cell table:style-name="ce1" table:formula="of:=SUM([.M116:.AU116])/15" office:value-type="float" office:value="6.53333333333333" calcext:value-type="float">
            <text:p>6,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p_ohmura_detachment</text:p>
          </table:table-cell>
          <table:table-cell/>
          <table:table-cell table:formula="of:=([.J117]*2-1)*[.B117]*(-1)" office:value-type="float" office:value="-0" calcext:value-type="float">
            <text:p>0,000</text:p>
          </table:table-cell>
          <table:table-cell table:formula="of:=([.J117]*2+1)*[.B117]" office:value-type="float" office:value="0" calcext:value-type="float">
            <text:p>0,000</text:p>
          </table:table-cell>
          <table:table-cell table:number-columns-repeated="3"/>
          <table:table-cell table:formula="of:=SUM([.I117];(-1))" office:value-type="float" office:value="-2" calcext:value-type="float">
            <text:p>-2,000</text:p>
          </table:table-cell>
          <table:table-cell table:style-name="ce1" table:formula="of:=[.L117]/5-1" office:value-type="float" office:value="-1" calcext:value-type="float">
            <text:p>-1,00</text:p>
          </table:table-cell>
          <table:table-cell table:style-name="ce1" table:formula="of:=PRODUCT([.L117];0.2)" office:value-type="float" office:value="0" calcext:value-type="float">
            <text:p>0,00</text:p>
          </table:table-cell>
          <table:table-cell table:style-name="ce1" table:formula="of:=[.L117]/5+1" office:value-type="float" office:value="1" calcext:value-type="float">
            <text:p>1,00</text:p>
          </table:table-cell>
          <table:table-cell table:style-name="ce1" table:formula="of:=SUM([.M117:.AU117])/15" office:value-type="float" office:value="0" calcext:value-type="float">
            <text:p>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ck_artillery_brigade</text:p>
          </table:table-cell>
          <table:table-cell office:value-type="float" office:value="-0.024" calcext:value-type="float">
            <text:p>-0,024</text:p>
          </table:table-cell>
          <table:table-cell table:formula="of:=([.J118]*2-1)*[.B118]*(-1)" office:value-type="float" office:value="0.02208" calcext:value-type="float">
            <text:p>0,022</text:p>
          </table:table-cell>
          <table:table-cell table:formula="of:=([.J118]*2+1)*[.B118]" office:value-type="float" office:value="-0.07008" calcext:value-type="float">
            <text:p>-0,070</text:p>
          </table:table-cell>
          <table:table-cell table:number-columns-repeated="3"/>
          <table:table-cell table:formula="of:=SUM([.I118];(-1))" office:value-type="float" office:value="-1.04" calcext:value-type="float">
            <text:p>-1,040</text:p>
          </table:table-cell>
          <table:table-cell table:style-name="ce1" table:formula="of:=[.L118]/5-1" office:value-type="float" office:value="-0.04" calcext:value-type="float">
            <text:p>-0,04</text:p>
          </table:table-cell>
          <table:table-cell table:style-name="ce1" table:formula="of:=PRODUCT([.L118];0.2)" office:value-type="float" office:value="0.96" calcext:value-type="float">
            <text:p>0,96</text:p>
          </table:table-cell>
          <table:table-cell table:style-name="ce1" table:formula="of:=[.L118]/5+1" office:value-type="float" office:value="1.96" calcext:value-type="float">
            <text:p>1,96</text:p>
          </table:table-cell>
          <table:table-cell table:style-name="ce1" table:formula="of:=SUM([.M118:.AU118])/15" office:value-type="float" office:value="4.8" calcext:value-type="float">
            <text:p>4,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ratrooper_brigade</text:p>
          </table:table-cell>
          <table:table-cell office:value-type="float" office:value="-0.058" calcext:value-type="float">
            <text:p>-0,058</text:p>
          </table:table-cell>
          <table:table-cell table:formula="of:=([.J119]*2-1)*[.B119]*(-1)" office:value-type="float" office:value="0.0688266666666663" calcext:value-type="float">
            <text:p>0,069</text:p>
          </table:table-cell>
          <table:table-cell table:formula="of:=([.J119]*2+1)*[.B119]" office:value-type="float" office:value="-0.184826666666666" calcext:value-type="float">
            <text:p>-0,185</text:p>
          </table:table-cell>
          <table:table-cell table:number-columns-repeated="3"/>
          <table:table-cell table:formula="of:=SUM([.I119];(-1))" office:value-type="float" office:value="-0.906666666666666" calcext:value-type="float">
            <text:p>-0,907</text:p>
          </table:table-cell>
          <table:table-cell table:style-name="ce1" table:formula="of:=[.L119]/5-1" office:value-type="float" office:value="0.0933333333333342" calcext:value-type="float">
            <text:p>0,09</text:p>
          </table:table-cell>
          <table:table-cell table:style-name="ce1" table:formula="of:=PRODUCT([.L119];0.2)" office:value-type="float" office:value="1.09333333333333" calcext:value-type="float">
            <text:p>1,09</text:p>
          </table:table-cell>
          <table:table-cell table:style-name="ce1" table:formula="of:=[.L119]/5+1" office:value-type="float" office:value="2.09333333333333" calcext:value-type="float">
            <text:p>2,09</text:p>
          </table:table-cell>
          <table:table-cell table:style-name="ce1" table:formula="of:=SUM([.M119:.AU119])/15" office:value-type="float" office:value="5.46666666666667" calcext:value-type="float">
            <text:p>5,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prinz_eugen</text:p>
          </table:table-cell>
          <table:table-cell office:value-type="float" office:value="-0.07" calcext:value-type="float">
            <text:p>-0,07</text:p>
          </table:table-cell>
          <table:table-cell table:formula="of:=([.J120]*2-1)*[.B120]*(-1)" office:value-type="float" office:value="0.116666666666666" calcext:value-type="float">
            <text:p>0,117</text:p>
          </table:table-cell>
          <table:table-cell table:formula="of:=([.J120]*2+1)*[.B120]" office:value-type="float" office:value="-0.256666666666666" calcext:value-type="float">
            <text:p>-0,257</text:p>
          </table:table-cell>
          <table:table-cell table:number-columns-repeated="3"/>
          <table:table-cell table:formula="of:=SUM([.I120];(-1))" office:value-type="float" office:value="-0.666666666666667" calcext:value-type="float">
            <text:p>-0,667</text:p>
          </table:table-cell>
          <table:table-cell table:style-name="ce1" table:formula="of:=[.L120]/5-1" office:value-type="float" office:value="0.333333333333333" calcext:value-type="float">
            <text:p>0,33</text:p>
          </table:table-cell>
          <table:table-cell table:style-name="ce1" table:formula="of:=PRODUCT([.L120];0.2)" office:value-type="float" office:value="1.33333333333333" calcext:value-type="float">
            <text:p>1,33</text:p>
          </table:table-cell>
          <table:table-cell table:style-name="ce1" table:formula="of:=[.L120]/5+1" office:value-type="float" office:value="2.33333333333333" calcext:value-type="float">
            <text:p>2,33</text:p>
          </table:table-cell>
          <table:table-cell table:style-name="ce1" table:formula="of:=SUM([.M120:.AU120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ER_pzthirtyfive_rgt</text:p>
          </table:table-cell>
          <table:table-cell/>
          <table:table-cell table:formula="of:=([.J121]*2-1)*[.B121]*(-1)" office:value-type="float" office:value="-0" calcext:value-type="float">
            <text:p>0,000</text:p>
          </table:table-cell>
          <table:table-cell table:formula="of:=([.J121]*2+1)*[.B121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pzthirtyeight_rgt</text:p>
          </table:table-cell>
          <table:table-cell/>
          <table:table-cell table:formula="of:=([.J122]*2-1)*[.B122]*(-1)" office:value-type="float" office:value="-0" calcext:value-type="float">
            <text:p>0,000</text:p>
          </table:table-cell>
          <table:table-cell table:formula="of:=([.J122]*2+1)*[.B122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Recon_cavalry_brigade</text:p>
          </table:table-cell>
          <table:table-cell office:value-type="float" office:value="-0.008" calcext:value-type="float">
            <text:p>-0,008</text:p>
          </table:table-cell>
          <table:table-cell table:formula="of:=([.J123]*2-1)*[.B123]*(-1)" office:value-type="float" office:value="0.0122666666666667" calcext:value-type="float">
            <text:p>0,012</text:p>
          </table:table-cell>
          <table:table-cell table:formula="of:=([.J123]*2+1)*[.B123]" office:value-type="float" office:value="-0.0282666666666667" calcext:value-type="float">
            <text:p>-0,028</text:p>
          </table:table-cell>
          <table:table-cell table:number-columns-repeated="3"/>
          <table:table-cell table:formula="of:=SUM([.I123];(-1))" office:value-type="float" office:value="-0.733333333333333" calcext:value-type="float">
            <text:p>-0,733</text:p>
          </table:table-cell>
          <table:table-cell table:style-name="ce1" table:formula="of:=[.L123]/5-1" office:value-type="float" office:value="0.266666666666667" calcext:value-type="float">
            <text:p>0,27</text:p>
          </table:table-cell>
          <table:table-cell table:style-name="ce1" table:formula="of:=PRODUCT([.L123];0.2)" office:value-type="float" office:value="1.26666666666667" calcext:value-type="float">
            <text:p>1,27</text:p>
          </table:table-cell>
          <table:table-cell table:style-name="ce1" table:formula="of:=[.L123]/5+1" office:value-type="float" office:value="2.26666666666667" calcext:value-type="float">
            <text:p>2,27</text:p>
          </table:table-cell>
          <table:table-cell table:style-name="ce1" table:formula="of:=SUM([.M123:.AU123])/15" office:value-type="float" office:value="6.33333333333333" calcext:value-type="float">
            <text:p>6,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cket_artillery_brigade</text:p>
          </table:table-cell>
          <table:table-cell office:value-type="float" office:value="-0.02" calcext:value-type="float">
            <text:p>-0,02</text:p>
          </table:table-cell>
          <table:table-cell table:formula="of:=([.J124]*2-1)*[.B124]*(-1)" office:value-type="float" office:value="0.0130666666666667" calcext:value-type="float">
            <text:p>0,013</text:p>
          </table:table-cell>
          <table:table-cell table:formula="of:=([.J124]*2+1)*[.B124]" office:value-type="float" office:value="-0.0530666666666667" calcext:value-type="float">
            <text:p>-0,053</text:p>
          </table:table-cell>
          <table:table-cell table:number-columns-repeated="3"/>
          <table:table-cell table:formula="of:=SUM([.I124];(-1))" office:value-type="float" office:value="-1.17333333333333" calcext:value-type="float">
            <text:p>-1,173</text:p>
          </table:table-cell>
          <table:table-cell table:style-name="ce1" table:formula="of:=[.L124]/5-1" office:value-type="float" office:value="-0.173333333333333" calcext:value-type="float">
            <text:p>-0,17</text:p>
          </table:table-cell>
          <table:table-cell table:style-name="ce1" table:formula="of:=PRODUCT([.L124];0.2)" office:value-type="float" office:value="0.826666666666667" calcext:value-type="float">
            <text:p>0,83</text:p>
          </table:table-cell>
          <table:table-cell table:style-name="ce1" table:formula="of:=[.L124]/5+1" office:value-type="float" office:value="1.82666666666667" calcext:value-type="float">
            <text:p>1,83</text:p>
          </table:table-cell>
          <table:table-cell table:style-name="ce1" table:formula="of:=SUM([.M124:.AU124])/15" office:value-type="float" office:value="4.13333333333333" calcext:value-type="float">
            <text:p>4,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_sa_militia_brigade</text:p>
          </table:table-cell>
          <table:table-cell office:value-type="float" office:value="-0.02" calcext:value-type="float">
            <text:p>-0,02</text:p>
          </table:table-cell>
          <table:table-cell table:formula="of:=([.J125]*2-1)*[.B125]*(-1)" office:value-type="float" office:value="0.0365333333333332" calcext:value-type="float">
            <text:p>0,037</text:p>
          </table:table-cell>
          <table:table-cell table:formula="of:=([.J125]*2+1)*[.B125]" office:value-type="float" office:value="-0.0765333333333332" calcext:value-type="float">
            <text:p>-0,077</text:p>
          </table:table-cell>
          <table:table-cell table:number-columns-repeated="3"/>
          <table:table-cell table:formula="of:=SUM([.I125];(-1))" office:value-type="float" office:value="-0.586666666666667" calcext:value-type="float">
            <text:p>-0,587</text:p>
          </table:table-cell>
          <table:table-cell table:style-name="ce1" table:formula="of:=[.L125]/5-1" office:value-type="float" office:value="0.413333333333333" calcext:value-type="float">
            <text:p>0,41</text:p>
          </table:table-cell>
          <table:table-cell table:style-name="ce1" table:formula="of:=PRODUCT([.L125];0.2)" office:value-type="float" office:value="1.41333333333333" calcext:value-type="float">
            <text:p>1,41</text:p>
          </table:table-cell>
          <table:table-cell table:style-name="ce1" table:formula="of:=[.L125]/5+1" office:value-type="float" office:value="2.41333333333333" calcext:value-type="float">
            <text:p>2,41</text:p>
          </table:table-cell>
          <table:table-cell table:style-name="ce1" table:formula="of:=SUM([.M125:.AU125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er_sa_cavalry_brigade</text:p>
          </table:table-cell>
          <table:table-cell office:value-type="float" office:value="-0.025" calcext:value-type="float">
            <text:p>-0,025</text:p>
          </table:table-cell>
          <table:table-cell table:formula="of:=([.J126]*2-1)*[.B126]*(-1)" office:value-type="float" office:value="0.0236666666666667" calcext:value-type="float">
            <text:p>0,024</text:p>
          </table:table-cell>
          <table:table-cell table:formula="of:=([.J126]*2+1)*[.B126]" office:value-type="float" office:value="-0.0736666666666667" calcext:value-type="float">
            <text:p>-0,074</text:p>
          </table:table-cell>
          <table:table-cell table:number-columns-repeated="3"/>
          <table:table-cell table:formula="of:=SUM([.I126];(-1))" office:value-type="float" office:value="-1.02666666666667" calcext:value-type="float">
            <text:p>-1,027</text:p>
          </table:table-cell>
          <table:table-cell table:style-name="ce1" table:formula="of:=[.L126]/5-1" office:value-type="float" office:value="-0.0266666666666667" calcext:value-type="float">
            <text:p>-0,03</text:p>
          </table:table-cell>
          <table:table-cell table:style-name="ce1" table:formula="of:=PRODUCT([.L126];0.2)" office:value-type="float" office:value="0.973333333333333" calcext:value-type="float">
            <text:p>0,97</text:p>
          </table:table-cell>
          <table:table-cell table:style-name="ce1" table:formula="of:=[.L126]/5+1" office:value-type="float" office:value="1.97333333333333" calcext:value-type="float">
            <text:p>1,97</text:p>
          </table:table-cell>
          <table:table-cell table:style-name="ce1" table:formula="of:=SUM([.M126:.AU126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_sa_cavalry_detachment</text:p>
          </table:table-cell>
          <table:table-cell office:value-type="float" office:value="-0.008" calcext:value-type="float">
            <text:p>-0,008</text:p>
          </table:table-cell>
          <table:table-cell table:formula="of:=([.J127]*2-1)*[.B127]*(-1)" office:value-type="float" office:value="0.0112" calcext:value-type="float">
            <text:p>0,011</text:p>
          </table:table-cell>
          <table:table-cell table:formula="of:=([.J127]*2+1)*[.B127]" office:value-type="float" office:value="-0.0272" calcext:value-type="float">
            <text:p>-0,027</text:p>
          </table:table-cell>
          <table:table-cell table:number-columns-repeated="3"/>
          <table:table-cell table:formula="of:=SUM([.I127];(-1))" office:value-type="float" office:value="-0.8" calcext:value-type="float">
            <text:p>-0,800</text:p>
          </table:table-cell>
          <table:table-cell table:style-name="ce1" table:formula="of:=[.L127]/5-1" office:value-type="float" office:value="0.2" calcext:value-type="float">
            <text:p>0,20</text:p>
          </table:table-cell>
          <table:table-cell table:style-name="ce1" table:formula="of:=PRODUCT([.L127];0.2)" office:value-type="float" office:value="1.2" calcext:value-type="float">
            <text:p>1,20</text:p>
          </table:table-cell>
          <table:table-cell table:style-name="ce1" table:formula="of:=[.L127]/5+1" office:value-type="float" office:value="2.2" calcext:value-type="float">
            <text:p>2,20</text:p>
          </table:table-cell>
          <table:table-cell table:style-name="ce1" table:formula="of:=SUM([.M127:.AU127])/15" office:value-type="float" office:value="6" calcext:value-type="float">
            <text:p>6,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p_anti_air_brigade</text:p>
          </table:table-cell>
          <table:table-cell office:value-type="float" office:value="-0.054" calcext:value-type="float">
            <text:p>-0,054</text:p>
          </table:table-cell>
          <table:table-cell table:formula="of:=([.J128]*2-1)*[.B128]*(-1)" office:value-type="float" office:value="0.1908" calcext:value-type="float">
            <text:p>0,191</text:p>
          </table:table-cell>
          <table:table-cell table:formula="of:=([.J128]*2+1)*[.B128]" office:value-type="float" office:value="-0.2988" calcext:value-type="float">
            <text:p>-0,299</text:p>
          </table:table-cell>
          <table:table-cell table:number-columns-repeated="3"/>
          <table:table-cell table:formula="of:=SUM([.I128];(-1))" office:value-type="float" office:value="0.266666666666667" calcext:value-type="float">
            <text:p>0,267</text:p>
          </table:table-cell>
          <table:table-cell table:style-name="ce1" table:formula="of:=[.L128]/5-1" office:value-type="float" office:value="1.26666666666667" calcext:value-type="float">
            <text:p>1,27</text:p>
          </table:table-cell>
          <table:table-cell table:style-name="ce1" table:formula="of:=PRODUCT([.L128];0.2)" office:value-type="float" office:value="2.26666666666667" calcext:value-type="float">
            <text:p>2,27</text:p>
          </table:table-cell>
          <table:table-cell table:style-name="ce1" table:formula="of:=[.L128]/5+1" office:value-type="float" office:value="3.26666666666666" calcext:value-type="float">
            <text:p>3,27</text:p>
          </table:table-cell>
          <table:table-cell table:style-name="ce1" table:formula="of:=SUM([.M128:.AU128])/15" office:value-type="float" office:value="11.3333333333333" calcext:value-type="float">
            <text:p>11,3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uper_heavy_armor_brigade</text:p>
          </table:table-cell>
          <table:table-cell office:value-type="float" office:value="-0.36" calcext:value-type="float">
            <text:p>-0,36</text:p>
          </table:table-cell>
          <table:table-cell table:formula="of:=([.J129]*2-1)*[.B129]*(-1)" office:value-type="float" office:value="0.743999999999998" calcext:value-type="float">
            <text:p>0,744</text:p>
          </table:table-cell>
          <table:table-cell table:formula="of:=([.J129]*2+1)*[.B129]" office:value-type="float" office:value="-1.464" calcext:value-type="float">
            <text:p>-1,464</text:p>
          </table:table-cell>
          <table:table-cell table:number-columns-repeated="3"/>
          <table:table-cell table:formula="of:=SUM([.I129];(-1))" office:value-type="float" office:value="-0.466666666666667" calcext:value-type="float">
            <text:p>-0,467</text:p>
          </table:table-cell>
          <table:table-cell table:style-name="ce1" table:formula="of:=[.L129]/5-1" office:value-type="float" office:value="0.533333333333333" calcext:value-type="float">
            <text:p>0,53</text:p>
          </table:table-cell>
          <table:table-cell table:style-name="ce1" table:formula="of:=PRODUCT([.L129];0.2)" office:value-type="float" office:value="1.53333333333333" calcext:value-type="float">
            <text:p>1,53</text:p>
          </table:table-cell>
          <table:table-cell table:style-name="ce1" table:formula="of:=[.L129]/5+1" office:value-type="float" office:value="2.53333333333333" calcext:value-type="float">
            <text:p>2,53</text:p>
          </table:table-cell>
          <table:table-cell table:style-name="ce1" table:formula="of:=SUM([.M129:.AU129])/15" office:value-type="float" office:value="7.66666666666667" calcext:value-type="float">
            <text:p>7,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i_brigade</text:p>
          </table:table-cell>
          <table:table-cell office:value-type="float" office:value="-0.048" calcext:value-type="float">
            <text:p>-0,048</text:p>
          </table:table-cell>
          <table:table-cell table:formula="of:=([.J130]*2-1)*[.B130]*(-1)" office:value-type="float" office:value="0.0684799999999997" calcext:value-type="float">
            <text:p>0,068</text:p>
          </table:table-cell>
          <table:table-cell table:formula="of:=([.J130]*2+1)*[.B130]" office:value-type="float" office:value="-0.16448" calcext:value-type="float">
            <text:p>-0,164</text:p>
          </table:table-cell>
          <table:table-cell table:number-columns-repeated="3"/>
          <table:table-cell table:formula="of:=SUM([.I130];(-1))" office:value-type="float" office:value="-0.786666666666667" calcext:value-type="float">
            <text:p>-0,787</text:p>
          </table:table-cell>
          <table:table-cell table:style-name="ce1" table:formula="of:=[.L130]/5-1" office:value-type="float" office:value="0.213333333333333" calcext:value-type="float">
            <text:p>0,21</text:p>
          </table:table-cell>
          <table:table-cell table:style-name="ce1" table:formula="of:=PRODUCT([.L130];0.2)" office:value-type="float" office:value="1.21333333333333" calcext:value-type="float">
            <text:p>1,21</text:p>
          </table:table-cell>
          <table:table-cell table:style-name="ce1" table:formula="of:=[.L130]/5+1" office:value-type="float" office:value="2.21333333333333" calcext:value-type="float">
            <text:p>2,21</text:p>
          </table:table-cell>
          <table:table-cell table:style-name="ce1" table:formula="of:=SUM([.M130:.AU130])/15" office:value-type="float" office:value="6.06666666666667" calcext:value-type="float">
            <text:p>6,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_artillery_brigade</text:p>
          </table:table-cell>
          <table:table-cell office:value-type="float" office:value="-0.084" calcext:value-type="float">
            <text:p>-0,084</text:p>
          </table:table-cell>
          <table:table-cell table:formula="of:=([.J131]*2-1)*[.B131]*(-1)" office:value-type="float" office:value="0.220639999999999" calcext:value-type="float">
            <text:p>0,221</text:p>
          </table:table-cell>
          <table:table-cell table:formula="of:=([.J131]*2+1)*[.B131]" office:value-type="float" office:value="-0.388639999999999" calcext:value-type="float">
            <text:p>-0,389</text:p>
          </table:table-cell>
          <table:table-cell table:number-columns-repeated="3"/>
          <table:table-cell table:formula="of:=SUM([.I131];(-1))" office:value-type="float" office:value="-0.186666666666667" calcext:value-type="float">
            <text:p>-0,187</text:p>
          </table:table-cell>
          <table:table-cell table:style-name="ce1" table:formula="of:=[.L131]/5-1" office:value-type="float" office:value="0.813333333333333" calcext:value-type="float">
            <text:p>0,81</text:p>
          </table:table-cell>
          <table:table-cell table:style-name="ce1" table:formula="of:=PRODUCT([.L131];0.2)" office:value-type="float" office:value="1.81333333333333" calcext:value-type="float">
            <text:p>1,81</text:p>
          </table:table-cell>
          <table:table-cell table:style-name="ce1" table:formula="of:=[.L131]/5+1" office:value-type="float" office:value="2.81333333333333" calcext:value-type="float">
            <text:p>2,81</text:p>
          </table:table-cell>
          <table:table-cell table:style-name="ce1" table:formula="of:=SUM([.M131:.AU131])/15" office:value-type="float" office:value="9.06666666666667" calcext:value-type="float">
            <text:p>9,0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rct_artillery_brigade</text:p>
          </table:table-cell>
          <table:table-cell office:value-type="float" office:value="-0.072" calcext:value-type="float">
            <text:p>-0,072</text:p>
          </table:table-cell>
          <table:table-cell table:formula="of:=([.J132]*2-1)*[.B132]*(-1)" office:value-type="float" office:value="0.14112" calcext:value-type="float">
            <text:p>0,141</text:p>
          </table:table-cell>
          <table:table-cell table:formula="of:=([.J132]*2+1)*[.B132]" office:value-type="float" office:value="-0.28512" calcext:value-type="float">
            <text:p>-0,285</text:p>
          </table:table-cell>
          <table:table-cell table:number-columns-repeated="3"/>
          <table:table-cell table:formula="of:=SUM([.I132];(-1))" office:value-type="float" office:value="-0.52" calcext:value-type="float">
            <text:p>-0,520</text:p>
          </table:table-cell>
          <table:table-cell table:style-name="ce1" table:formula="of:=[.L132]/5-1" office:value-type="float" office:value="0.48" calcext:value-type="float">
            <text:p>0,48</text:p>
          </table:table-cell>
          <table:table-cell table:style-name="ce1" table:formula="of:=PRODUCT([.L132];0.2)" office:value-type="float" office:value="1.48" calcext:value-type="float">
            <text:p>1,48</text:p>
          </table:table-cell>
          <table:table-cell table:style-name="ce1" table:formula="of:=[.L132]/5+1" office:value-type="float" office:value="2.48" calcext:value-type="float">
            <text:p>2,48</text:p>
          </table:table-cell>
          <table:table-cell table:style-name="ce1" table:formula="of:=SUM([.M132:.AU132])/15" office:value-type="float" office:value="7.4" calcext:value-type="float">
            <text:p>7,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ph_armour_brigade</text:p>
          </table:table-cell>
          <table:table-cell office:value-type="float" office:value="-0.107" calcext:value-type="float">
            <text:p>-0,107</text:p>
          </table:table-cell>
          <table:table-cell table:formula="of:=([.J133]*2-1)*[.B133]*(-1)" office:value-type="float" office:value="0.289613333333333" calcext:value-type="float">
            <text:p>0,290</text:p>
          </table:table-cell>
          <table:table-cell table:formula="of:=([.J133]*2+1)*[.B133]" office:value-type="float" office:value="-0.503613333333333" calcext:value-type="float">
            <text:p>-0,504</text:p>
          </table:table-cell>
          <table:table-cell table:number-columns-repeated="3"/>
          <table:table-cell table:formula="of:=SUM([.I133];(-1))" office:value-type="float" office:value="-0.146666666666667" calcext:value-type="float">
            <text:p>-0,147</text:p>
          </table:table-cell>
          <table:table-cell table:style-name="ce1" table:formula="of:=[.L133]/5-1" office:value-type="float" office:value="0.853333333333334" calcext:value-type="float">
            <text:p>0,85</text:p>
          </table:table-cell>
          <table:table-cell table:style-name="ce1" table:formula="of:=PRODUCT([.L133];0.2)" office:value-type="float" office:value="1.85333333333333" calcext:value-type="float">
            <text:p>1,85</text:p>
          </table:table-cell>
          <table:table-cell table:style-name="ce1" table:formula="of:=[.L133]/5+1" office:value-type="float" office:value="2.85333333333333" calcext:value-type="float">
            <text:p>2,85</text:p>
          </table:table-cell>
          <table:table-cell table:style-name="ce1" table:formula="of:=SUM([.M133:.AU133])/15" office:value-type="float" office:value="9.26666666666667" calcext:value-type="float">
            <text:p>9,2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ite_light_infantry_brigade</text:p>
          </table:table-cell>
          <table:table-cell office:value-type="float" office:value="-0.06" calcext:value-type="float">
            <text:p>-0,06</text:p>
          </table:table-cell>
          <table:table-cell table:formula="of:=([.J134]*2-1)*[.B134]*(-1)" office:value-type="float" office:value="0.124" calcext:value-type="float">
            <text:p>0,124</text:p>
          </table:table-cell>
          <table:table-cell table:formula="of:=([.J134]*2+1)*[.B134]" office:value-type="float" office:value="-0.244" calcext:value-type="float">
            <text:p>-0,244</text:p>
          </table:table-cell>
          <table:table-cell table:number-columns-repeated="3"/>
          <table:table-cell table:formula="of:=SUM([.I134];(-1))" office:value-type="float" office:value="-0.466666666666667" calcext:value-type="float">
            <text:p>-0,467</text:p>
          </table:table-cell>
          <table:table-cell table:style-name="ce1" table:formula="of:=[.L134]/5-1" office:value-type="float" office:value="0.533333333333333" calcext:value-type="float">
            <text:p>0,53</text:p>
          </table:table-cell>
          <table:table-cell table:style-name="ce1" table:formula="of:=PRODUCT([.L134];0.2)" office:value-type="float" office:value="1.53333333333333" calcext:value-type="float">
            <text:p>1,53</text:p>
          </table:table-cell>
          <table:table-cell table:style-name="ce1" table:formula="of:=[.L134]/5+1" office:value-type="float" office:value="2.53333333333333" calcext:value-type="float">
            <text:p>2,53</text:p>
          </table:table-cell>
          <table:table-cell table:style-name="ce1" table:formula="of:=SUM([.M134:.AU134])/15" office:value-type="float" office:value="7.66666666666667" calcext:value-type="float">
            <text:p>7,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motorized_infantry_bat</text:p>
          </table:table-cell>
          <table:table-cell office:value-type="float" office:value="-0.076" calcext:value-type="float">
            <text:p>-0,076</text:p>
          </table:table-cell>
          <table:table-cell table:formula="of:=([.J135]*2-1)*[.B135]*(-1)" office:value-type="float" office:value="0.104373333333334" calcext:value-type="float">
            <text:p>0,104</text:p>
          </table:table-cell>
          <table:table-cell table:formula="of:=([.J135]*2+1)*[.B135]" office:value-type="float" office:value="-0.256373333333334" calcext:value-type="float">
            <text:p>-0,256</text:p>
          </table:table-cell>
          <table:table-cell table:number-columns-repeated="3"/>
          <table:table-cell table:formula="of:=SUM([.I135];(-1))" office:value-type="float" office:value="-0.813333333333333" calcext:value-type="float">
            <text:p>-0,813</text:p>
          </table:table-cell>
          <table:table-cell table:style-name="ce1" table:formula="of:=[.L135]/5-1" office:value-type="float" office:value="0.186666666666667" calcext:value-type="float">
            <text:p>0,19</text:p>
          </table:table-cell>
          <table:table-cell table:style-name="ce1" table:formula="of:=PRODUCT([.L135];0.2)" office:value-type="float" office:value="1.18666666666667" calcext:value-type="float">
            <text:p>1,19</text:p>
          </table:table-cell>
          <table:table-cell table:style-name="ce1" table:formula="of:=[.L135]/5+1" office:value-type="float" office:value="2.18666666666667" calcext:value-type="float">
            <text:p>2,19</text:p>
          </table:table-cell>
          <table:table-cell table:style-name="ce1" table:formula="of:=SUM([.M135:.AU135])/15" office:value-type="float" office:value="5.93333333333333" calcext:value-type="float">
            <text:p>5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engineers_brigade</text:p>
          </table:table-cell>
          <table:table-cell office:value-type="float" office:value="-0.066" calcext:value-type="float">
            <text:p>-0,066</text:p>
          </table:table-cell>
          <table:table-cell table:formula="of:=([.J136]*2-1)*[.B136]*(-1)" office:value-type="float" office:value="0.30888" calcext:value-type="float">
            <text:p>0,309</text:p>
          </table:table-cell>
          <table:table-cell table:formula="of:=([.J136]*2+1)*[.B136]" office:value-type="float" office:value="-0.44088" calcext:value-type="float">
            <text:p>-0,441</text:p>
          </table:table-cell>
          <table:table-cell table:number-columns-repeated="3"/>
          <table:table-cell table:formula="of:=SUM([.I136];(-1))" office:value-type="float" office:value="0.84" calcext:value-type="float">
            <text:p>0,840</text:p>
          </table:table-cell>
          <table:table-cell table:style-name="ce1" table:formula="of:=[.L136]/5-1" office:value-type="float" office:value="1.84" calcext:value-type="float">
            <text:p>1,84</text:p>
          </table:table-cell>
          <table:table-cell table:style-name="ce1" table:formula="of:=PRODUCT([.L136];0.2)" office:value-type="float" office:value="2.84" calcext:value-type="float">
            <text:p>2,84</text:p>
          </table:table-cell>
          <table:table-cell table:style-name="ce1" table:formula="of:=[.L136]/5+1" office:value-type="float" office:value="3.84" calcext:value-type="float">
            <text:p>3,84</text:p>
          </table:table-cell>
          <table:table-cell table:style-name="ce1" table:formula="of:=SUM([.M136:.AU136])/15" office:value-type="float" office:value="14.2" calcext:value-type="float">
            <text:p>14,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s_polizei</text:p>
          </table:table-cell>
          <table:table-cell office:value-type="float" office:value="-0.148" calcext:value-type="float">
            <text:p>-0,148</text:p>
          </table:table-cell>
          <table:table-cell table:formula="of:=([.J137]*2-1)*[.B137]*(-1)" office:value-type="float" office:value="0.04144" calcext:value-type="float">
            <text:p>0,041</text:p>
          </table:table-cell>
          <table:table-cell table:formula="of:=([.J137]*2+1)*[.B137]" office:value-type="float" office:value="-0.33744" calcext:value-type="float">
            <text:p>-0,337</text:p>
          </table:table-cell>
          <table:table-cell table:number-columns-repeated="3"/>
          <table:table-cell table:formula="of:=SUM([.I137];(-1))" office:value-type="float" office:value="-1.36" calcext:value-type="float">
            <text:p>-1,360</text:p>
          </table:table-cell>
          <table:table-cell table:style-name="ce1" table:formula="of:=[.L137]/5-1" office:value-type="float" office:value="-0.36" calcext:value-type="float">
            <text:p>-0,36</text:p>
          </table:table-cell>
          <table:table-cell table:style-name="ce1" table:formula="of:=PRODUCT([.L137];0.2)" office:value-type="float" office:value="0.64" calcext:value-type="float">
            <text:p>0,64</text:p>
          </table:table-cell>
          <table:table-cell table:style-name="ce1" table:formula="of:=[.L137]/5+1" office:value-type="float" office:value="1.64" calcext:value-type="float">
            <text:p>1,64</text:p>
          </table:table-cell>
          <table:table-cell table:style-name="ce1" table:formula="of:=SUM([.M137:.AU137])/15" office:value-type="float" office:value="3.2" calcext:value-type="float">
            <text:p>3,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s_mechanized_infantry_bat</text:p>
          </table:table-cell>
          <table:table-cell office:value-type="float" office:value="-0.084" calcext:value-type="float">
            <text:p>-0,084</text:p>
          </table:table-cell>
          <table:table-cell table:formula="of:=([.J138]*2-1)*[.B138]*(-1)" office:value-type="float" office:value="0.16464" calcext:value-type="float">
            <text:p>0,165</text:p>
          </table:table-cell>
          <table:table-cell table:formula="of:=([.J138]*2+1)*[.B138]" office:value-type="float" office:value="-0.33264" calcext:value-type="float">
            <text:p>-0,333</text:p>
          </table:table-cell>
          <table:table-cell table:number-columns-repeated="3"/>
          <table:table-cell table:formula="of:=SUM([.I138];(-1))" office:value-type="float" office:value="-0.52" calcext:value-type="float">
            <text:p>-0,520</text:p>
          </table:table-cell>
          <table:table-cell table:style-name="ce1" table:formula="of:=[.L138]/5-1" office:value-type="float" office:value="0.48" calcext:value-type="float">
            <text:p>0,48</text:p>
          </table:table-cell>
          <table:table-cell table:style-name="ce1" table:formula="of:=PRODUCT([.L138];0.2)" office:value-type="float" office:value="1.48" calcext:value-type="float">
            <text:p>1,48</text:p>
          </table:table-cell>
          <table:table-cell table:style-name="ce1" table:formula="of:=[.L138]/5+1" office:value-type="float" office:value="2.48" calcext:value-type="float">
            <text:p>2,48</text:p>
          </table:table-cell>
          <table:table-cell table:style-name="ce1" table:formula="of:=SUM([.M138:.AU138])/15" office:value-type="float" office:value="7.4" calcext:value-type="float">
            <text:p>7,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tank_destroyer_brigade</text:p>
          </table:table-cell>
          <table:table-cell office:value-type="float" office:value="-0.144" calcext:value-type="float">
            <text:p>-0,144</text:p>
          </table:table-cell>
          <table:table-cell table:formula="of:=([.J139]*2-1)*[.B139]*(-1)" office:value-type="float" office:value="0.3168" calcext:value-type="float">
            <text:p>0,317</text:p>
          </table:table-cell>
          <table:table-cell table:formula="of:=([.J139]*2+1)*[.B139]" office:value-type="float" office:value="-0.6048" calcext:value-type="float">
            <text:p>-0,605</text:p>
          </table:table-cell>
          <table:table-cell table:number-columns-repeated="3"/>
          <table:table-cell table:formula="of:=SUM([.I139];(-1))" office:value-type="float" office:value="-0.4" calcext:value-type="float">
            <text:p>-0,400</text:p>
          </table:table-cell>
          <table:table-cell table:style-name="ce1" table:formula="of:=[.L139]/5-1" office:value-type="float" office:value="0.6" calcext:value-type="float">
            <text:p>0,60</text:p>
          </table:table-cell>
          <table:table-cell table:style-name="ce1" table:formula="of:=PRODUCT([.L139];0.2)" office:value-type="float" office:value="1.6" calcext:value-type="float">
            <text:p>1,60</text:p>
          </table:table-cell>
          <table:table-cell table:style-name="ce1" table:formula="of:=[.L139]/5+1" office:value-type="float" office:value="2.6" calcext:value-type="float">
            <text:p>2,60</text:p>
          </table:table-cell>
          <table:table-cell table:style-name="ce1" table:formula="of:=SUM([.M139:.AU139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light_tank_destroyer_brigade</text:p>
          </table:table-cell>
          <table:table-cell office:value-type="float" office:value="-0.112" calcext:value-type="float">
            <text:p>-0,112</text:p>
          </table:table-cell>
          <table:table-cell table:formula="of:=([.J140]*2-1)*[.B140]*(-1)" office:value-type="float" office:value="0.2464" calcext:value-type="float">
            <text:p>0,246</text:p>
          </table:table-cell>
          <table:table-cell table:formula="of:=([.J140]*2+1)*[.B140]" office:value-type="float" office:value="-0.4704" calcext:value-type="float">
            <text:p>-0,470</text:p>
          </table:table-cell>
          <table:table-cell table:number-columns-repeated="3"/>
          <table:table-cell table:formula="of:=SUM([.I140];(-1))" office:value-type="float" office:value="-0.4" calcext:value-type="float">
            <text:p>-0,400</text:p>
          </table:table-cell>
          <table:table-cell table:style-name="ce1" table:formula="of:=[.L140]/5-1" office:value-type="float" office:value="0.6" calcext:value-type="float">
            <text:p>0,60</text:p>
          </table:table-cell>
          <table:table-cell table:style-name="ce1" table:formula="of:=PRODUCT([.L140];0.2)" office:value-type="float" office:value="1.6" calcext:value-type="float">
            <text:p>1,60</text:p>
          </table:table-cell>
          <table:table-cell table:style-name="ce1" table:formula="of:=[.L140]/5+1" office:value-type="float" office:value="2.6" calcext:value-type="float">
            <text:p>2,60</text:p>
          </table:table-cell>
          <table:table-cell table:style-name="ce1" table:formula="of:=SUM([.M140:.AU140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artillery_brigade</text:p>
          </table:table-cell>
          <table:table-cell office:value-type="float" office:value="-0.024" calcext:value-type="float">
            <text:p>-0,024</text:p>
          </table:table-cell>
          <table:table-cell table:formula="of:=([.J141]*2-1)*[.B141]*(-1)" office:value-type="float" office:value="0.0284799999999998" calcext:value-type="float">
            <text:p>0,028</text:p>
          </table:table-cell>
          <table:table-cell table:formula="of:=([.J141]*2+1)*[.B141]" office:value-type="float" office:value="-0.0764799999999998" calcext:value-type="float">
            <text:p>-0,076</text:p>
          </table:table-cell>
          <table:table-cell table:number-columns-repeated="3"/>
          <table:table-cell table:formula="of:=SUM([.I141];(-1))" office:value-type="float" office:value="-0.906666666666667" calcext:value-type="float">
            <text:p>-0,907</text:p>
          </table:table-cell>
          <table:table-cell table:style-name="ce1" table:formula="of:=[.L141]/5-1" office:value-type="float" office:value="0.0933333333333333" calcext:value-type="float">
            <text:p>0,09</text:p>
          </table:table-cell>
          <table:table-cell table:style-name="ce1" table:formula="of:=PRODUCT([.L141];0.2)" office:value-type="float" office:value="1.09333333333333" calcext:value-type="float">
            <text:p>1,09</text:p>
          </table:table-cell>
          <table:table-cell table:style-name="ce1" table:formula="of:=[.L141]/5+1" office:value-type="float" office:value="2.09333333333333" calcext:value-type="float">
            <text:p>2,09</text:p>
          </table:table-cell>
          <table:table-cell table:style-name="ce1" table:formula="of:=SUM([.M141:.AU141])/15" office:value-type="float" office:value="5.46666666666667" calcext:value-type="float">
            <text:p>5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car_brigade</text:p>
          </table:table-cell>
          <table:table-cell office:value-type="float" office:value="-0.022" calcext:value-type="float">
            <text:p>-0,022</text:p>
          </table:table-cell>
          <table:table-cell table:formula="of:=([.J142]*2-1)*[.B142]*(-1)" office:value-type="float" office:value="0.06248" calcext:value-type="float">
            <text:p>0,062</text:p>
          </table:table-cell>
          <table:table-cell table:formula="of:=([.J142]*2+1)*[.B142]" office:value-type="float" office:value="-0.10648" calcext:value-type="float">
            <text:p>-0,106</text:p>
          </table:table-cell>
          <table:table-cell table:number-columns-repeated="3"/>
          <table:table-cell table:formula="of:=SUM([.I142];(-1))" office:value-type="float" office:value="-0.0800000000000001" calcext:value-type="float">
            <text:p>-0,080</text:p>
          </table:table-cell>
          <table:table-cell table:style-name="ce1" table:formula="of:=[.L142]/5-1" office:value-type="float" office:value="0.92" calcext:value-type="float">
            <text:p>0,92</text:p>
          </table:table-cell>
          <table:table-cell table:style-name="ce1" table:formula="of:=PRODUCT([.L142];0.2)" office:value-type="float" office:value="1.92" calcext:value-type="float">
            <text:p>1,92</text:p>
          </table:table-cell>
          <table:table-cell table:style-name="ce1" table:formula="of:=[.L142]/5+1" office:value-type="float" office:value="2.92" calcext:value-type="float">
            <text:p>2,92</text:p>
          </table:table-cell>
          <table:table-cell table:style-name="ce1" table:formula="of:=SUM([.M142:.AU142])/15" office:value-type="float" office:value="9.6" calcext:value-type="float">
            <text:p>9,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cavalry_brigade</text:p>
          </table:table-cell>
          <table:table-cell office:value-type="float" office:value="-0.025" calcext:value-type="float">
            <text:p>-0,025</text:p>
          </table:table-cell>
          <table:table-cell table:formula="of:=([.J143]*2-1)*[.B143]*(-1)" office:value-type="float" office:value="0.0236666666666667" calcext:value-type="float">
            <text:p>0,024</text:p>
          </table:table-cell>
          <table:table-cell table:formula="of:=([.J143]*2+1)*[.B143]" office:value-type="float" office:value="-0.0736666666666667" calcext:value-type="float">
            <text:p>-0,074</text:p>
          </table:table-cell>
          <table:table-cell table:number-columns-repeated="3"/>
          <table:table-cell table:formula="of:=SUM([.I143];(-1))" office:value-type="float" office:value="-1.02666666666667" calcext:value-type="float">
            <text:p>-1,027</text:p>
          </table:table-cell>
          <table:table-cell table:style-name="ce1" table:formula="of:=[.L143]/5-1" office:value-type="float" office:value="-0.0266666666666667" calcext:value-type="float">
            <text:p>-0,03</text:p>
          </table:table-cell>
          <table:table-cell table:style-name="ce1" table:formula="of:=PRODUCT([.L143];0.2)" office:value-type="float" office:value="0.973333333333333" calcext:value-type="float">
            <text:p>0,97</text:p>
          </table:table-cell>
          <table:table-cell table:style-name="ce1" table:formula="of:=[.L143]/5+1" office:value-type="float" office:value="1.97333333333333" calcext:value-type="float">
            <text:p>1,97</text:p>
          </table:table-cell>
          <table:table-cell table:style-name="ce1" table:formula="of:=SUM([.M143:.AU143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paratrooper_brigade</text:p>
          </table:table-cell>
          <table:table-cell office:value-type="float" office:value="-0.058" calcext:value-type="float">
            <text:p>-0,058</text:p>
          </table:table-cell>
          <table:table-cell table:formula="of:=([.J144]*2-1)*[.B144]*(-1)" office:value-type="float" office:value="0.0873866666666663" calcext:value-type="float">
            <text:p>0,087</text:p>
          </table:table-cell>
          <table:table-cell table:formula="of:=([.J144]*2+1)*[.B144]" office:value-type="float" office:value="-0.203386666666666" calcext:value-type="float">
            <text:p>-0,203</text:p>
          </table:table-cell>
          <table:table-cell table:number-columns-repeated="3"/>
          <table:table-cell table:formula="of:=SUM([.I144];(-1))" office:value-type="float" office:value="-0.746666666666667" calcext:value-type="float">
            <text:p>-0,747</text:p>
          </table:table-cell>
          <table:table-cell table:style-name="ce1" table:formula="of:=[.L144]/5-1" office:value-type="float" office:value="0.253333333333333" calcext:value-type="float">
            <text:p>0,25</text:p>
          </table:table-cell>
          <table:table-cell table:style-name="ce1" table:formula="of:=PRODUCT([.L144];0.2)" office:value-type="float" office:value="1.25333333333333" calcext:value-type="float">
            <text:p>1,25</text:p>
          </table:table-cell>
          <table:table-cell table:style-name="ce1" table:formula="of:=[.L144]/5+1" office:value-type="float" office:value="2.25333333333333" calcext:value-type="float">
            <text:p>2,25</text:p>
          </table:table-cell>
          <table:table-cell table:style-name="ce1" table:formula="of:=SUM([.M144:.AU144])/15" office:value-type="float" office:value="6.26666666666667" calcext:value-type="float">
            <text:p>6,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anti_air_brigade</text:p>
          </table:table-cell>
          <table:table-cell office:value-type="float" office:value="-0.012" calcext:value-type="float">
            <text:p>-0,012</text:p>
          </table:table-cell>
          <table:table-cell table:formula="of:=([.J145]*2-1)*[.B145]*(-1)" office:value-type="float" office:value="0.0366400000000001" calcext:value-type="float">
            <text:p>0,037</text:p>
          </table:table-cell>
          <table:table-cell table:formula="of:=([.J145]*2+1)*[.B145]" office:value-type="float" office:value="-0.0606400000000001" calcext:value-type="float">
            <text:p>-0,061</text:p>
          </table:table-cell>
          <table:table-cell table:number-columns-repeated="3"/>
          <table:table-cell table:formula="of:=SUM([.I145];(-1))" office:value-type="float" office:value="0.0266666666666664" calcext:value-type="float">
            <text:p>0,027</text:p>
          </table:table-cell>
          <table:table-cell table:style-name="ce1" table:formula="of:=[.L145]/5-1" office:value-type="float" office:value="1.02666666666667" calcext:value-type="float">
            <text:p>1,03</text:p>
          </table:table-cell>
          <table:table-cell table:style-name="ce1" table:formula="of:=PRODUCT([.L145];0.2)" office:value-type="float" office:value="2.02666666666667" calcext:value-type="float">
            <text:p>2,03</text:p>
          </table:table-cell>
          <table:table-cell table:style-name="ce1" table:formula="of:=[.L145]/5+1" office:value-type="float" office:value="3.02666666666666" calcext:value-type="float">
            <text:p>3,03</text:p>
          </table:table-cell>
          <table:table-cell table:style-name="ce1" table:formula="of:=SUM([.M145:.AU145])/15" office:value-type="float" office:value="10.1333333333333" calcext:value-type="float">
            <text:p>10,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bergsjaeger_brigade</text:p>
          </table:table-cell>
          <table:table-cell office:value-type="float" office:value="-0.065" calcext:value-type="float">
            <text:p>-0,065</text:p>
          </table:table-cell>
          <table:table-cell table:formula="of:=([.J146]*2-1)*[.B146]*(-1)" office:value-type="float" office:value="0.0996666666666671" calcext:value-type="float">
            <text:p>0,100</text:p>
          </table:table-cell>
          <table:table-cell table:formula="of:=([.J146]*2+1)*[.B146]" office:value-type="float" office:value="-0.229666666666667" calcext:value-type="float">
            <text:p>-0,230</text:p>
          </table:table-cell>
          <table:table-cell table:number-columns-repeated="3"/>
          <table:table-cell table:formula="of:=SUM([.I146];(-1))" office:value-type="float" office:value="-0.733333333333333" calcext:value-type="float">
            <text:p>-0,733</text:p>
          </table:table-cell>
          <table:table-cell table:style-name="ce1" table:formula="of:=[.L146]/5-1" office:value-type="float" office:value="0.266666666666667" calcext:value-type="float">
            <text:p>0,27</text:p>
          </table:table-cell>
          <table:table-cell table:style-name="ce1" table:formula="of:=PRODUCT([.L146];0.2)" office:value-type="float" office:value="1.26666666666667" calcext:value-type="float">
            <text:p>1,27</text:p>
          </table:table-cell>
          <table:table-cell table:style-name="ce1" table:formula="of:=[.L146]/5+1" office:value-type="float" office:value="2.26666666666667" calcext:value-type="float">
            <text:p>2,27</text:p>
          </table:table-cell>
          <table:table-cell table:style-name="ce1" table:formula="of:=SUM([.M146:.AU146])/15" office:value-type="float" office:value="6.33333333333333" calcext:value-type="float">
            <text:p>6,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infantry_brigade</text:p>
          </table:table-cell>
          <table:table-cell office:value-type="float" office:value="-0.041" calcext:value-type="float">
            <text:p>-0,041</text:p>
          </table:table-cell>
          <table:table-cell table:formula="of:=([.J147]*2-1)*[.B147]*(-1)" office:value-type="float" office:value="0.07052" calcext:value-type="float">
            <text:p>0,071</text:p>
          </table:table-cell>
          <table:table-cell table:formula="of:=([.J147]*2+1)*[.B147]" office:value-type="float" office:value="-0.15252" calcext:value-type="float">
            <text:p>-0,153</text:p>
          </table:table-cell>
          <table:table-cell table:number-columns-repeated="3"/>
          <table:table-cell table:formula="of:=SUM([.I147];(-1))" office:value-type="float" office:value="-0.64" calcext:value-type="float">
            <text:p>-0,640</text:p>
          </table:table-cell>
          <table:table-cell table:style-name="ce1" table:formula="of:=[.L147]/5-1" office:value-type="float" office:value="0.36" calcext:value-type="float">
            <text:p>0,36</text:p>
          </table:table-cell>
          <table:table-cell table:style-name="ce1" table:formula="of:=PRODUCT([.L147];0.2)" office:value-type="float" office:value="1.36" calcext:value-type="float">
            <text:p>1,36</text:p>
          </table:table-cell>
          <table:table-cell table:style-name="ce1" table:formula="of:=[.L147]/5+1" office:value-type="float" office:value="2.36" calcext:value-type="float">
            <text:p>2,36</text:p>
          </table:table-cell>
          <table:table-cell table:style-name="ce1" table:formula="of:=SUM([.M147:.AU147])/15" office:value-type="float" office:value="6.8" calcext:value-type="float">
            <text:p>6,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infantry_bat</text:p>
          </table:table-cell>
          <table:table-cell office:value-type="float" office:value="-0.02" calcext:value-type="float">
            <text:p>-0,02</text:p>
          </table:table-cell>
          <table:table-cell table:formula="of:=([.J148]*2-1)*[.B148]*(-1)" office:value-type="float" office:value="0.0189333333333333" calcext:value-type="float">
            <text:p>0,019</text:p>
          </table:table-cell>
          <table:table-cell table:formula="of:=([.J148]*2+1)*[.B148]" office:value-type="float" office:value="-0.0589333333333333" calcext:value-type="float">
            <text:p>-0,059</text:p>
          </table:table-cell>
          <table:table-cell table:number-columns-repeated="3"/>
          <table:table-cell table:formula="of:=SUM([.I148];(-1))" office:value-type="float" office:value="-1.02666666666667" calcext:value-type="float">
            <text:p>-1,027</text:p>
          </table:table-cell>
          <table:table-cell table:style-name="ce1" table:formula="of:=[.L148]/5-1" office:value-type="float" office:value="-0.0266666666666667" calcext:value-type="float">
            <text:p>-0,03</text:p>
          </table:table-cell>
          <table:table-cell table:style-name="ce1" table:formula="of:=PRODUCT([.L148];0.2)" office:value-type="float" office:value="0.973333333333333" calcext:value-type="float">
            <text:p>0,97</text:p>
          </table:table-cell>
          <table:table-cell table:style-name="ce1" table:formula="of:=[.L148]/5+1" office:value-type="float" office:value="1.97333333333333" calcext:value-type="float">
            <text:p>1,97</text:p>
          </table:table-cell>
          <table:table-cell table:style-name="ce1" table:formula="of:=SUM([.M148:.AU148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motorcycle_recon_brigade</text:p>
          </table:table-cell>
          <table:table-cell office:value-type="float" office:value="-0.012" calcext:value-type="float">
            <text:p>-0,012</text:p>
          </table:table-cell>
          <table:table-cell table:formula="of:=([.J149]*2-1)*[.B149]*(-1)" office:value-type="float" office:value="0.0222400000000001" calcext:value-type="float">
            <text:p>0,022</text:p>
          </table:table-cell>
          <table:table-cell table:formula="of:=([.J149]*2+1)*[.B149]" office:value-type="float" office:value="-0.0462400000000001" calcext:value-type="float">
            <text:p>-0,046</text:p>
          </table:table-cell>
          <table:table-cell table:number-columns-repeated="3"/>
          <table:table-cell table:formula="of:=SUM([.I149];(-1))" office:value-type="float" office:value="-0.573333333333333" calcext:value-type="float">
            <text:p>-0,573</text:p>
          </table:table-cell>
          <table:table-cell table:style-name="ce1" table:formula="of:=[.L149]/5-1" office:value-type="float" office:value="0.426666666666667" calcext:value-type="float">
            <text:p>0,43</text:p>
          </table:table-cell>
          <table:table-cell table:style-name="ce1" table:formula="of:=PRODUCT([.L149];0.2)" office:value-type="float" office:value="1.42666666666667" calcext:value-type="float">
            <text:p>1,43</text:p>
          </table:table-cell>
          <table:table-cell table:style-name="ce1" table:formula="of:=[.L149]/5+1" office:value-type="float" office:value="2.42666666666667" calcext:value-type="float">
            <text:p>2,43</text:p>
          </table:table-cell>
          <table:table-cell table:style-name="ce1" table:formula="of:=SUM([.M149:.AU149])/15" office:value-type="float" office:value="7.13333333333333" calcext:value-type="float">
            <text:p>7,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medium_artillery_brigade</text:p>
          </table:table-cell>
          <table:table-cell office:value-type="float" office:value="-0.054" calcext:value-type="float">
            <text:p>-0,054</text:p>
          </table:table-cell>
          <table:table-cell table:formula="of:=([.J150]*2-1)*[.B150]*(-1)" office:value-type="float" office:value="0.0554399999999997" calcext:value-type="float">
            <text:p>0,055</text:p>
          </table:table-cell>
          <table:table-cell table:formula="of:=([.J150]*2+1)*[.B150]" office:value-type="float" office:value="-0.16344" calcext:value-type="float">
            <text:p>-0,163</text:p>
          </table:table-cell>
          <table:table-cell table:number-columns-repeated="3"/>
          <table:table-cell table:formula="of:=SUM([.I150];(-1))" office:value-type="float" office:value="-0.986666666666667" calcext:value-type="float">
            <text:p>-0,987</text:p>
          </table:table-cell>
          <table:table-cell table:style-name="ce1" table:formula="of:=[.L150]/5-1" office:value-type="float" office:value="0.0133333333333332" calcext:value-type="float">
            <text:p>0,01</text:p>
          </table:table-cell>
          <table:table-cell table:style-name="ce1" table:formula="of:=PRODUCT([.L150];0.2)" office:value-type="float" office:value="1.01333333333333" calcext:value-type="float">
            <text:p>1,01</text:p>
          </table:table-cell>
          <table:table-cell table:style-name="ce1" table:formula="of:=[.L150]/5+1" office:value-type="float" office:value="2.01333333333333" calcext:value-type="float">
            <text:p>2,01</text:p>
          </table:table-cell>
          <table:table-cell table:style-name="ce1" table:formula="of:=SUM([.M150:.AU150])/15" office:value-type="float" office:value="5.06666666666667" calcext:value-type="float">
            <text:p>5,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mixed_support_brigade</text:p>
          </table:table-cell>
          <table:table-cell/>
          <table:table-cell table:formula="of:=([.J151]*2-1)*[.B151]*(-1)" office:value-type="float" office:value="-0" calcext:value-type="float">
            <text:p>0,000</text:p>
          </table:table-cell>
          <table:table-cell table:formula="of:=([.J151]*2+1)*[.B151]" office:value-type="float" office:value="0" calcext:value-type="float">
            <text:p>0,000</text:p>
          </table:table-cell>
          <table:table-cell table:number-columns-repeated="3"/>
          <table:table-cell table:formula="of:=SUM([.I151];(-1))" office:value-type="float" office:value="-1.6" calcext:value-type="float">
            <text:p>-1,600</text:p>
          </table:table-cell>
          <table:table-cell table:style-name="ce1" table:formula="of:=[.L151]/5-1" office:value-type="float" office:value="-0.6" calcext:value-type="float">
            <text:p>-0,60</text:p>
          </table:table-cell>
          <table:table-cell table:style-name="ce1" table:formula="of:=PRODUCT([.L151];0.2)" office:value-type="float" office:value="0.4" calcext:value-type="float">
            <text:p>0,40</text:p>
          </table:table-cell>
          <table:table-cell table:style-name="ce1" table:formula="of:=[.L151]/5+1" office:value-type="float" office:value="1.4" calcext:value-type="float">
            <text:p>1,40</text:p>
          </table:table-cell>
          <table:table-cell table:style-name="ce1" table:formula="of:=SUM([.M151:.AU151])/15" office:value-type="float" office:value="2" calcext:value-type="float">
            <text:p>2,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_motorized_brigade</text:p>
          </table:table-cell>
          <table:table-cell office:value-type="float" office:value="-0.12" calcext:value-type="float">
            <text:p>-0,12</text:p>
          </table:table-cell>
          <table:table-cell table:formula="of:=([.J152]*2-1)*[.B152]*(-1)" office:value-type="float" office:value="0.193600000000001" calcext:value-type="float">
            <text:p>0,194</text:p>
          </table:table-cell>
          <table:table-cell table:formula="of:=([.J152]*2+1)*[.B152]" office:value-type="float" office:value="-0.433600000000001" calcext:value-type="float">
            <text:p>-0,434</text:p>
          </table:table-cell>
          <table:table-cell table:number-columns-repeated="3"/>
          <table:table-cell table:formula="of:=SUM([.I152];(-1))" office:value-type="float" office:value="-0.693333333333333" calcext:value-type="float">
            <text:p>-0,693</text:p>
          </table:table-cell>
          <table:table-cell table:style-name="ce1" table:formula="of:=[.L152]/5-1" office:value-type="float" office:value="0.306666666666667" calcext:value-type="float">
            <text:p>0,31</text:p>
          </table:table-cell>
          <table:table-cell table:style-name="ce1" table:formula="of:=PRODUCT([.L152];0.2)" office:value-type="float" office:value="1.30666666666667" calcext:value-type="float">
            <text:p>1,31</text:p>
          </table:table-cell>
          <table:table-cell table:style-name="ce1" table:formula="of:=[.L152]/5+1" office:value-type="float" office:value="2.30666666666667" calcext:value-type="float">
            <text:p>2,31</text:p>
          </table:table-cell>
          <table:table-cell table:style-name="ce1" table:formula="of:=SUM([.M152:.AU152])/15" office:value-type="float" office:value="6.53333333333333" calcext:value-type="float">
            <text:p>6,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motorized_engineer_brigade</text:p>
          </table:table-cell>
          <table:table-cell office:value-type="float" office:value="-0.05" calcext:value-type="float">
            <text:p>-0,05</text:p>
          </table:table-cell>
          <table:table-cell table:formula="of:=([.J153]*2-1)*[.B153]*(-1)" office:value-type="float" office:value="0.107333333333333" calcext:value-type="float">
            <text:p>0,107</text:p>
          </table:table-cell>
          <table:table-cell table:formula="of:=([.J153]*2+1)*[.B153]" office:value-type="float" office:value="-0.207333333333333" calcext:value-type="float">
            <text:p>-0,207</text:p>
          </table:table-cell>
          <table:table-cell table:number-columns-repeated="3"/>
          <table:table-cell table:formula="of:=SUM([.I153];(-1))" office:value-type="float" office:value="-0.426666666666667" calcext:value-type="float">
            <text:p>-0,427</text:p>
          </table:table-cell>
          <table:table-cell table:style-name="ce1" table:formula="of:=[.L153]/5-1" office:value-type="float" office:value="0.573333333333333" calcext:value-type="float">
            <text:p>0,57</text:p>
          </table:table-cell>
          <table:table-cell table:style-name="ce1" table:formula="of:=PRODUCT([.L153];0.2)" office:value-type="float" office:value="1.57333333333333" calcext:value-type="float">
            <text:p>1,57</text:p>
          </table:table-cell>
          <table:table-cell table:style-name="ce1" table:formula="of:=[.L153]/5+1" office:value-type="float" office:value="2.57333333333333" calcext:value-type="float">
            <text:p>2,57</text:p>
          </table:table-cell>
          <table:table-cell table:style-name="ce1" table:formula="of:=SUM([.M153:.AU153])/15" office:value-type="float" office:value="7.86666666666667" calcext:value-type="float">
            <text:p>7,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motorized_support_brigade</text:p>
          </table:table-cell>
          <table:table-cell/>
          <table:table-cell table:formula="of:=([.J154]*2-1)*[.B154]*(-1)" office:value-type="float" office:value="-0" calcext:value-type="float">
            <text:p>0,000</text:p>
          </table:table-cell>
          <table:table-cell table:formula="of:=([.J154]*2+1)*[.B154]" office:value-type="float" office:value="0" calcext:value-type="float">
            <text:p>0,000</text:p>
          </table:table-cell>
          <table:table-cell table:number-columns-repeated="3"/>
          <table:table-cell table:formula="of:=SUM([.I154];(-1))" office:value-type="float" office:value="-1.4" calcext:value-type="float">
            <text:p>-1,400</text:p>
          </table:table-cell>
          <table:table-cell table:style-name="ce1" table:formula="of:=[.L154]/5-1" office:value-type="float" office:value="-0.4" calcext:value-type="float">
            <text:p>-0,40</text:p>
          </table:table-cell>
          <table:table-cell table:style-name="ce1" table:formula="of:=PRODUCT([.L154];0.2)" office:value-type="float" office:value="0.6" calcext:value-type="float">
            <text:p>0,60</text:p>
          </table:table-cell>
          <table:table-cell table:style-name="ce1" table:formula="of:=[.L154]/5+1" office:value-type="float" office:value="1.6" calcext:value-type="float">
            <text:p>1,60</text:p>
          </table:table-cell>
          <table:table-cell table:style-name="ce1" table:formula="of:=SUM([.M154:.AU154])/15" office:value-type="float" office:value="3" calcext:value-type="float">
            <text:p>3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_armor_brigade</text:p>
          </table:table-cell>
          <table:table-cell office:value-type="float" office:value="-0.181" calcext:value-type="float">
            <text:p>-0,181</text:p>
          </table:table-cell>
          <table:table-cell table:formula="of:=([.J155]*2-1)*[.B155]*(-1)" office:value-type="float" office:value="0.48508" calcext:value-type="float">
            <text:p>0,485</text:p>
          </table:table-cell>
          <table:table-cell table:formula="of:=([.J155]*2+1)*[.B155]" office:value-type="float" office:value="-0.84708" calcext:value-type="float">
            <text:p>-0,847</text:p>
          </table:table-cell>
          <table:table-cell table:number-columns-repeated="3"/>
          <table:table-cell table:formula="of:=SUM([.I155];(-1))" office:value-type="float" office:value="-0.16" calcext:value-type="float">
            <text:p>-0,160</text:p>
          </table:table-cell>
          <table:table-cell table:style-name="ce1" table:formula="of:=[.L155]/5-1" office:value-type="float" office:value="0.84" calcext:value-type="float">
            <text:p>0,84</text:p>
          </table:table-cell>
          <table:table-cell table:style-name="ce1" table:formula="of:=PRODUCT([.L155];0.2)" office:value-type="float" office:value="1.84" calcext:value-type="float">
            <text:p>1,84</text:p>
          </table:table-cell>
          <table:table-cell table:style-name="ce1" table:formula="of:=[.L155]/5+1" office:value-type="float" office:value="2.84" calcext:value-type="float">
            <text:p>2,84</text:p>
          </table:table-cell>
          <table:table-cell table:style-name="ce1" table:formula="of:=SUM([.M155:.AU155])/15" office:value-type="float" office:value="9.2" calcext:value-type="float">
            <text:p>9,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light_armor_brigade</text:p>
          </table:table-cell>
          <table:table-cell office:value-type="float" office:value="-0.133" calcext:value-type="float">
            <text:p>-0,133</text:p>
          </table:table-cell>
          <table:table-cell table:formula="of:=([.J156]*2-1)*[.B156]*(-1)" office:value-type="float" office:value="0.36708" calcext:value-type="float">
            <text:p>0,367</text:p>
          </table:table-cell>
          <table:table-cell table:formula="of:=([.J156]*2+1)*[.B156]" office:value-type="float" office:value="-0.63308" calcext:value-type="float">
            <text:p>-0,633</text:p>
          </table:table-cell>
          <table:table-cell table:number-columns-repeated="3"/>
          <table:table-cell table:formula="of:=SUM([.I156];(-1))" office:value-type="float" office:value="-0.12" calcext:value-type="float">
            <text:p>-0,120</text:p>
          </table:table-cell>
          <table:table-cell table:style-name="ce1" table:formula="of:=[.L156]/5-1" office:value-type="float" office:value="0.88" calcext:value-type="float">
            <text:p>0,88</text:p>
          </table:table-cell>
          <table:table-cell table:style-name="ce1" table:formula="of:=PRODUCT([.L156];0.2)" office:value-type="float" office:value="1.88" calcext:value-type="float">
            <text:p>1,88</text:p>
          </table:table-cell>
          <table:table-cell table:style-name="ce1" table:formula="of:=[.L156]/5+1" office:value-type="float" office:value="2.88" calcext:value-type="float">
            <text:p>2,88</text:p>
          </table:table-cell>
          <table:table-cell table:style-name="ce1" table:formula="of:=SUM([.M156:.AU156])/15" office:value-type="float" office:value="9.4" calcext:value-type="float">
            <text:p>9,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sp_artillery_brigade</text:p>
          </table:table-cell>
          <table:table-cell office:value-type="float" office:value="-0.084" calcext:value-type="float">
            <text:p>-0,084</text:p>
          </table:table-cell>
          <table:table-cell table:formula="of:=([.J157]*2-1)*[.B157]*(-1)" office:value-type="float" office:value="0.247519999999999" calcext:value-type="float">
            <text:p>0,248</text:p>
          </table:table-cell>
          <table:table-cell table:formula="of:=([.J157]*2+1)*[.B157]" office:value-type="float" office:value="-0.415519999999999" calcext:value-type="float">
            <text:p>-0,416</text:p>
          </table:table-cell>
          <table:table-cell table:number-columns-repeated="3"/>
          <table:table-cell table:formula="of:=SUM([.I157];(-1))" office:value-type="float" office:value="-0.0266666666666666" calcext:value-type="float">
            <text:p>-0,027</text:p>
          </table:table-cell>
          <table:table-cell table:style-name="ce1" table:formula="of:=[.L157]/5-1" office:value-type="float" office:value="0.973333333333333" calcext:value-type="float">
            <text:p>0,97</text:p>
          </table:table-cell>
          <table:table-cell table:style-name="ce1" table:formula="of:=PRODUCT([.L157];0.2)" office:value-type="float" office:value="1.97333333333333" calcext:value-type="float">
            <text:p>1,97</text:p>
          </table:table-cell>
          <table:table-cell table:style-name="ce1" table:formula="of:=[.L157]/5+1" office:value-type="float" office:value="2.97333333333333" calcext:value-type="float">
            <text:p>2,97</text:p>
          </table:table-cell>
          <table:table-cell table:style-name="ce1" table:formula="of:=SUM([.M157:.AU157])/15" office:value-type="float" office:value="9.86666666666667" calcext:value-type="float">
            <text:p>9,8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light_armor_bat</text:p>
          </table:table-cell>
          <table:table-cell office:value-type="float" office:value="-0.067" calcext:value-type="float">
            <text:p>-0,067</text:p>
          </table:table-cell>
          <table:table-cell table:formula="of:=([.J158]*2-1)*[.B158]*(-1)" office:value-type="float" office:value="0.1742" calcext:value-type="float">
            <text:p>0,174</text:p>
          </table:table-cell>
          <table:table-cell table:formula="of:=([.J158]*2+1)*[.B158]" office:value-type="float" office:value="-0.3082" calcext:value-type="float">
            <text:p>-0,308</text:p>
          </table:table-cell>
          <table:table-cell table:number-columns-repeated="3"/>
          <table:table-cell table:formula="of:=SUM([.I158];(-1))" office:value-type="float" office:value="-0.2" calcext:value-type="float">
            <text:p>-0,200</text:p>
          </table:table-cell>
          <table:table-cell table:style-name="ce1" table:formula="of:=[.L158]/5-1" office:value-type="float" office:value="0.8" calcext:value-type="float">
            <text:p>0,80</text:p>
          </table:table-cell>
          <table:table-cell table:style-name="ce1" table:formula="of:=PRODUCT([.L158];0.2)" office:value-type="float" office:value="1.8" calcext:value-type="float">
            <text:p>1,80</text:p>
          </table:table-cell>
          <table:table-cell table:style-name="ce1" table:formula="of:=[.L158]/5+1" office:value-type="float" office:value="2.8" calcext:value-type="float">
            <text:p>2,80</text:p>
          </table:table-cell>
          <table:table-cell table:style-name="ce1" table:formula="of:=SUM([.M158:.AU158])/15" office:value-type="float" office:value="9" calcext:value-type="float">
            <text:p>9,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sp_anti_air_brigade</text:p>
          </table:table-cell>
          <table:table-cell office:value-type="float" office:value="-0.054" calcext:value-type="float">
            <text:p>-0,054</text:p>
          </table:table-cell>
          <table:table-cell table:formula="of:=([.J159]*2-1)*[.B159]*(-1)" office:value-type="float" office:value="0.20664" calcext:value-type="float">
            <text:p>0,207</text:p>
          </table:table-cell>
          <table:table-cell table:formula="of:=([.J159]*2+1)*[.B159]" office:value-type="float" office:value="-0.31464" calcext:value-type="float">
            <text:p>-0,315</text:p>
          </table:table-cell>
          <table:table-cell table:number-columns-repeated="3"/>
          <table:table-cell table:formula="of:=SUM([.I159];(-1))" office:value-type="float" office:value="0.413333333333333" calcext:value-type="float">
            <text:p>0,413</text:p>
          </table:table-cell>
          <table:table-cell table:style-name="ce1" table:formula="of:=[.L159]/5-1" office:value-type="float" office:value="1.41333333333333" calcext:value-type="float">
            <text:p>1,41</text:p>
          </table:table-cell>
          <table:table-cell table:style-name="ce1" table:formula="of:=PRODUCT([.L159];0.2)" office:value-type="float" office:value="2.41333333333333" calcext:value-type="float">
            <text:p>2,41</text:p>
          </table:table-cell>
          <table:table-cell table:style-name="ce1" table:formula="of:=[.L159]/5+1" office:value-type="float" office:value="3.41333333333334" calcext:value-type="float">
            <text:p>3,41</text:p>
          </table:table-cell>
          <table:table-cell table:style-name="ce1" table:formula="of:=SUM([.M159:.AU159])/15" office:value-type="float" office:value="12.0666666666667" calcext:value-type="float">
            <text:p>12,0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s_engineer_brigade</text:p>
          </table:table-cell>
          <table:table-cell office:value-type="float" office:value="-0.027" calcext:value-type="float">
            <text:p>-0,027</text:p>
          </table:table-cell>
          <table:table-cell table:formula="of:=([.J160]*2-1)*[.B160]*(-1)" office:value-type="float" office:value="0.0536399999999998" calcext:value-type="float">
            <text:p>0,054</text:p>
          </table:table-cell>
          <table:table-cell table:formula="of:=([.J160]*2+1)*[.B160]" office:value-type="float" office:value="-0.10764" calcext:value-type="float">
            <text:p>-0,108</text:p>
          </table:table-cell>
          <table:table-cell table:number-columns-repeated="3"/>
          <table:table-cell table:formula="of:=SUM([.I160];(-1))" office:value-type="float" office:value="-0.506666666666667" calcext:value-type="float">
            <text:p>-0,507</text:p>
          </table:table-cell>
          <table:table-cell table:style-name="ce1" table:formula="of:=[.L160]/5-1" office:value-type="float" office:value="0.493333333333333" calcext:value-type="float">
            <text:p>0,49</text:p>
          </table:table-cell>
          <table:table-cell table:style-name="ce1" table:formula="of:=PRODUCT([.L160];0.2)" office:value-type="float" office:value="1.49333333333333" calcext:value-type="float">
            <text:p>1,49</text:p>
          </table:table-cell>
          <table:table-cell table:style-name="ce1" table:formula="of:=[.L160]/5+1" office:value-type="float" office:value="2.49333333333333" calcext:value-type="float">
            <text:p>2,49</text:p>
          </table:table-cell>
          <table:table-cell table:style-name="ce1" table:formula="of:=SUM([.M160:.AU160])/15" office:value-type="float" office:value="7.46666666666667" calcext:value-type="float">
            <text:p>7,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armor_bat</text:p>
          </table:table-cell>
          <table:table-cell office:value-type="float" office:value="-0.11" calcext:value-type="float">
            <text:p>-0,11</text:p>
          </table:table-cell>
          <table:table-cell table:formula="of:=([.J161]*2-1)*[.B161]*(-1)" office:value-type="float" office:value="0.291866666666667" calcext:value-type="float">
            <text:p>0,292</text:p>
          </table:table-cell>
          <table:table-cell table:formula="of:=([.J161]*2+1)*[.B161]" office:value-type="float" office:value="-0.511866666666667" calcext:value-type="float">
            <text:p>-0,512</text:p>
          </table:table-cell>
          <table:table-cell table:number-columns-repeated="3"/>
          <table:table-cell table:formula="of:=SUM([.I161];(-1))" office:value-type="float" office:value="-0.173333333333333" calcext:value-type="float">
            <text:p>-0,173</text:p>
          </table:table-cell>
          <table:table-cell table:style-name="ce1" table:formula="of:=[.L161]/5-1" office:value-type="float" office:value="0.826666666666667" calcext:value-type="float">
            <text:p>0,83</text:p>
          </table:table-cell>
          <table:table-cell table:style-name="ce1" table:formula="of:=PRODUCT([.L161];0.2)" office:value-type="float" office:value="1.82666666666667" calcext:value-type="float">
            <text:p>1,83</text:p>
          </table:table-cell>
          <table:table-cell table:style-name="ce1" table:formula="of:=[.L161]/5+1" office:value-type="float" office:value="2.82666666666667" calcext:value-type="float">
            <text:p>2,83</text:p>
          </table:table-cell>
          <table:table-cell table:style-name="ce1" table:formula="of:=SUM([.M161:.AU161])/15" office:value-type="float" office:value="9.13333333333333" calcext:value-type="float">
            <text:p>9,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mechanized_brigade</text:p>
          </table:table-cell>
          <table:table-cell office:value-type="float" office:value="-0.132" calcext:value-type="float">
            <text:p>-0,132</text:p>
          </table:table-cell>
          <table:table-cell table:formula="of:=([.J162]*2-1)*[.B162]*(-1)" office:value-type="float" office:value="0.308000000000001" calcext:value-type="float">
            <text:p>0,308</text:p>
          </table:table-cell>
          <table:table-cell table:formula="of:=([.J162]*2+1)*[.B162]" office:value-type="float" office:value="-0.572000000000001" calcext:value-type="float">
            <text:p>-0,572</text:p>
          </table:table-cell>
          <table:table-cell table:number-columns-repeated="3"/>
          <table:table-cell table:formula="of:=SUM([.I162];(-1))" office:value-type="float" office:value="-0.333333333333333" calcext:value-type="float">
            <text:p>-0,333</text:p>
          </table:table-cell>
          <table:table-cell table:style-name="ce1" table:formula="of:=[.L162]/5-1" office:value-type="float" office:value="0.666666666666667" calcext:value-type="float">
            <text:p>0,67</text:p>
          </table:table-cell>
          <table:table-cell table:style-name="ce1" table:formula="of:=PRODUCT([.L162];0.2)" office:value-type="float" office:value="1.66666666666667" calcext:value-type="float">
            <text:p>1,67</text:p>
          </table:table-cell>
          <table:table-cell table:style-name="ce1" table:formula="of:=[.L162]/5+1" office:value-type="float" office:value="2.66666666666667" calcext:value-type="float">
            <text:p>2,67</text:p>
          </table:table-cell>
          <table:table-cell table:style-name="ce1" table:formula="of:=SUM([.M162:.AU162])/15" office:value-type="float" office:value="8.333333333333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anti_tank_brigade</text:p>
          </table:table-cell>
          <table:table-cell office:value-type="float" office:value="-0.013" calcext:value-type="float">
            <text:p>-0,013</text:p>
          </table:table-cell>
          <table:table-cell table:formula="of:=([.J163]*2-1)*[.B163]*(-1)" office:value-type="float" office:value="0.0289466666666666" calcext:value-type="float">
            <text:p>0,029</text:p>
          </table:table-cell>
          <table:table-cell table:formula="of:=([.J163]*2+1)*[.B163]" office:value-type="float" office:value="-0.0549466666666666" calcext:value-type="float">
            <text:p>-0,055</text:p>
          </table:table-cell>
          <table:table-cell table:number-columns-repeated="3"/>
          <table:table-cell table:formula="of:=SUM([.I163];(-1))" office:value-type="float" office:value="-0.386666666666667" calcext:value-type="float">
            <text:p>-0,387</text:p>
          </table:table-cell>
          <table:table-cell table:style-name="ce1" table:formula="of:=[.L163]/5-1" office:value-type="float" office:value="0.613333333333333" calcext:value-type="float">
            <text:p>0,61</text:p>
          </table:table-cell>
          <table:table-cell table:style-name="ce1" table:formula="of:=PRODUCT([.L163];0.2)" office:value-type="float" office:value="1.61333333333333" calcext:value-type="float">
            <text:p>1,61</text:p>
          </table:table-cell>
          <table:table-cell table:style-name="ce1" table:formula="of:=[.L163]/5+1" office:value-type="float" office:value="2.61333333333333" calcext:value-type="float">
            <text:p>2,61</text:p>
          </table:table-cell>
          <table:table-cell table:style-name="ce1" table:formula="of:=SUM([.M163:.AU163])/15" office:value-type="float" office:value="8.06666666666667" calcext:value-type="float">
            <text:p>8,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sp_rct_artillery_brigade</text:p>
          </table:table-cell>
          <table:table-cell office:value-type="float" office:value="-0.072" calcext:value-type="float">
            <text:p>-0,072</text:p>
          </table:table-cell>
          <table:table-cell table:formula="of:=([.J164]*2-1)*[.B164]*(-1)" office:value-type="float" office:value="0.17568" calcext:value-type="float">
            <text:p>0,176</text:p>
          </table:table-cell>
          <table:table-cell table:formula="of:=([.J164]*2+1)*[.B164]" office:value-type="float" office:value="-0.31968" calcext:value-type="float">
            <text:p>-0,320</text:p>
          </table:table-cell>
          <table:table-cell table:number-columns-repeated="3"/>
          <table:table-cell table:formula="of:=SUM([.I164];(-1))" office:value-type="float" office:value="-0.28" calcext:value-type="float">
            <text:p>-0,280</text:p>
          </table:table-cell>
          <table:table-cell table:style-name="ce1" table:formula="of:=[.L164]/5-1" office:value-type="float" office:value="0.72" calcext:value-type="float">
            <text:p>0,72</text:p>
          </table:table-cell>
          <table:table-cell table:style-name="ce1" table:formula="of:=PRODUCT([.L164];0.2)" office:value-type="float" office:value="1.72" calcext:value-type="float">
            <text:p>1,72</text:p>
          </table:table-cell>
          <table:table-cell table:style-name="ce1" table:formula="of:=[.L164]/5+1" office:value-type="float" office:value="2.72" calcext:value-type="float">
            <text:p>2,72</text:p>
          </table:table-cell>
          <table:table-cell table:style-name="ce1" table:formula="of:=SUM([.M164:.AU164])/15" office:value-type="float" office:value="8.6" calcext:value-type="float">
            <text:p>8,6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Recon_cavalry_brigade</text:p>
          </table:table-cell>
          <table:table-cell office:value-type="float" office:value="-0.008" calcext:value-type="float">
            <text:p>-0,008</text:p>
          </table:table-cell>
          <table:table-cell table:formula="of:=([.J165]*2-1)*[.B165]*(-1)" office:value-type="float" office:value="0.0148266666666667" calcext:value-type="float">
            <text:p>0,015</text:p>
          </table:table-cell>
          <table:table-cell table:formula="of:=([.J165]*2+1)*[.B165]" office:value-type="float" office:value="-0.0308266666666667" calcext:value-type="float">
            <text:p>-0,031</text:p>
          </table:table-cell>
          <table:table-cell table:number-columns-repeated="3"/>
          <table:table-cell table:formula="of:=SUM([.I165];(-1))" office:value-type="float" office:value="-0.573333333333333" calcext:value-type="float">
            <text:p>-0,573</text:p>
          </table:table-cell>
          <table:table-cell table:style-name="ce1" table:formula="of:=[.L165]/5-1" office:value-type="float" office:value="0.426666666666667" calcext:value-type="float">
            <text:p>0,43</text:p>
          </table:table-cell>
          <table:table-cell table:style-name="ce1" table:formula="of:=PRODUCT([.L165];0.2)" office:value-type="float" office:value="1.42666666666667" calcext:value-type="float">
            <text:p>1,43</text:p>
          </table:table-cell>
          <table:table-cell table:style-name="ce1" table:formula="of:=[.L165]/5+1" office:value-type="float" office:value="2.42666666666667" calcext:value-type="float">
            <text:p>2,43</text:p>
          </table:table-cell>
          <table:table-cell table:style-name="ce1" table:formula="of:=SUM([.M165:.AU165])/15" office:value-type="float" office:value="7.13333333333333" calcext:value-type="float">
            <text:p>7,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heavy_artillery_brigade</text:p>
          </table:table-cell>
          <table:table-cell office:value-type="float" office:value="-0.066" calcext:value-type="float">
            <text:p>-0,066</text:p>
          </table:table-cell>
          <table:table-cell table:formula="of:=([.J166]*2-1)*[.B166]*(-1)" office:value-type="float" office:value="0.0431200000000001" calcext:value-type="float">
            <text:p>0,043</text:p>
          </table:table-cell>
          <table:table-cell table:formula="of:=([.J166]*2+1)*[.B166]" office:value-type="float" office:value="-0.17512" calcext:value-type="float">
            <text:p>-0,175</text:p>
          </table:table-cell>
          <table:table-cell table:number-columns-repeated="3"/>
          <table:table-cell table:formula="of:=SUM([.I166];(-1))" office:value-type="float" office:value="-1.17333333333333" calcext:value-type="float">
            <text:p>-1,173</text:p>
          </table:table-cell>
          <table:table-cell table:style-name="ce1" table:formula="of:=[.L166]/5-1" office:value-type="float" office:value="-0.173333333333333" calcext:value-type="float">
            <text:p>-0,17</text:p>
          </table:table-cell>
          <table:table-cell table:style-name="ce1" table:formula="of:=PRODUCT([.L166];0.2)" office:value-type="float" office:value="0.826666666666667" calcext:value-type="float">
            <text:p>0,83</text:p>
          </table:table-cell>
          <table:table-cell table:style-name="ce1" table:formula="of:=[.L166]/5+1" office:value-type="float" office:value="1.82666666666667" calcext:value-type="float">
            <text:p>1,83</text:p>
          </table:table-cell>
          <table:table-cell table:style-name="ce1" table:formula="of:=SUM([.M166:.AU166])/15" office:value-type="float" office:value="4.13333333333333" calcext:value-type="float">
            <text:p>4,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s_heavy_armor_brigade</text:p>
          </table:table-cell>
          <table:table-cell office:value-type="float" office:value="-0.264" calcext:value-type="float">
            <text:p>-0,264</text:p>
          </table:table-cell>
          <table:table-cell table:formula="of:=([.J167]*2-1)*[.B167]*(-1)" office:value-type="float" office:value="0.573760000000002" calcext:value-type="float">
            <text:p>0,574</text:p>
          </table:table-cell>
          <table:table-cell table:formula="of:=([.J167]*2+1)*[.B167]" office:value-type="float" office:value="-1.10176" calcext:value-type="float">
            <text:p>-1,102</text:p>
          </table:table-cell>
          <table:table-cell table:number-columns-repeated="3"/>
          <table:table-cell table:formula="of:=SUM([.I167];(-1))" office:value-type="float" office:value="-0.413333333333333" calcext:value-type="float">
            <text:p>-0,413</text:p>
          </table:table-cell>
          <table:table-cell table:style-name="ce1" table:formula="of:=[.L167]/5-1" office:value-type="float" office:value="0.586666666666667" calcext:value-type="float">
            <text:p>0,59</text:p>
          </table:table-cell>
          <table:table-cell table:style-name="ce1" table:formula="of:=PRODUCT([.L167];0.2)" office:value-type="float" office:value="1.58666666666667" calcext:value-type="float">
            <text:p>1,59</text:p>
          </table:table-cell>
          <table:table-cell table:style-name="ce1" table:formula="of:=[.L167]/5+1" office:value-type="float" office:value="2.58666666666667" calcext:value-type="float">
            <text:p>2,59</text:p>
          </table:table-cell>
          <table:table-cell table:style-name="ce1" table:formula="of:=SUM([.M167:.AU167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eavy_anti_air_brigade</text:p>
          </table:table-cell>
          <table:table-cell office:value-type="float" office:value="-0.045" calcext:value-type="float">
            <text:p>-0,045</text:p>
          </table:table-cell>
          <table:table-cell table:formula="of:=([.J168]*2-1)*[.B168]*(-1)" office:value-type="float" office:value="0.1458" calcext:value-type="float">
            <text:p>0,146</text:p>
          </table:table-cell>
          <table:table-cell table:formula="of:=([.J168]*2+1)*[.B168]" office:value-type="float" office:value="-0.2358" calcext:value-type="float">
            <text:p>-0,236</text:p>
          </table:table-cell>
          <table:table-cell table:number-columns-repeated="3"/>
          <table:table-cell table:formula="of:=SUM([.I168];(-1))" office:value-type="float" office:value="0.12" calcext:value-type="float">
            <text:p>0,120</text:p>
          </table:table-cell>
          <table:table-cell table:style-name="ce1" table:formula="of:=[.L168]/5-1" office:value-type="float" office:value="1.12" calcext:value-type="float">
            <text:p>1,12</text:p>
          </table:table-cell>
          <table:table-cell table:style-name="ce1" table:formula="of:=PRODUCT([.L168];0.2)" office:value-type="float" office:value="2.12" calcext:value-type="float">
            <text:p>2,12</text:p>
          </table:table-cell>
          <table:table-cell table:style-name="ce1" table:formula="of:=[.L168]/5+1" office:value-type="float" office:value="3.12" calcext:value-type="float">
            <text:p>3,12</text:p>
          </table:table-cell>
          <table:table-cell table:style-name="ce1" table:formula="of:=SUM([.M168:.AU168])/15" office:value-type="float" office:value="10.6" calcext:value-type="float">
            <text:p>10,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eavy_anti_tank_brigade</text:p>
          </table:table-cell>
          <table:table-cell office:value-type="float" office:value="-0.042" calcext:value-type="float">
            <text:p>-0,042</text:p>
          </table:table-cell>
          <table:table-cell table:formula="of:=([.J169]*2-1)*[.B169]*(-1)" office:value-type="float" office:value="0.0800799999999997" calcext:value-type="float">
            <text:p>0,080</text:p>
          </table:table-cell>
          <table:table-cell table:formula="of:=([.J169]*2+1)*[.B169]" office:value-type="float" office:value="-0.16408" calcext:value-type="float">
            <text:p>-0,164</text:p>
          </table:table-cell>
          <table:table-cell table:number-columns-repeated="3"/>
          <table:table-cell table:formula="of:=SUM([.I169];(-1))" office:value-type="float" office:value="-0.546666666666667" calcext:value-type="float">
            <text:p>-0,547</text:p>
          </table:table-cell>
          <table:table-cell table:style-name="ce1" table:formula="of:=[.L169]/5-1" office:value-type="float" office:value="0.453333333333333" calcext:value-type="float">
            <text:p>0,45</text:p>
          </table:table-cell>
          <table:table-cell table:style-name="ce1" table:formula="of:=PRODUCT([.L169];0.2)" office:value-type="float" office:value="1.45333333333333" calcext:value-type="float">
            <text:p>1,45</text:p>
          </table:table-cell>
          <table:table-cell table:style-name="ce1" table:formula="of:=[.L169]/5+1" office:value-type="float" office:value="2.45333333333333" calcext:value-type="float">
            <text:p>2,45</text:p>
          </table:table-cell>
          <table:table-cell table:style-name="ce1" table:formula="of:=SUM([.M169:.AU169])/15" office:value-type="float" office:value="7.2666666666666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s_ski_brigade</text:p>
          </table:table-cell>
          <table:table-cell office:value-type="float" office:value="-0.048" calcext:value-type="float">
            <text:p>-0,048</text:p>
          </table:table-cell>
          <table:table-cell table:formula="of:=([.J170]*2-1)*[.B170]*(-1)" office:value-type="float" office:value="0.0838399999999997" calcext:value-type="float">
            <text:p>0,084</text:p>
          </table:table-cell>
          <table:table-cell table:formula="of:=([.J170]*2+1)*[.B170]" office:value-type="float" office:value="-0.17984" calcext:value-type="float">
            <text:p>-0,180</text:p>
          </table:table-cell>
          <table:table-cell table:number-columns-repeated="3"/>
          <table:table-cell table:formula="of:=SUM([.I170];(-1))" office:value-type="float" office:value="-0.626666666666667" calcext:value-type="float">
            <text:p>-0,627</text:p>
          </table:table-cell>
          <table:table-cell table:style-name="ce1" table:formula="of:=[.L170]/5-1" office:value-type="float" office:value="0.373333333333333" calcext:value-type="float">
            <text:p>0,37</text:p>
          </table:table-cell>
          <table:table-cell table:style-name="ce1" table:formula="of:=PRODUCT([.L170];0.2)" office:value-type="float" office:value="1.37333333333333" calcext:value-type="float">
            <text:p>1,37</text:p>
          </table:table-cell>
          <table:table-cell table:style-name="ce1" table:formula="of:=[.L170]/5+1" office:value-type="float" office:value="2.37333333333333" calcext:value-type="float">
            <text:p>2,37</text:p>
          </table:table-cell>
          <table:table-cell table:style-name="ce1" table:formula="of:=SUM([.M170:.AU170])/15" office:value-type="float" office:value="6.86666666666667" calcext:value-type="float">
            <text:p>6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commando_brigade</text:p>
          </table:table-cell>
          <table:table-cell office:value-type="float" office:value="-0.145" calcext:value-type="float">
            <text:p>-0,145</text:p>
          </table:table-cell>
          <table:table-cell table:formula="of:=([.J171]*2-1)*[.B171]*(-1)" office:value-type="float" office:value="0.2146" calcext:value-type="float">
            <text:p>0,215</text:p>
          </table:table-cell>
          <table:table-cell table:formula="of:=([.J171]*2+1)*[.B171]" office:value-type="float" office:value="-0.5046" calcext:value-type="float">
            <text:p>-0,505</text:p>
          </table:table-cell>
          <table:table-cell table:number-columns-repeated="3"/>
          <table:table-cell table:formula="of:=SUM([.I171];(-1))" office:value-type="float" office:value="-0.76" calcext:value-type="float">
            <text:p>-0,760</text:p>
          </table:table-cell>
          <table:table-cell table:style-name="ce1" table:formula="of:=[.L171]/5-1" office:value-type="float" office:value="0.24" calcext:value-type="float">
            <text:p>0,24</text:p>
          </table:table-cell>
          <table:table-cell table:style-name="ce1" table:formula="of:=PRODUCT([.L171];0.2)" office:value-type="float" office:value="1.24" calcext:value-type="float">
            <text:p>1,24</text:p>
          </table:table-cell>
          <table:table-cell table:style-name="ce1" table:formula="of:=[.L171]/5+1" office:value-type="float" office:value="2.24" calcext:value-type="float">
            <text:p>2,24</text:p>
          </table:table-cell>
          <table:table-cell table:style-name="ce1" table:formula="of:=SUM([.M171:.AU171])/15" office:value-type="float" office:value="6.2" calcext:value-type="float">
            <text:p>6,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s_pack_artillery_brigade</text:p>
          </table:table-cell>
          <table:table-cell office:value-type="float" office:value="-0.024" calcext:value-type="float">
            <text:p>-0,024</text:p>
          </table:table-cell>
          <table:table-cell table:formula="of:=([.J172]*2-1)*[.B172]*(-1)" office:value-type="float" office:value="0.0310400000000002" calcext:value-type="float">
            <text:p>0,031</text:p>
          </table:table-cell>
          <table:table-cell table:formula="of:=([.J172]*2+1)*[.B172]" office:value-type="float" office:value="-0.0790400000000002" calcext:value-type="float">
            <text:p>-0,079</text:p>
          </table:table-cell>
          <table:table-cell table:number-columns-repeated="3"/>
          <table:table-cell table:formula="of:=SUM([.I172];(-1))" office:value-type="float" office:value="-0.853333333333333" calcext:value-type="float">
            <text:p>-0,853</text:p>
          </table:table-cell>
          <table:table-cell table:style-name="ce1" table:formula="of:=[.L172]/5-1" office:value-type="float" office:value="0.146666666666667" calcext:value-type="float">
            <text:p>0,15</text:p>
          </table:table-cell>
          <table:table-cell table:style-name="ce1" table:formula="of:=PRODUCT([.L172];0.2)" office:value-type="float" office:value="1.14666666666667" calcext:value-type="float">
            <text:p>1,15</text:p>
          </table:table-cell>
          <table:table-cell table:style-name="ce1" table:formula="of:=[.L172]/5+1" office:value-type="float" office:value="2.14666666666667" calcext:value-type="float">
            <text:p>2,15</text:p>
          </table:table-cell>
          <table:table-cell table:style-name="ce1" table:formula="of:=SUM([.M172:.AU172])/15" office:value-type="float" office:value="5.73333333333333" calcext:value-type="float">
            <text:p>5,7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support_brigade</text:p>
          </table:table-cell>
          <table:table-cell office:value-type="float" office:value="-0.066" calcext:value-type="float">
            <text:p>-0,066</text:p>
          </table:table-cell>
          <table:table-cell table:formula="of:=([.J173]*2-1)*[.B173]*(-1)" office:value-type="float" office:value="0.00088000000000005" calcext:value-type="float">
            <text:p>0,001</text:p>
          </table:table-cell>
          <table:table-cell table:formula="of:=([.J173]*2+1)*[.B173]" office:value-type="float" office:value="-0.13288" calcext:value-type="float">
            <text:p>-0,133</text:p>
          </table:table-cell>
          <table:table-cell table:number-columns-repeated="3"/>
          <table:table-cell table:formula="of:=SUM([.I173];(-1))" office:value-type="float" office:value="-1.49333333333333" calcext:value-type="float">
            <text:p>-1,493</text:p>
          </table:table-cell>
          <table:table-cell table:style-name="ce1" table:formula="of:=[.L173]/5-1" office:value-type="float" office:value="-0.493333333333333" calcext:value-type="float">
            <text:p>-0,49</text:p>
          </table:table-cell>
          <table:table-cell table:style-name="ce1" table:formula="of:=PRODUCT([.L173];0.2)" office:value-type="float" office:value="0.506666666666667" calcext:value-type="float">
            <text:p>0,51</text:p>
          </table:table-cell>
          <table:table-cell table:style-name="ce1" table:formula="of:=[.L173]/5+1" office:value-type="float" office:value="1.50666666666667" calcext:value-type="float">
            <text:p>1,51</text:p>
          </table:table-cell>
          <table:table-cell table:style-name="ce1" table:formula="of:=SUM([.M173:.AU173])/15" office:value-type="float" office:value="2.53333333333333" calcext:value-type="float">
            <text:p>2,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_rocket_artillery_brigade</text:p>
          </table:table-cell>
          <table:table-cell office:value-type="float" office:value="-0.024" calcext:value-type="float">
            <text:p>-0,024</text:p>
          </table:table-cell>
          <table:table-cell table:formula="of:=([.J174]*2-1)*[.B174]*(-1)" office:value-type="float" office:value="0.02336" calcext:value-type="float">
            <text:p>0,023</text:p>
          </table:table-cell>
          <table:table-cell table:formula="of:=([.J174]*2+1)*[.B174]" office:value-type="float" office:value="-0.07136" calcext:value-type="float">
            <text:p>-0,071</text:p>
          </table:table-cell>
          <table:table-cell table:number-columns-repeated="3"/>
          <table:table-cell table:formula="of:=SUM([.I174];(-1))" office:value-type="float" office:value="-1.01333333333333" calcext:value-type="float">
            <text:p>-1,013</text:p>
          </table:table-cell>
          <table:table-cell table:style-name="ce1" table:formula="of:=[.L174]/5-1" office:value-type="float" office:value="-0.0133333333333333" calcext:value-type="float">
            <text:p>-0,01</text:p>
          </table:table-cell>
          <table:table-cell table:style-name="ce1" table:formula="of:=PRODUCT([.L174];0.2)" office:value-type="float" office:value="0.986666666666667" calcext:value-type="float">
            <text:p>0,99</text:p>
          </table:table-cell>
          <table:table-cell table:style-name="ce1" table:formula="of:=[.L174]/5+1" office:value-type="float" office:value="1.98666666666667" calcext:value-type="float">
            <text:p>1,99</text:p>
          </table:table-cell>
          <table:table-cell table:style-name="ce1" table:formula="of:=SUM([.M174:.AU174])/15" office:value-type="float" office:value="4.93333333333333" calcext:value-type="float">
            <text:p>4,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V_horse_transport</text:p>
          </table:table-cell>
          <table:table-cell office:value-type="float" office:value="-0.004" calcext:value-type="float">
            <text:p>-0,004</text:p>
          </table:table-cell>
          <table:table-cell table:formula="of:=([.J175]*2-1)*[.B175]*(-1)" office:value-type="float" office:value="0.00250666666666666" calcext:value-type="float">
            <text:p>0,003</text:p>
          </table:table-cell>
          <table:table-cell table:formula="of:=([.J175]*2+1)*[.B175]" office:value-type="float" office:value="-0.0105066666666667" calcext:value-type="float">
            <text:p>-0,011</text:p>
          </table:table-cell>
          <table:table-cell table:number-columns-repeated="3"/>
          <table:table-cell table:formula="of:=SUM([.I175];(-1))" office:value-type="float" office:value="-1.18666666666667" calcext:value-type="float">
            <text:p>-1,187</text:p>
          </table:table-cell>
          <table:table-cell table:style-name="ce1" table:formula="of:=[.L175]/5-1" office:value-type="float" office:value="-0.186666666666667" calcext:value-type="float">
            <text:p>-0,19</text:p>
          </table:table-cell>
          <table:table-cell table:style-name="ce1" table:formula="of:=PRODUCT([.L175];0.2)" office:value-type="float" office:value="0.813333333333333" calcext:value-type="float">
            <text:p>0,81</text:p>
          </table:table-cell>
          <table:table-cell table:style-name="ce1" table:formula="of:=[.L175]/5+1" office:value-type="float" office:value="1.81333333333333" calcext:value-type="float">
            <text:p>1,81</text:p>
          </table:table-cell>
          <table:table-cell table:style-name="ce1" table:formula="of:=SUM([.M175:.AU175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ap_takachiho_detachment</text:p>
          </table:table-cell>
          <table:table-cell/>
          <table:table-cell table:formula="of:=([.J176]*2-1)*[.B176]*(-1)" office:value-type="float" office:value="-0" calcext:value-type="float">
            <text:p>0,000</text:p>
          </table:table-cell>
          <table:table-cell table:formula="of:=([.J176]*2+1)*[.B176]" office:value-type="float" office:value="0" calcext:value-type="float">
            <text:p>0,000</text:p>
          </table:table-cell>
          <table:table-cell table:number-columns-repeated="3"/>
          <table:table-cell table:formula="of:=SUM([.I176];(-1))" office:value-type="float" office:value="-2" calcext:value-type="float">
            <text:p>-2,000</text:p>
          </table:table-cell>
          <table:table-cell table:style-name="ce1" table:formula="of:=[.L176]/5-1" office:value-type="float" office:value="-1" calcext:value-type="float">
            <text:p>-1,00</text:p>
          </table:table-cell>
          <table:table-cell table:style-name="ce1" table:formula="of:=PRODUCT([.L176];0.2)" office:value-type="float" office:value="0" calcext:value-type="float">
            <text:p>0,00</text:p>
          </table:table-cell>
          <table:table-cell table:style-name="ce1" table:formula="of:=[.L176]/5+1" office:value-type="float" office:value="1" calcext:value-type="float">
            <text:p>1,00</text:p>
          </table:table-cell>
          <table:table-cell table:style-name="ce1" table:formula="of:=SUM([.M176:.AU176])/15" office:value-type="float" office:value="0" calcext:value-type="float">
            <text:p>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ank_destroyer_brigade</text:p>
          </table:table-cell>
          <table:table-cell office:value-type="float" office:value="-0.112" calcext:value-type="float">
            <text:p>-0,112</text:p>
          </table:table-cell>
          <table:table-cell table:formula="of:=([.J177]*2-1)*[.B177]*(-1)" office:value-type="float" office:value="0.2464" calcext:value-type="float">
            <text:p>0,246</text:p>
          </table:table-cell>
          <table:table-cell table:formula="of:=([.J177]*2+1)*[.B177]" office:value-type="float" office:value="-0.4704" calcext:value-type="float">
            <text:p>-0,470</text:p>
          </table:table-cell>
          <table:table-cell table:number-columns-repeated="3"/>
          <table:table-cell table:formula="of:=SUM([.I177];(-1))" office:value-type="float" office:value="-0.4" calcext:value-type="float">
            <text:p>-0,400</text:p>
          </table:table-cell>
          <table:table-cell table:style-name="ce1" table:formula="of:=[.L177]/5-1" office:value-type="float" office:value="0.6" calcext:value-type="float">
            <text:p>0,60</text:p>
          </table:table-cell>
          <table:table-cell table:style-name="ce1" table:formula="of:=PRODUCT([.L177];0.2)" office:value-type="float" office:value="1.6" calcext:value-type="float">
            <text:p>1,60</text:p>
          </table:table-cell>
          <table:table-cell table:style-name="ce1" table:formula="of:=[.L177]/5+1" office:value-type="float" office:value="2.6" calcext:value-type="float">
            <text:p>2,60</text:p>
          </table:table-cell>
          <table:table-cell table:style-name="ce1" table:formula="of:=SUM([.M177:.AU177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totenkopf</text:p>
          </table:table-cell>
          <table:table-cell office:value-type="float" office:value="-0.157" calcext:value-type="float">
            <text:p>-0,157</text:p>
          </table:table-cell>
          <table:table-cell table:formula="of:=([.J178]*2-1)*[.B178]*(-1)" office:value-type="float" office:value="0.341213333333334" calcext:value-type="float">
            <text:p>0,341</text:p>
          </table:table-cell>
          <table:table-cell table:formula="of:=([.J178]*2+1)*[.B178]" office:value-type="float" office:value="-0.655213333333334" calcext:value-type="float">
            <text:p>-0,655</text:p>
          </table:table-cell>
          <table:table-cell table:number-columns-repeated="3"/>
          <table:table-cell table:formula="of:=SUM([.I178];(-1))" office:value-type="float" office:value="-0.413333333333333" calcext:value-type="float">
            <text:p>-0,413</text:p>
          </table:table-cell>
          <table:table-cell table:style-name="ce1" table:formula="of:=[.L178]/5-1" office:value-type="float" office:value="0.586666666666667" calcext:value-type="float">
            <text:p>0,59</text:p>
          </table:table-cell>
          <table:table-cell table:style-name="ce1" table:formula="of:=PRODUCT([.L178];0.2)" office:value-type="float" office:value="1.58666666666667" calcext:value-type="float">
            <text:p>1,59</text:p>
          </table:table-cell>
          <table:table-cell table:style-name="ce1" table:formula="of:=[.L178]/5+1" office:value-type="float" office:value="2.58666666666667" calcext:value-type="float">
            <text:p>2,59</text:p>
          </table:table-cell>
          <table:table-cell table:style-name="ce1" table:formula="of:=SUM([.M178:.AU178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ruck_transport</text:p>
          </table:table-cell>
          <table:table-cell/>
          <table:table-cell table:formula="of:=([.J179]*2-1)*[.B179]*(-1)" office:value-type="float" office:value="-0" calcext:value-type="float">
            <text:p>0,000</text:p>
          </table:table-cell>
          <table:table-cell table:formula="of:=([.J179]*2+1)*[.B179]" office:value-type="float" office:value="0" calcext:value-type="float">
            <text:p>0,000</text:p>
          </table:table-cell>
          <table:table-cell table:number-columns-repeated="3"/>
          <table:table-cell table:formula="of:=SUM([.I179];(-1))" office:value-type="float" office:value="-0.973333333333333" calcext:value-type="float">
            <text:p>-0,973</text:p>
          </table:table-cell>
          <table:table-cell table:style-name="ce1" table:formula="of:=[.L179]/5-1" office:value-type="float" office:value="0.0266666666666668" calcext:value-type="float">
            <text:p>0,03</text:p>
          </table:table-cell>
          <table:table-cell table:style-name="ce1" table:formula="of:=PRODUCT([.L179];0.2)" office:value-type="float" office:value="1.02666666666667" calcext:value-type="float">
            <text:p>1,03</text:p>
          </table:table-cell>
          <table:table-cell table:style-name="ce1" table:formula="of:=[.L179]/5+1" office:value-type="float" office:value="2.02666666666667" calcext:value-type="float">
            <text:p>2,03</text:p>
          </table:table-cell>
          <table:table-cell table:style-name="ce1" table:formula="of:=SUM([.M179:.AU179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sa_onefiveeight_rct</text:p>
          </table:table-cell>
          <table:table-cell/>
          <table:table-cell table:formula="of:=([.J180]*2-1)*[.B180]*(-1)" office:value-type="float" office:value="-0" calcext:value-type="float">
            <text:p>0,000</text:p>
          </table:table-cell>
          <table:table-cell table:formula="of:=([.J180]*2+1)*[.B180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rst_marine_paras</text:p>
          </table:table-cell>
          <table:table-cell/>
          <table:table-cell table:formula="of:=([.J181]*2-1)*[.B181]*(-1)" office:value-type="float" office:value="-0" calcext:value-type="float">
            <text:p>0,000</text:p>
          </table:table-cell>
          <table:table-cell table:formula="of:=([.J181]*2+1)*[.B181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second_cavgroup</text:p>
          </table:table-cell>
          <table:table-cell/>
          <table:table-cell table:formula="of:=([.J182]*2-1)*[.B182]*(-1)" office:value-type="float" office:value="-0" calcext:value-type="float">
            <text:p>0,000</text:p>
          </table:table-cell>
          <table:table-cell table:formula="of:=([.J182]*2+1)*[.B182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threesevenzero_rct</text:p>
          </table:table-cell>
          <table:table-cell/>
          <table:table-cell table:formula="of:=([.J183]*2-1)*[.B183]*(-1)" office:value-type="float" office:value="-0" calcext:value-type="float">
            <text:p>0,000</text:p>
          </table:table-cell>
          <table:table-cell table:formula="of:=([.J183]*2+1)*[.B183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ourfourtwo_rct</text:p>
          </table:table-cell>
          <table:table-cell/>
          <table:table-cell table:formula="of:=([.J184]*2-1)*[.B184]*(-1)" office:value-type="float" office:value="-0" calcext:value-type="float">
            <text:p>0,000</text:p>
          </table:table-cell>
          <table:table-cell table:formula="of:=([.J184]*2+1)*[.B184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vezerothree_prct</text:p>
          </table:table-cell>
          <table:table-cell/>
          <table:table-cell table:formula="of:=([.J185]*2-1)*[.B185]*(-1)" office:value-type="float" office:value="-0" calcext:value-type="float">
            <text:p>0,000</text:p>
          </table:table-cell>
          <table:table-cell table:formula="of:=([.J185]*2+1)*[.B185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veoneseven_prct</text:p>
          </table:table-cell>
          <table:table-cell/>
          <table:table-cell table:formula="of:=([.J186]*2-1)*[.B186]*(-1)" office:value-type="float" office:value="-0" calcext:value-type="float">
            <text:p>0,000</text:p>
          </table:table-cell>
          <table:table-cell table:formula="of:=([.J186]*2+1)*[.B186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light_transport</text:p>
          </table:table-cell>
          <table:table-cell office:value-type="float" office:value="-0.012" calcext:value-type="float">
            <text:p>-0,012</text:p>
          </table:table-cell>
          <table:table-cell table:formula="of:=([.J187]*2-1)*[.B187]*(-1)" office:value-type="float" office:value="0.0199999999999999" calcext:value-type="float">
            <text:p>0,020</text:p>
          </table:table-cell>
          <table:table-cell table:formula="of:=([.J187]*2+1)*[.B187]" office:value-type="float" office:value="-0.0439999999999999" calcext:value-type="float">
            <text:p>-0,044</text:p>
          </table:table-cell>
          <table:table-cell table:number-columns-repeated="3"/>
          <table:table-cell table:formula="of:=SUM([.I187];(-1))" office:value-type="float" office:value="-0.666666666666667" calcext:value-type="float">
            <text:p>-0,667</text:p>
          </table:table-cell>
          <table:table-cell table:style-name="ce1" table:formula="of:=[.L187]/5-1" office:value-type="float" office:value="0.333333333333333" calcext:value-type="float">
            <text:p>0,33</text:p>
          </table:table-cell>
          <table:table-cell table:style-name="ce1" table:formula="of:=PRODUCT([.L187];0.2)" office:value-type="float" office:value="1.33333333333333" calcext:value-type="float">
            <text:p>1,33</text:p>
          </table:table-cell>
          <table:table-cell table:style-name="ce1" table:formula="of:=[.L187]/5+1" office:value-type="float" office:value="2.33333333333333" calcext:value-type="float">
            <text:p>2,33</text:p>
          </table:table-cell>
          <table:table-cell table:style-name="ce1" table:formula="of:=SUM([.M187:.AU187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A_truck_transport</text:p>
          </table:table-cell>
          <table:table-cell office:value-type="float" office:value="-0.019" calcext:value-type="float">
            <text:p>-0,019</text:p>
          </table:table-cell>
          <table:table-cell table:formula="of:=([.J188]*2-1)*[.B188]*(-1)" office:value-type="float" office:value="0.0200133333333335" calcext:value-type="float">
            <text:p>0,020</text:p>
          </table:table-cell>
          <table:table-cell table:formula="of:=([.J188]*2+1)*[.B188]" office:value-type="float" office:value="-0.0580133333333335" calcext:value-type="float">
            <text:p>-0,058</text:p>
          </table:table-cell>
          <table:table-cell table:number-columns-repeated="3"/>
          <table:table-cell table:formula="of:=SUM([.I188];(-1))" office:value-type="float" office:value="-0.973333333333333" calcext:value-type="float">
            <text:p>-0,973</text:p>
          </table:table-cell>
          <table:table-cell table:style-name="ce1" table:formula="of:=[.L188]/5-1" office:value-type="float" office:value="0.0266666666666668" calcext:value-type="float">
            <text:p>0,03</text:p>
          </table:table-cell>
          <table:table-cell table:style-name="ce1" table:formula="of:=PRODUCT([.L188];0.2)" office:value-type="float" office:value="1.02666666666667" calcext:value-type="float">
            <text:p>1,03</text:p>
          </table:table-cell>
          <table:table-cell table:style-name="ce1" table:formula="of:=[.L188]/5+1" office:value-type="float" office:value="2.02666666666667" calcext:value-type="float">
            <text:p>2,03</text:p>
          </table:table-cell>
          <table:table-cell table:style-name="ce1" table:formula="of:=SUM([.M188:.AU188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wiking</text:p>
          </table:table-cell>
          <table:table-cell office:value-type="float" office:value="-0.157" calcext:value-type="float">
            <text:p>-0,157</text:p>
          </table:table-cell>
          <table:table-cell table:formula="of:=([.J189]*2-1)*[.B189]*(-1)" office:value-type="float" office:value="0.341213333333334" calcext:value-type="float">
            <text:p>0,341</text:p>
          </table:table-cell>
          <table:table-cell table:formula="of:=([.J189]*2+1)*[.B189]" office:value-type="float" office:value="-0.655213333333334" calcext:value-type="float">
            <text:p>-0,655</text:p>
          </table:table-cell>
          <table:table-cell table:number-columns-repeated="3"/>
          <table:table-cell table:formula="of:=SUM([.I189];(-1))" office:value-type="float" office:value="-0.413333333333333" calcext:value-type="float">
            <text:p>-0,413</text:p>
          </table:table-cell>
          <table:table-cell table:style-name="ce1" table:formula="of:=[.L189]/5-1" office:value-type="float" office:value="0.586666666666667" calcext:value-type="float">
            <text:p>0,59</text:p>
          </table:table-cell>
          <table:table-cell table:style-name="ce1" table:formula="of:=PRODUCT([.L189];0.2)" office:value-type="float" office:value="1.58666666666667" calcext:value-type="float">
            <text:p>1,59</text:p>
          </table:table-cell>
          <table:table-cell table:style-name="ce1" table:formula="of:=[.L189]/5+1" office:value-type="float" office:value="2.58666666666667" calcext:value-type="float">
            <text:p>2,59</text:p>
          </table:table-cell>
          <table:table-cell table:style-name="ce1" table:formula="of:=SUM([.M189:.AU189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arrison_brigade</text:p>
          </table:table-cell>
          <table:table-cell office:value-type="float" office:value="-0.018" calcext:value-type="float">
            <text:p>-0,018</text:p>
          </table:table-cell>
          <table:table-cell table:formula="of:=([.J190]*2-1)*[.B190]*(-1)" office:value-type="float" office:value="0.018" calcext:value-type="float">
            <text:p>0,018</text:p>
          </table:table-cell>
          <table:table-cell table:formula="of:=([.J190]*2+1)*[.B190]" office:value-type="float" office:value="-0.054" calcext:value-type="float">
            <text:p>-0,054</text:p>
          </table:table-cell>
          <table:table-cell table:number-columns-repeated="3"/>
          <table:table-cell table:formula="of:=SUM([.I190];(-1))" office:value-type="float" office:value="-1" calcext:value-type="float">
            <text:p>-1,000</text:p>
          </table:table-cell>
          <table:table-cell table:style-name="ce1" table:formula="of:=[.L190]/5-1" office:value-type="float" office:value="0" calcext:value-type="float">
            <text:p>0,00</text:p>
          </table:table-cell>
          <table:table-cell table:style-name="ce1" table:formula="of:=PRODUCT([.L190];0.2)" office:value-type="float" office:value="1" calcext:value-type="float">
            <text:p>1,00</text:p>
          </table:table-cell>
          <table:table-cell table:style-name="ce1" table:formula="of:=[.L190]/5+1" office:value-type="float" office:value="2" calcext:value-type="float">
            <text:p>2,00</text:p>
          </table:table-cell>
          <table:table-cell table:style-name="ce1" table:formula="of:=SUM([.M190:.AU190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opical_island_garrison_brigade</text:p>
          </table:table-cell>
          <table:table-cell office:value-type="float" office:value="-0.018" calcext:value-type="float">
            <text:p>-0,018</text:p>
          </table:table-cell>
          <table:table-cell table:formula="of:=([.J191]*2-1)*[.B191]*(-1)" office:value-type="float" office:value="0.018" calcext:value-type="float">
            <text:p>0,018</text:p>
          </table:table-cell>
          <table:table-cell table:formula="of:=([.J191]*2+1)*[.B191]" office:value-type="float" office:value="-0.054" calcext:value-type="float">
            <text:p>-0,054</text:p>
          </table:table-cell>
          <table:table-cell table:number-columns-repeated="3"/>
          <table:table-cell table:formula="of:=SUM([.I191];(-1))" office:value-type="float" office:value="-1" calcext:value-type="float">
            <text:p>-1,000</text:p>
          </table:table-cell>
          <table:table-cell table:style-name="ce1" table:formula="of:=[.L191]/5-1" office:value-type="float" office:value="0" calcext:value-type="float">
            <text:p>0,00</text:p>
          </table:table-cell>
          <table:table-cell table:style-name="ce1" table:formula="of:=PRODUCT([.L191];0.2)" office:value-type="float" office:value="1" calcext:value-type="float">
            <text:p>1,00</text:p>
          </table:table-cell>
          <table:table-cell table:style-name="ce1" table:formula="of:=[.L191]/5+1" office:value-type="float" office:value="2" calcext:value-type="float">
            <text:p>2,00</text:p>
          </table:table-cell>
          <table:table-cell table:style-name="ce1" table:formula="of:=SUM([.M191:.AU191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arrison_detachment</text:p>
          </table:table-cell>
          <table:table-cell office:value-type="float" office:value="-0.012" calcext:value-type="float">
            <text:p>-0,012</text:p>
          </table:table-cell>
          <table:table-cell table:formula="of:=([.J192]*2-1)*[.B192]*(-1)" office:value-type="float" office:value="0.012" calcext:value-type="float">
            <text:p>0,012</text:p>
          </table:table-cell>
          <table:table-cell table:formula="of:=([.J192]*2+1)*[.B192]" office:value-type="float" office:value="-0.036" calcext:value-type="float">
            <text:p>-0,036</text:p>
          </table:table-cell>
          <table:table-cell table:number-columns-repeated="3"/>
          <table:table-cell table:formula="of:=SUM([.I192];(-1))" office:value-type="float" office:value="-1" calcext:value-type="float">
            <text:p>-1,000</text:p>
          </table:table-cell>
          <table:table-cell table:style-name="ce1" table:formula="of:=[.L192]/5-1" office:value-type="float" office:value="0" calcext:value-type="float">
            <text:p>0,00</text:p>
          </table:table-cell>
          <table:table-cell table:style-name="ce1" table:formula="of:=PRODUCT([.L192];0.2)" office:value-type="float" office:value="1" calcext:value-type="float">
            <text:p>1,00</text:p>
          </table:table-cell>
          <table:table-cell table:style-name="ce1" table:formula="of:=[.L192]/5+1" office:value-type="float" office:value="2" calcext:value-type="float">
            <text:p>2,00</text:p>
          </table:table-cell>
          <table:table-cell table:style-name="ce1" table:formula="of:=SUM([.M192:.AU192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garrison_brigade</text:p>
          </table:table-cell>
          <table:table-cell office:value-type="float" office:value="-0.018" calcext:value-type="float">
            <text:p>-0,018</text:p>
          </table:table-cell>
          <table:table-cell table:formula="of:=([.J193]*2-1)*[.B193]*(-1)" office:value-type="float" office:value="0.018" calcext:value-type="float">
            <text:p>0,018</text:p>
          </table:table-cell>
          <table:table-cell table:formula="of:=([.J193]*2+1)*[.B193]" office:value-type="float" office:value="-0.054" calcext:value-type="float">
            <text:p>-0,054</text:p>
          </table:table-cell>
          <table:table-cell table:number-columns-repeated="3"/>
          <table:table-cell table:formula="of:=SUM([.I193];(-1))" office:value-type="float" office:value="-1" calcext:value-type="float">
            <text:p>-1,000</text:p>
          </table:table-cell>
          <table:table-cell table:style-name="ce1" table:formula="of:=[.L193]/5-1" office:value-type="float" office:value="0" calcext:value-type="float">
            <text:p>0,00</text:p>
          </table:table-cell>
          <table:table-cell table:style-name="ce1" table:formula="of:=PRODUCT([.L193];0.2)" office:value-type="float" office:value="1" calcext:value-type="float">
            <text:p>1,00</text:p>
          </table:table-cell>
          <table:table-cell table:style-name="ce1" table:formula="of:=[.L193]/5+1" office:value-type="float" office:value="2" calcext:value-type="float">
            <text:p>2,00</text:p>
          </table:table-cell>
          <table:table-cell table:style-name="ce1" table:formula="of:=SUM([.M193:.AU193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s_garrison_brigade</text:p>
          </table:table-cell>
          <table:table-cell office:value-type="float" office:value="-0.018" calcext:value-type="float">
            <text:p>-0,018</text:p>
          </table:table-cell>
          <table:table-cell table:formula="of:=([.J194]*2-1)*[.B194]*(-1)" office:value-type="float" office:value="0.02376" calcext:value-type="float">
            <text:p>0,024</text:p>
          </table:table-cell>
          <table:table-cell table:formula="of:=([.J194]*2+1)*[.B194]" office:value-type="float" office:value="-0.05976" calcext:value-type="float">
            <text:p>-0,060</text:p>
          </table:table-cell>
          <table:table-cell table:number-columns-repeated="3"/>
          <table:table-cell table:formula="of:=SUM([.I194];(-1))" office:value-type="float" office:value="-0.84" calcext:value-type="float">
            <text:p>-0,840</text:p>
          </table:table-cell>
          <table:table-cell table:style-name="ce1" table:formula="of:=[.L194]/5-1" office:value-type="float" office:value="0.16" calcext:value-type="float">
            <text:p>0,16</text:p>
          </table:table-cell>
          <table:table-cell table:style-name="ce1" table:formula="of:=PRODUCT([.L194];0.2)" office:value-type="float" office:value="1.16" calcext:value-type="float">
            <text:p>1,16</text:p>
          </table:table-cell>
          <table:table-cell table:style-name="ce1" table:formula="of:=[.L194]/5+1" office:value-type="float" office:value="2.16" calcext:value-type="float">
            <text:p>2,16</text:p>
          </table:table-cell>
          <table:table-cell table:style-name="ce1" table:formula="of:=SUM([.M194:.AU194])/15" office:value-type="float" office:value="5.8" calcext:value-type="float">
            <text:p>5,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_sa_militia_detachment</text:p>
          </table:table-cell>
          <table:table-cell office:value-type="float" office:value="-0.02" calcext:value-type="float">
            <text:p>-0,02</text:p>
          </table:table-cell>
          <table:table-cell table:formula="of:=([.J195]*2-1)*[.B195]*(-1)" office:value-type="float" office:value="0.0365333333333332" calcext:value-type="float">
            <text:p>0,037</text:p>
          </table:table-cell>
          <table:table-cell table:formula="of:=([.J195]*2+1)*[.B195]" office:value-type="float" office:value="-0.0765333333333332" calcext:value-type="float">
            <text:p>-0,077</text:p>
          </table:table-cell>
          <table:table-cell table:number-columns-repeated="3"/>
          <table:table-cell table:formula="of:=SUM([.I195];(-1))" office:value-type="float" office:value="-0.586666666666667" calcext:value-type="float">
            <text:p>-0,587</text:p>
          </table:table-cell>
          <table:table-cell table:style-name="ce1" table:formula="of:=[.L195]/5-1" office:value-type="float" office:value="0.413333333333333" calcext:value-type="float">
            <text:p>0,41</text:p>
          </table:table-cell>
          <table:table-cell table:style-name="ce1" table:formula="of:=PRODUCT([.L195];0.2)" office:value-type="float" office:value="1.41333333333333" calcext:value-type="float">
            <text:p>1,41</text:p>
          </table:table-cell>
          <table:table-cell table:style-name="ce1" table:formula="of:=[.L195]/5+1" office:value-type="float" office:value="2.41333333333333" calcext:value-type="float">
            <text:p>2,41</text:p>
          </table:table-cell>
          <table:table-cell table:style-name="ce1" table:formula="of:=SUM([.M195:.AU195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lice_brigade</text:p>
          </table:table-cell>
          <table:table-cell office:value-type="float" office:value="-0.018" calcext:value-type="float">
            <text:p>-0,018</text:p>
          </table:table-cell>
          <table:table-cell table:formula="of:=([.J196]*2-1)*[.B196]*(-1)" office:value-type="float" office:value="0.0242399999999999" calcext:value-type="float">
            <text:p>0,024</text:p>
          </table:table-cell>
          <table:table-cell table:formula="of:=([.J196]*2+1)*[.B196]" office:value-type="float" office:value="-0.0602399999999999" calcext:value-type="float">
            <text:p>-0,060</text:p>
          </table:table-cell>
          <table:table-cell table:number-columns-repeated="3"/>
          <table:table-cell table:formula="of:=SUM([.I196];(-1))" office:value-type="float" office:value="-0.826666666666667" calcext:value-type="float">
            <text:p>-0,827</text:p>
          </table:table-cell>
          <table:table-cell table:style-name="ce1" table:formula="of:=[.L196]/5-1" office:value-type="float" office:value="0.173333333333333" calcext:value-type="float">
            <text:p>0,17</text:p>
          </table:table-cell>
          <table:table-cell table:style-name="ce1" table:formula="of:=PRODUCT([.L196];0.2)" office:value-type="float" office:value="1.17333333333333" calcext:value-type="float">
            <text:p>1,17</text:p>
          </table:table-cell>
          <table:table-cell table:style-name="ce1" table:formula="of:=[.L196]/5+1" office:value-type="float" office:value="2.17333333333333" calcext:value-type="float">
            <text:p>2,17</text:p>
          </table:table-cell>
          <table:table-cell table:style-name="ce1" table:formula="of:=SUM([.M196:.AU196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police_brigade</text:p>
          </table:table-cell>
          <table:table-cell office:value-type="float" office:value="-0.02" calcext:value-type="float">
            <text:p>-0,02</text:p>
          </table:table-cell>
          <table:table-cell table:formula="of:=([.J197]*2-1)*[.B197]*(-1)" office:value-type="float" office:value="0.0269333333333332" calcext:value-type="float">
            <text:p>0,027</text:p>
          </table:table-cell>
          <table:table-cell table:formula="of:=([.J197]*2+1)*[.B197]" office:value-type="float" office:value="-0.0669333333333332" calcext:value-type="float">
            <text:p>-0,067</text:p>
          </table:table-cell>
          <table:table-cell table:number-columns-repeated="3"/>
          <table:table-cell table:formula="of:=SUM([.I197];(-1))" office:value-type="float" office:value="-0.826666666666667" calcext:value-type="float">
            <text:p>-0,827</text:p>
          </table:table-cell>
          <table:table-cell table:style-name="ce1" table:formula="of:=[.L197]/5-1" office:value-type="float" office:value="0.173333333333333" calcext:value-type="float">
            <text:p>0,17</text:p>
          </table:table-cell>
          <table:table-cell table:style-name="ce1" table:formula="of:=PRODUCT([.L197];0.2)" office:value-type="float" office:value="1.17333333333333" calcext:value-type="float">
            <text:p>1,17</text:p>
          </table:table-cell>
          <table:table-cell table:style-name="ce1" table:formula="of:=[.L197]/5+1" office:value-type="float" office:value="2.17333333333333" calcext:value-type="float">
            <text:p>2,17</text:p>
          </table:table-cell>
          <table:table-cell table:style-name="ce1" table:formula="of:=SUM([.M197:.AU197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rtisan_brigade</text:p>
          </table:table-cell>
          <table:table-cell/>
          <table:table-cell table:formula="of:=([.J198]*2-1)*[.B198]*(-1)" office:value-type="float" office:value="-0" calcext:value-type="float">
            <text:p>0,000</text:p>
          </table:table-cell>
          <table:table-cell table:formula="of:=([.J198]*2+1)*[.B198]" office:value-type="float" office:value="0" calcext:value-type="float">
            <text:p>0,000</text:p>
          </table:table-cell>
          <table:table-cell table:number-columns-repeated="3"/>
          <table:table-cell table:formula="of:=SUM([.I198];(-1))" office:value-type="float" office:value="-1.32" calcext:value-type="float">
            <text:p>-1,320</text:p>
          </table:table-cell>
          <table:table-cell table:style-name="ce1" table:formula="of:=[.L198]/5-1" office:value-type="float" office:value="-0.32" calcext:value-type="float">
            <text:p>-0,32</text:p>
          </table:table-cell>
          <table:table-cell table:style-name="ce1" table:formula="of:=PRODUCT([.L198];0.2)" office:value-type="float" office:value="0.68" calcext:value-type="float">
            <text:p>0,68</text:p>
          </table:table-cell>
          <table:table-cell table:style-name="ce1" table:formula="of:=[.L198]/5+1" office:value-type="float" office:value="1.68" calcext:value-type="float">
            <text:p>1,68</text:p>
          </table:table-cell>
          <table:table-cell table:style-name="ce1" table:formula="of:=SUM([.M198:.AU198])/15" office:value-type="float" office:value="3.4" calcext:value-type="float">
            <text:p>3,4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mored_hq_train</text:p>
          </table:table-cell>
          <table:table-cell/>
          <table:table-cell table:formula="of:=([.J199]*2-1)*[.B199]*(-1)" office:value-type="float" office:value="-0" calcext:value-type="float">
            <text:p>0,000</text:p>
          </table:table-cell>
          <table:table-cell table:formula="of:=([.J199]*2+1)*[.B199]" office:value-type="float" office:value="0" calcext:value-type="float">
            <text:p>0,000</text:p>
          </table:table-cell>
          <table:table-cell table:number-columns-repeated="3"/>
          <table:table-cell table:formula="of:=SUM([.I199];(-1))" office:value-type="float" office:value="-1.53333333333333" calcext:value-type="float">
            <text:p>-1,533</text:p>
          </table:table-cell>
          <table:table-cell table:style-name="ce1" table:formula="of:=[.L199]/5-1" office:value-type="float" office:value="-0.533333333333333" calcext:value-type="float">
            <text:p>-0,53</text:p>
          </table:table-cell>
          <table:table-cell table:style-name="ce1" table:formula="of:=PRODUCT([.L199];0.2)" office:value-type="float" office:value="0.466666666666667" calcext:value-type="float">
            <text:p>0,47</text:p>
          </table:table-cell>
          <table:table-cell table:style-name="ce1" table:formula="of:=[.L199]/5+1" office:value-type="float" office:value="1.46666666666667" calcext:value-type="float">
            <text:p>1,47</text:p>
          </table:table-cell>
          <table:table-cell table:style-name="ce1" table:formula="of:=SUM([.M199:.AU199])/15" office:value-type="float" office:value="2.33333333333333" calcext:value-type="float">
            <text:p>2,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_hq_brigade</text:p>
          </table:table-cell>
          <table:table-cell/>
          <table:table-cell table:formula="of:=([.J200]*2-1)*[.B200]*(-1)" office:value-type="float" office:value="-0" calcext:value-type="float">
            <text:p>0,000</text:p>
          </table:table-cell>
          <table:table-cell table:formula="of:=([.J200]*2+1)*[.B200]" office:value-type="float" office:value="0" calcext:value-type="float">
            <text:p>0,000</text:p>
          </table:table-cell>
          <table:table-cell table:number-columns-repeated="3"/>
          <table:table-cell table:formula="of:=SUM([.I200];(-1))" office:value-type="float" office:value="-1.84" calcext:value-type="float">
            <text:p>-1,840</text:p>
          </table:table-cell>
          <table:table-cell table:style-name="ce1" table:formula="of:=[.L200]/5-1" office:value-type="float" office:value="-0.84" calcext:value-type="float">
            <text:p>-0,84</text:p>
          </table:table-cell>
          <table:table-cell table:style-name="ce1" table:formula="of:=PRODUCT([.L200];0.2)" office:value-type="float" office:value="0.16" calcext:value-type="float">
            <text:p>0,16</text:p>
          </table:table-cell>
          <table:table-cell table:style-name="ce1" table:formula="of:=[.L200]/5+1" office:value-type="float" office:value="1.16" calcext:value-type="float">
            <text:p>1,16</text:p>
          </table:table-cell>
          <table:table-cell table:style-name="ce1" table:formula="of:=SUM([.M200:.AU200])/15" office:value-type="float" office:value="0.8" calcext:value-type="float">
            <text:p>0,80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nerfed naval factories a bit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anding_craft</text:p>
          </table:table-cell>
          <table:table-cell office:value-type="float" office:value="-0.06" calcext:value-type="float">
            <text:p>-0,06</text:p>
          </table:table-cell>
          <table:table-cell table:formula="of:=([.J202]*2-1)*[.B202]*(-1)" office:value-type="float" office:value="-0.024" calcext:value-type="float">
            <text:p>-0,024</text:p>
          </table:table-cell>
          <table:table-cell table:formula="of:=([.J202]*2+1)*[.B202]" office:value-type="float" office:value="-0.096" calcext:value-type="float">
            <text:p>-0,096</text:p>
          </table:table-cell>
          <table:table-cell table:number-columns-repeated="4"/>
          <table:table-cell table:style-name="ce1" table:formula="of:=[.L202]/5-1" office:value-type="float" office:value="-0.52" calcext:value-type="float">
            <text:p>-0,52</text:p>
          </table:table-cell>
          <table:table-cell table:style-name="ce1" table:formula="of:=PRODUCT([.L202];0.125)" office:value-type="float" office:value="0.3" calcext:value-type="float">
            <text:p>0,30</text:p>
          </table:table-cell>
          <table:table-cell table:style-name="ce1" table:formula="of:=[.L202]/5+1" office:value-type="float" office:value="1.48" calcext:value-type="float">
            <text:p>1,48</text:p>
          </table:table-cell>
          <table:table-cell table:style-name="ce1" table:formula="of:=SUM([.M202:.AU202])/15" office:value-type="float" office:value="2.4" calcext:value-type="float">
            <text:p>2,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ssault_ship</text:p>
          </table:table-cell>
          <table:table-cell office:value-type="float" office:value="-0.1" calcext:value-type="float">
            <text:p>-0,1</text:p>
          </table:table-cell>
          <table:table-cell table:formula="of:=([.J203]*2-1)*[.B203]*(-1)" office:value-type="float" office:value="-0.0516666666666668" calcext:value-type="float">
            <text:p>-0,052</text:p>
          </table:table-cell>
          <table:table-cell table:formula="of:=([.J203]*2+1)*[.B203]" office:value-type="float" office:value="-0.148333333333333" calcext:value-type="float">
            <text:p>-0,148</text:p>
          </table:table-cell>
          <table:table-cell table:number-columns-repeated="4"/>
          <table:table-cell table:style-name="ce1" table:formula="of:=[.L203]/5-1" office:value-type="float" office:value="-0.613333333333334" calcext:value-type="float">
            <text:p>-0,61</text:p>
          </table:table-cell>
          <table:table-cell table:style-name="ce1" table:formula="of:=PRODUCT([.L203];0.125)" office:value-type="float" office:value="0.241666666666666" calcext:value-type="float">
            <text:p>0,24</text:p>
          </table:table-cell>
          <table:table-cell table:style-name="ce1" table:formula="of:=[.L203]/5+1" office:value-type="float" office:value="1.38666666666667" calcext:value-type="float">
            <text:p>1,39</text:p>
          </table:table-cell>
          <table:table-cell table:style-name="ce1" table:formula="of:=SUM([.M203:.AU203])/15" office:value-type="float" office:value="1.93333333333333" calcext:value-type="float">
            <text:p>1,9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aplane_tender</text:p>
          </table:table-cell>
          <table:table-cell office:value-type="float" office:value="-0.03" calcext:value-type="float">
            <text:p>-0,03</text:p>
          </table:table-cell>
          <table:table-cell table:formula="of:=([.J204]*2-1)*[.B204]*(-1)" office:value-type="float" office:value="-0.00699999999999998" calcext:value-type="float">
            <text:p>-0,007</text:p>
          </table:table-cell>
          <table:table-cell table:formula="of:=([.J204]*2+1)*[.B204]" office:value-type="float" office:value="-0.053" calcext:value-type="float">
            <text:p>-0,053</text:p>
          </table:table-cell>
          <table:table-cell table:number-columns-repeated="4"/>
          <table:table-cell table:style-name="ce1" table:formula="of:=[.L204]/5-1" office:value-type="float" office:value="-0.386666666666666" calcext:value-type="float">
            <text:p>-0,39</text:p>
          </table:table-cell>
          <table:table-cell table:style-name="ce1" table:formula="of:=PRODUCT([.L204];0.125)" office:value-type="float" office:value="0.383333333333334" calcext:value-type="float">
            <text:p>0,38</text:p>
          </table:table-cell>
          <table:table-cell table:style-name="ce1" table:formula="of:=[.L204]/5+1" office:value-type="float" office:value="1.61333333333333" calcext:value-type="float">
            <text:p>1,61</text:p>
          </table:table-cell>
          <table:table-cell table:style-name="ce1" table:formula="of:=SUM([.M204:.AU204])/15" office:value-type="float" office:value="3.06666666666667" calcext:value-type="float">
            <text:p>3,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stroyer_actual</text:p>
          </table:table-cell>
          <table:table-cell office:value-type="float" office:value="-0.028" calcext:value-type="float">
            <text:p>-0,028</text:p>
          </table:table-cell>
          <table:table-cell table:formula="of:=([.J205]*2-1)*[.B205]*(-1)" office:value-type="float" office:value="0.0373333333333333" calcext:value-type="float">
            <text:p>0,037</text:p>
          </table:table-cell>
          <table:table-cell table:formula="of:=([.J205]*2+1)*[.B205]" office:value-type="float" office:value="-0.0933333333333333" calcext:value-type="float">
            <text:p>-0,093</text:p>
          </table:table-cell>
          <table:table-cell table:number-columns-repeated="4"/>
          <table:table-cell table:style-name="ce1" table:formula="of:=[.L205]/5-1" office:value-type="float" office:value="0.866666666666666" calcext:value-type="float">
            <text:p>0,87</text:p>
          </table:table-cell>
          <table:table-cell table:style-name="ce1" table:formula="of:=PRODUCT([.L205];0.125)" office:value-type="float" office:value="1.16666666666667" calcext:value-type="float">
            <text:p>1,17</text:p>
          </table:table-cell>
          <table:table-cell table:style-name="ce1" table:formula="of:=[.L205]/5+1" office:value-type="float" office:value="2.86666666666667" calcext:value-type="float">
            <text:p>2,87</text:p>
          </table:table-cell>
          <table:table-cell table:style-name="ce1" table:formula="of:=SUM([.M205:.AU205])/15" office:value-type="float" office:value="9.33333333333333" calcext:value-type="float">
            <text:p>9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-0.015" calcext:value-type="float">
            <text:p>-0,015</text:p>
          </table:table-cell>
          <table:table-cell table:formula="of:=([.J206]*2-1)*[.B206]*(-1)" office:value-type="float" office:value="0.016" calcext:value-type="float">
            <text:p>0,016</text:p>
          </table:table-cell>
          <table:table-cell table:formula="of:=([.J206]*2+1)*[.B206]" office:value-type="float" office:value="-0.046" calcext:value-type="float">
            <text:p>-0,046</text:p>
          </table:table-cell>
          <table:table-cell table:number-columns-repeated="4"/>
          <table:table-cell table:style-name="ce1" table:formula="of:=[.L206]/5-1" office:value-type="float" office:value="0.653333333333334" calcext:value-type="float">
            <text:p>0,65</text:p>
          </table:table-cell>
          <table:table-cell table:style-name="ce1" table:formula="of:=PRODUCT([.L206];0.125)" office:value-type="float" office:value="1.03333333333333" calcext:value-type="float">
            <text:p>1,03</text:p>
          </table:table-cell>
          <table:table-cell table:style-name="ce1" table:formula="of:=[.L206]/5+1" office:value-type="float" office:value="2.65333333333333" calcext:value-type="float">
            <text:p>2,65</text:p>
          </table:table-cell>
          <table:table-cell table:style-name="ce1" table:formula="of:=SUM([.M206:.AU206])/15" office:value-type="float" office:value="8.26666666666667" calcext:value-type="float">
            <text:p>8,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oastal_submarine</text:p>
          </table:table-cell>
          <table:table-cell office:value-type="float" office:value="-0.025" calcext:value-type="float">
            <text:p>-0,025</text:p>
          </table:table-cell>
          <table:table-cell table:formula="of:=([.J207]*2-1)*[.B207]*(-1)" office:value-type="float" office:value="0.01" calcext:value-type="float">
            <text:p>0,010</text:p>
          </table:table-cell>
          <table:table-cell table:formula="of:=([.J207]*2+1)*[.B207]" office:value-type="float" office:value="-0.06" calcext:value-type="float">
            <text:p>-0,060</text:p>
          </table:table-cell>
          <table:table-cell table:number-columns-repeated="4"/>
          <table:table-cell table:style-name="ce1" table:formula="of:=[.L207]/5-1" office:value-type="float" office:value="0.12" calcext:value-type="float">
            <text:p>0,12</text:p>
          </table:table-cell>
          <table:table-cell table:style-name="ce1" table:formula="of:=PRODUCT([.L207];0.125)" office:value-type="float" office:value="0.7" calcext:value-type="float">
            <text:p>0,70</text:p>
          </table:table-cell>
          <table:table-cell table:style-name="ce1" table:formula="of:=[.L207]/5+1" office:value-type="float" office:value="2.12" calcext:value-type="float">
            <text:p>2,12</text:p>
          </table:table-cell>
          <table:table-cell table:style-name="ce1" table:formula="of:=SUM([.M207:.AU207])/15" office:value-type="float" office:value="5.6" calcext:value-type="float">
            <text:p>5,6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ubmarine</text:p>
          </table:table-cell>
          <table:table-cell office:value-type="float" office:value="-0.033" calcext:value-type="float">
            <text:p>-0,033</text:p>
          </table:table-cell>
          <table:table-cell table:formula="of:=([.J208]*2-1)*[.B208]*(-1)" office:value-type="float" office:value="0.0154" calcext:value-type="float">
            <text:p>0,015</text:p>
          </table:table-cell>
          <table:table-cell table:formula="of:=([.J208]*2+1)*[.B208]" office:value-type="float" office:value="-0.0814" calcext:value-type="float">
            <text:p>-0,081</text:p>
          </table:table-cell>
          <table:table-cell table:number-columns-repeated="4"/>
          <table:table-cell table:style-name="ce1" table:formula="of:=[.L208]/5-1" office:value-type="float" office:value="0.173333333333334" calcext:value-type="float">
            <text:p>0,17</text:p>
          </table:table-cell>
          <table:table-cell table:style-name="ce1" table:formula="of:=PRODUCT([.L208];0.125)" office:value-type="float" office:value="0.733333333333334" calcext:value-type="float">
            <text:p>0,73</text:p>
          </table:table-cell>
          <table:table-cell table:style-name="ce1" table:formula="of:=[.L208]/5+1" office:value-type="float" office:value="2.17333333333333" calcext:value-type="float">
            <text:p>2,17</text:p>
          </table:table-cell>
          <table:table-cell table:style-name="ce1" table:formula="of:=SUM([.M208:.AU208])/15" office:value-type="float" office:value="5.86666666666667" calcext:value-type="float">
            <text:p>5,8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ng_range_submarine</text:p>
          </table:table-cell>
          <table:table-cell office:value-type="float" office:value="-0.04" calcext:value-type="float">
            <text:p>-0,04</text:p>
          </table:table-cell>
          <table:table-cell table:formula="of:=([.J209]*2-1)*[.B209]*(-1)" office:value-type="float" office:value="0.0166666666666667" calcext:value-type="float">
            <text:p>0,017</text:p>
          </table:table-cell>
          <table:table-cell table:formula="of:=([.J209]*2+1)*[.B209]" office:value-type="float" office:value="-0.0966666666666667" calcext:value-type="float">
            <text:p>-0,097</text:p>
          </table:table-cell>
          <table:table-cell table:number-columns-repeated="4"/>
          <table:table-cell table:style-name="ce1" table:formula="of:=[.L209]/5-1" office:value-type="float" office:value="0.133333333333334" calcext:value-type="float">
            <text:p>0,13</text:p>
          </table:table-cell>
          <table:table-cell table:style-name="ce1" table:formula="of:=PRODUCT([.L209];0.125)" office:value-type="float" office:value="0.708333333333334" calcext:value-type="float">
            <text:p>0,71</text:p>
          </table:table-cell>
          <table:table-cell table:style-name="ce1" table:formula="of:=[.L209]/5+1" office:value-type="float" office:value="2.13333333333333" calcext:value-type="float">
            <text:p>2,13</text:p>
          </table:table-cell>
          <table:table-cell table:style-name="ce1" table:formula="of:=SUM([.M209:.AU209])/15" office:value-type="float" office:value="5.66666666666667" calcext:value-type="float">
            <text:p>5,6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electro_submarine</text:p>
          </table:table-cell>
          <table:table-cell office:value-type="float" office:value="-0.055" calcext:value-type="float">
            <text:p>-0,055</text:p>
          </table:table-cell>
          <table:table-cell table:formula="of:=([.J210]*2-1)*[.B210]*(-1)" office:value-type="float" office:value="0.0119166666666667" calcext:value-type="float">
            <text:p>0,012</text:p>
          </table:table-cell>
          <table:table-cell table:formula="of:=([.J210]*2+1)*[.B210]" office:value-type="float" office:value="-0.121916666666667" calcext:value-type="float">
            <text:p>-0,122</text:p>
          </table:table-cell>
          <table:table-cell table:number-columns-repeated="4"/>
          <table:table-cell table:style-name="ce1" table:formula="of:=[.L210]/5-1" office:value-type="float" office:value="-0.0266666666666661" calcext:value-type="float">
            <text:p>-0,03</text:p>
          </table:table-cell>
          <table:table-cell table:style-name="ce1" table:formula="of:=PRODUCT([.L210];0.125)" office:value-type="float" office:value="0.608333333333334" calcext:value-type="float">
            <text:p>0,61</text:p>
          </table:table-cell>
          <table:table-cell table:style-name="ce1" table:formula="of:=[.L210]/5+1" office:value-type="float" office:value="1.97333333333333" calcext:value-type="float">
            <text:p>1,97</text:p>
          </table:table-cell>
          <table:table-cell table:style-name="ce1" table:formula="of:=SUM([.M210:.AU210])/15" office:value-type="float" office:value="4.86666666666667" calcext:value-type="float">
            <text:p>4,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uclear_submarine</text:p>
          </table:table-cell>
          <table:table-cell office:value-type="float" office:value="-0.1" calcext:value-type="float">
            <text:p>-0,1</text:p>
          </table:table-cell>
          <table:table-cell table:formula="of:=([.J211]*2-1)*[.B211]*(-1)" office:value-type="float" office:value="0" calcext:value-type="float">
            <text:p>0,000</text:p>
          </table:table-cell>
          <table:table-cell table:formula="of:=([.J211]*2+1)*[.B211]" office:value-type="float" office:value="-0.2" calcext:value-type="float">
            <text:p>-0,200</text:p>
          </table:table-cell>
          <table:table-cell table:number-columns-repeated="4"/>
          <table:table-cell table:style-name="ce1" table:formula="of:=[.L211]/5-1" office:value-type="float" office:value="-0.2" calcext:value-type="float">
            <text:p>-0,20</text:p>
          </table:table-cell>
          <table:table-cell table:style-name="ce1" table:formula="of:=PRODUCT([.L211];0.125)" office:value-type="float" office:value="0.5" calcext:value-type="float">
            <text:p>0,50</text:p>
          </table:table-cell>
          <table:table-cell table:style-name="ce1" table:formula="of:=[.L211]/5+1" office:value-type="float" office:value="1.8" calcext:value-type="float">
            <text:p>1,80</text:p>
          </table:table-cell>
          <table:table-cell table:style-name="ce1" table:formula="of:=SUM([.M211:.AU211])/15" office:value-type="float" office:value="4" calcext:value-type="float">
            <text:p>4,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rpedo_boat</text:p>
          </table:table-cell>
          <table:table-cell office:value-type="float" office:value="-0.02" calcext:value-type="float">
            <text:p>-0,02</text:p>
          </table:table-cell>
          <table:table-cell table:formula="of:=([.J212]*2-1)*[.B212]*(-1)" office:value-type="float" office:value="0.005" calcext:value-type="float">
            <text:p>0,005</text:p>
          </table:table-cell>
          <table:table-cell table:formula="of:=([.J212]*2+1)*[.B212]" office:value-type="float" office:value="-0.045" calcext:value-type="float">
            <text:p>-0,045</text:p>
          </table:table-cell>
          <table:table-cell table:number-columns-repeated="4"/>
          <table:table-cell table:style-name="ce1" table:formula="of:=[.L212]/5-1" office:value-type="float" office:value="0" calcext:value-type="float">
            <text:p>0,00</text:p>
          </table:table-cell>
          <table:table-cell table:style-name="ce1" table:formula="of:=PRODUCT([.L212];0.125)" office:value-type="float" office:value="0.625" calcext:value-type="float">
            <text:p>0,63</text:p>
          </table:table-cell>
          <table:table-cell table:style-name="ce1" table:formula="of:=[.L212]/5+1" office:value-type="float" office:value="2" calcext:value-type="float">
            <text:p>2,00</text:p>
          </table:table-cell>
          <table:table-cell table:style-name="ce1" table:formula="of:=SUM([.M212:.AU212])/15" office:value-type="float" office:value="5" calcext:value-type="float">
            <text:p>5,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tor_torpedo_boat</text:p>
          </table:table-cell>
          <table:table-cell office:value-type="float" office:value="-0.01" calcext:value-type="float">
            <text:p>-0,01</text:p>
          </table:table-cell>
          <table:table-cell table:formula="of:=([.J213]*2-1)*[.B213]*(-1)" office:value-type="float" office:value="0.0025" calcext:value-type="float">
            <text:p>0,003</text:p>
          </table:table-cell>
          <table:table-cell table:formula="of:=([.J213]*2+1)*[.B213]" office:value-type="float" office:value="-0.0225" calcext:value-type="float">
            <text:p>-0,023</text:p>
          </table:table-cell>
          <table:table-cell table:number-columns-repeated="4"/>
          <table:table-cell table:style-name="ce1" table:formula="of:=[.L213]/5-1" office:value-type="float" office:value="0" calcext:value-type="float">
            <text:p>0,00</text:p>
          </table:table-cell>
          <table:table-cell table:style-name="ce1" table:formula="of:=PRODUCT([.L213];0.125)" office:value-type="float" office:value="0.625" calcext:value-type="float">
            <text:p>0,63</text:p>
          </table:table-cell>
          <table:table-cell table:style-name="ce1" table:formula="of:=[.L213]/5+1" office:value-type="float" office:value="2" calcext:value-type="float">
            <text:p>2,00</text:p>
          </table:table-cell>
          <table:table-cell table:style-name="ce1" table:formula="of:=SUM([.M213:.AU213])/15" office:value-type="float" office:value="5" calcext:value-type="float">
            <text:p>5,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scort_carrier</text:p>
          </table:table-cell>
          <table:table-cell office:value-type="float" office:value="-0.05" calcext:value-type="float">
            <text:p>-0,05</text:p>
          </table:table-cell>
          <table:table-cell table:formula="of:=([.J214]*2-1)*[.B214]*(-1)" office:value-type="float" office:value="0.0441666666666666" calcext:value-type="float">
            <text:p>0,044</text:p>
          </table:table-cell>
          <table:table-cell table:formula="of:=([.J214]*2+1)*[.B214]" office:value-type="float" office:value="-0.144166666666667" calcext:value-type="float">
            <text:p>-0,144</text:p>
          </table:table-cell>
          <table:table-cell table:number-columns-repeated="4"/>
          <table:table-cell table:style-name="ce1" table:formula="of:=[.L214]/5-1" office:value-type="float" office:value="0.506666666666666" calcext:value-type="float">
            <text:p>0,51</text:p>
          </table:table-cell>
          <table:table-cell table:style-name="ce1" table:formula="of:=PRODUCT([.L214];0.125)" office:value-type="float" office:value="0.941666666666666" calcext:value-type="float">
            <text:p>0,94</text:p>
          </table:table-cell>
          <table:table-cell table:style-name="ce1" table:formula="of:=[.L214]/5+1" office:value-type="float" office:value="2.50666666666667" calcext:value-type="float">
            <text:p>2,51</text:p>
          </table:table-cell>
          <table:table-cell table:style-name="ce1" table:formula="of:=SUM([.M214:.AU214])/15" office:value-type="float" office:value="7.53333333333333" calcext:value-type="float">
            <text:p>7,5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light_cruiser</text:p>
          </table:table-cell>
          <table:table-cell office:value-type="float" office:value="-0.035" calcext:value-type="float">
            <text:p>-0,035</text:p>
          </table:table-cell>
          <table:table-cell table:formula="of:=([.J215]*2-1)*[.B215]*(-1)" office:value-type="float" office:value="0.0326666666666666" calcext:value-type="float">
            <text:p>0,033</text:p>
          </table:table-cell>
          <table:table-cell table:formula="of:=([.J215]*2+1)*[.B215]" office:value-type="float" office:value="-0.102666666666667" calcext:value-type="float">
            <text:p>-0,103</text:p>
          </table:table-cell>
          <table:table-cell table:number-columns-repeated="4"/>
          <table:table-cell table:style-name="ce1" table:formula="of:=[.L215]/5-1" office:value-type="float" office:value="0.546666666666666" calcext:value-type="float">
            <text:p>0,55</text:p>
          </table:table-cell>
          <table:table-cell table:style-name="ce1" table:formula="of:=PRODUCT([.L215];0.125)" office:value-type="float" office:value="0.966666666666666" calcext:value-type="float">
            <text:p>0,97</text:p>
          </table:table-cell>
          <table:table-cell table:style-name="ce1" table:formula="of:=[.L215]/5+1" office:value-type="float" office:value="2.54666666666667" calcext:value-type="float">
            <text:p>2,55</text:p>
          </table:table-cell>
          <table:table-cell table:style-name="ce1" table:formula="of:=SUM([.M215:.AU215])/15" office:value-type="float" office:value="7.73333333333333" calcext:value-type="float">
            <text:p>7,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nti_air_cruiser</text:p>
          </table:table-cell>
          <table:table-cell office:value-type="float" office:value="-0.035" calcext:value-type="float">
            <text:p>-0,035</text:p>
          </table:table-cell>
          <table:table-cell table:formula="of:=([.J216]*2-1)*[.B216]*(-1)" office:value-type="float" office:value="0.0151666666666666" calcext:value-type="float">
            <text:p>0,015</text:p>
          </table:table-cell>
          <table:table-cell table:formula="of:=([.J216]*2+1)*[.B216]" office:value-type="float" office:value="-0.0851666666666667" calcext:value-type="float">
            <text:p>-0,085</text:p>
          </table:table-cell>
          <table:table-cell table:number-columns-repeated="4"/>
          <table:table-cell table:style-name="ce1" table:formula="of:=[.L216]/5-1" office:value-type="float" office:value="0.146666666666666" calcext:value-type="float">
            <text:p>0,15</text:p>
          </table:table-cell>
          <table:table-cell table:style-name="ce1" table:formula="of:=PRODUCT([.L216];0.125)" office:value-type="float" office:value="0.716666666666666" calcext:value-type="float">
            <text:p>0,72</text:p>
          </table:table-cell>
          <table:table-cell table:style-name="ce1" table:formula="of:=[.L216]/5+1" office:value-type="float" office:value="2.14666666666667" calcext:value-type="float">
            <text:p>2,15</text:p>
          </table:table-cell>
          <table:table-cell table:style-name="ce1" table:formula="of:=SUM([.M216:.AU216])/15" office:value-type="float" office:value="5.73333333333333" calcext:value-type="float">
            <text:p>5,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eavy_cruiser</text:p>
          </table:table-cell>
          <table:table-cell office:value-type="float" office:value="-0.05" calcext:value-type="float">
            <text:p>-0,05</text:p>
          </table:table-cell>
          <table:table-cell table:formula="of:=([.J217]*2-1)*[.B217]*(-1)" office:value-type="float" office:value="0.0483333333333334" calcext:value-type="float">
            <text:p>0,048</text:p>
          </table:table-cell>
          <table:table-cell table:formula="of:=([.J217]*2+1)*[.B217]" office:value-type="float" office:value="-0.148333333333333" calcext:value-type="float">
            <text:p>-0,148</text:p>
          </table:table-cell>
          <table:table-cell table:number-columns-repeated="4"/>
          <table:table-cell table:style-name="ce1" table:formula="of:=[.L217]/5-1" office:value-type="float" office:value="0.573333333333334" calcext:value-type="float">
            <text:p>0,57</text:p>
          </table:table-cell>
          <table:table-cell table:style-name="ce1" table:formula="of:=PRODUCT([.L217];0.125)" office:value-type="float" office:value="0.983333333333334" calcext:value-type="float">
            <text:p>0,98</text:p>
          </table:table-cell>
          <table:table-cell table:style-name="ce1" table:formula="of:=[.L217]/5+1" office:value-type="float" office:value="2.57333333333333" calcext:value-type="float">
            <text:p>2,57</text:p>
          </table:table-cell>
          <table:table-cell table:style-name="ce1" table:formula="of:=SUM([.M217:.AU217])/15" office:value-type="float" office:value="7.86666666666667" calcext:value-type="float">
            <text:p>7,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oastal_battleship</text:p>
          </table:table-cell>
          <table:table-cell office:value-type="float" office:value="-0.04" calcext:value-type="float">
            <text:p>-0,04</text:p>
          </table:table-cell>
          <table:table-cell table:formula="of:=([.J218]*2-1)*[.B218]*(-1)" office:value-type="float" office:value="0.0366666666666667" calcext:value-type="float">
            <text:p>0,037</text:p>
          </table:table-cell>
          <table:table-cell table:formula="of:=([.J218]*2+1)*[.B218]" office:value-type="float" office:value="-0.116666666666667" calcext:value-type="float">
            <text:p>-0,117</text:p>
          </table:table-cell>
          <table:table-cell table:number-columns-repeated="4"/>
          <table:table-cell table:style-name="ce1" table:formula="of:=[.L218]/5-1" office:value-type="float" office:value="0.533333333333334" calcext:value-type="float">
            <text:p>0,53</text:p>
          </table:table-cell>
          <table:table-cell table:style-name="ce1" table:formula="of:=PRODUCT([.L218];0.125)" office:value-type="float" office:value="0.958333333333334" calcext:value-type="float">
            <text:p>0,96</text:p>
          </table:table-cell>
          <table:table-cell table:style-name="ce1" table:formula="of:=[.L218]/5+1" office:value-type="float" office:value="2.53333333333333" calcext:value-type="float">
            <text:p>2,53</text:p>
          </table:table-cell>
          <table:table-cell table:style-name="ce1" table:formula="of:=SUM([.M218:.AU218])/15" office:value-type="float" office:value="7.66666666666667" calcext:value-type="float">
            <text:p>7,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-0.18" calcext:value-type="float">
            <text:p>-0,18</text:p>
          </table:table-cell>
          <table:table-cell table:formula="of:=([.J219]*2-1)*[.B219]*(-1)" office:value-type="float" office:value="0.183" calcext:value-type="float">
            <text:p>0,183</text:p>
          </table:table-cell>
          <table:table-cell table:formula="of:=([.J219]*2+1)*[.B219]" office:value-type="float" office:value="-0.543" calcext:value-type="float">
            <text:p>-0,543</text:p>
          </table:table-cell>
          <table:table-cell table:number-columns-repeated="4"/>
          <table:table-cell table:style-name="ce1" table:formula="of:=[.L219]/5-1" office:value-type="float" office:value="0.613333333333334" calcext:value-type="float">
            <text:p>0,61</text:p>
          </table:table-cell>
          <table:table-cell table:style-name="ce1" table:formula="of:=PRODUCT([.L219];0.125)" office:value-type="float" office:value="1.00833333333333" calcext:value-type="float">
            <text:p>1,01</text:p>
          </table:table-cell>
          <table:table-cell table:style-name="ce1" table:formula="of:=[.L219]/5+1" office:value-type="float" office:value="2.61333333333333" calcext:value-type="float">
            <text:p>2,61</text:p>
          </table:table-cell>
          <table:table-cell table:style-name="ce1" table:formula="of:=SUM([.M219:.AU219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mand_battleship</text:p>
          </table:table-cell>
          <table:table-cell office:value-type="float" office:value="-0.18" calcext:value-type="float">
            <text:p>-0,18</text:p>
          </table:table-cell>
          <table:table-cell table:formula="of:=([.J220]*2-1)*[.B220]*(-1)" office:value-type="float" office:value="0.183" calcext:value-type="float">
            <text:p>0,183</text:p>
          </table:table-cell>
          <table:table-cell table:formula="of:=([.J220]*2+1)*[.B220]" office:value-type="float" office:value="-0.543" calcext:value-type="float">
            <text:p>-0,543</text:p>
          </table:table-cell>
          <table:table-cell table:number-columns-repeated="4"/>
          <table:table-cell table:style-name="ce1" table:formula="of:=[.L220]/5-1" office:value-type="float" office:value="0.613333333333334" calcext:value-type="float">
            <text:p>0,61</text:p>
          </table:table-cell>
          <table:table-cell table:style-name="ce1" table:formula="of:=PRODUCT([.L220];0.125)" office:value-type="float" office:value="1.00833333333333" calcext:value-type="float">
            <text:p>1,01</text:p>
          </table:table-cell>
          <table:table-cell table:style-name="ce1" table:formula="of:=[.L220]/5+1" office:value-type="float" office:value="2.61333333333333" calcext:value-type="float">
            <text:p>2,61</text:p>
          </table:table-cell>
          <table:table-cell table:style-name="ce1" table:formula="of:=SUM([.M220:.AU220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tlecruiser</text:p>
          </table:table-cell>
          <table:table-cell office:value-type="float" office:value="-0.16" calcext:value-type="float">
            <text:p>-0,16</text:p>
          </table:table-cell>
          <table:table-cell table:formula="of:=([.J221]*2-1)*[.B221]*(-1)" office:value-type="float" office:value="0.162666666666667" calcext:value-type="float">
            <text:p>0,163</text:p>
          </table:table-cell>
          <table:table-cell table:formula="of:=([.J221]*2+1)*[.B221]" office:value-type="float" office:value="-0.482666666666667" calcext:value-type="float">
            <text:p>-0,483</text:p>
          </table:table-cell>
          <table:table-cell table:number-columns-repeated="4"/>
          <table:table-cell table:style-name="ce1" table:formula="of:=[.L221]/5-1" office:value-type="float" office:value="0.613333333333334" calcext:value-type="float">
            <text:p>0,61</text:p>
          </table:table-cell>
          <table:table-cell table:style-name="ce1" table:formula="of:=PRODUCT([.L221];0.125)" office:value-type="float" office:value="1.00833333333333" calcext:value-type="float">
            <text:p>1,01</text:p>
          </table:table-cell>
          <table:table-cell table:style-name="ce1" table:formula="of:=[.L221]/5+1" office:value-type="float" office:value="2.61333333333333" calcext:value-type="float">
            <text:p>2,61</text:p>
          </table:table-cell>
          <table:table-cell table:style-name="ce1" table:formula="of:=SUM([.M221:.AU221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ocket_battleship</text:p>
          </table:table-cell>
          <table:table-cell office:value-type="float" office:value="-0.06" calcext:value-type="float">
            <text:p>-0,06</text:p>
          </table:table-cell>
          <table:table-cell table:formula="of:=([.J222]*2-1)*[.B222]*(-1)" office:value-type="float" office:value="0.058" calcext:value-type="float">
            <text:p>0,058</text:p>
          </table:table-cell>
          <table:table-cell table:formula="of:=([.J222]*2+1)*[.B222]" office:value-type="float" office:value="-0.178" calcext:value-type="float">
            <text:p>-0,178</text:p>
          </table:table-cell>
          <table:table-cell table:number-columns-repeated="4"/>
          <table:table-cell table:style-name="ce1" table:formula="of:=[.L222]/5-1" office:value-type="float" office:value="0.573333333333334" calcext:value-type="float">
            <text:p>0,57</text:p>
          </table:table-cell>
          <table:table-cell table:style-name="ce1" table:formula="of:=PRODUCT([.L222];0.125)" office:value-type="float" office:value="0.983333333333334" calcext:value-type="float">
            <text:p>0,98</text:p>
          </table:table-cell>
          <table:table-cell table:style-name="ce1" table:formula="of:=[.L222]/5+1" office:value-type="float" office:value="2.57333333333333" calcext:value-type="float">
            <text:p>2,57</text:p>
          </table:table-cell>
          <table:table-cell table:style-name="ce1" table:formula="of:=SUM([.M222:.AU222])/15" office:value-type="float" office:value="7.86666666666667" calcext:value-type="float">
            <text:p>7,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uper_heavy_battleship</text:p>
          </table:table-cell>
          <table:table-cell office:value-type="float" office:value="-0.3" calcext:value-type="float">
            <text:p>-0,3</text:p>
          </table:table-cell>
          <table:table-cell table:formula="of:=([.J223]*2-1)*[.B223]*(-1)" office:value-type="float" office:value="0.285" calcext:value-type="float">
            <text:p>0,285</text:p>
          </table:table-cell>
          <table:table-cell table:formula="of:=([.J223]*2+1)*[.B223]" office:value-type="float" office:value="-0.885" calcext:value-type="float">
            <text:p>-0,885</text:p>
          </table:table-cell>
          <table:table-cell table:number-columns-repeated="4"/>
          <table:table-cell table:style-name="ce1" table:formula="of:=[.L223]/5-1" office:value-type="float" office:value="0.56" calcext:value-type="float">
            <text:p>0,56</text:p>
          </table:table-cell>
          <table:table-cell table:style-name="ce1" table:formula="of:=PRODUCT([.L223];0.125)" office:value-type="float" office:value="0.975" calcext:value-type="float">
            <text:p>0,98</text:p>
          </table:table-cell>
          <table:table-cell table:style-name="ce1" table:formula="of:=[.L223]/5+1" office:value-type="float" office:value="2.56" calcext:value-type="float">
            <text:p>2,56</text:p>
          </table:table-cell>
          <table:table-cell table:style-name="ce1" table:formula="of:=SUM([.M223:.AU223])/15" office:value-type="float" office:value="7.8" calcext:value-type="float">
            <text:p>7,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arrier</text:p>
          </table:table-cell>
          <table:table-cell office:value-type="float" office:value="-0.165" calcext:value-type="float">
            <text:p>-0,165</text:p>
          </table:table-cell>
          <table:table-cell table:formula="of:=([.J224]*2-1)*[.B224]*(-1)" office:value-type="float" office:value="0.07425" calcext:value-type="float">
            <text:p>0,074</text:p>
          </table:table-cell>
          <table:table-cell table:formula="of:=([.J224]*2+1)*[.B224]" office:value-type="float" office:value="-0.40425" calcext:value-type="float">
            <text:p>-0,404</text:p>
          </table:table-cell>
          <table:table-cell table:number-columns-repeated="4"/>
          <table:table-cell table:style-name="ce1" table:formula="of:=[.L224]/5-1" office:value-type="float" office:value="0.16" calcext:value-type="float">
            <text:p>0,16</text:p>
          </table:table-cell>
          <table:table-cell table:style-name="ce1" table:formula="of:=PRODUCT([.L224];0.125)" office:value-type="float" office:value="0.725" calcext:value-type="float">
            <text:p>0,73</text:p>
          </table:table-cell>
          <table:table-cell table:style-name="ce1" table:formula="of:=[.L224]/5+1" office:value-type="float" office:value="2.16" calcext:value-type="float">
            <text:p>2,16</text:p>
          </table:table-cell>
          <table:table-cell table:style-name="ce1" table:formula="of:=SUM([.M224:.AU224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ommand_carrier</text:p>
          </table:table-cell>
          <table:table-cell office:value-type="float" office:value="-0.165" calcext:value-type="float">
            <text:p>-0,165</text:p>
          </table:table-cell>
          <table:table-cell table:formula="of:=([.J225]*2-1)*[.B225]*(-1)" office:value-type="float" office:value="0.07425" calcext:value-type="float">
            <text:p>0,074</text:p>
          </table:table-cell>
          <table:table-cell table:formula="of:=([.J225]*2+1)*[.B225]" office:value-type="float" office:value="-0.40425" calcext:value-type="float">
            <text:p>-0,404</text:p>
          </table:table-cell>
          <table:table-cell table:number-columns-repeated="4"/>
          <table:table-cell table:style-name="ce1" table:formula="of:=[.L225]/5-1" office:value-type="float" office:value="0.16" calcext:value-type="float">
            <text:p>0,16</text:p>
          </table:table-cell>
          <table:table-cell table:style-name="ce1" table:formula="of:=PRODUCT([.L225];0.125)" office:value-type="float" office:value="0.725" calcext:value-type="float">
            <text:p>0,73</text:p>
          </table:table-cell>
          <table:table-cell table:style-name="ce1" table:formula="of:=[.L225]/5+1" office:value-type="float" office:value="2.16" calcext:value-type="float">
            <text:p>2,16</text:p>
          </table:table-cell>
          <table:table-cell table:style-name="ce1" table:formula="of:=SUM([.M225:.AU225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ight_carrier</text:p>
          </table:table-cell>
          <table:table-cell office:value-type="float" office:value="-0.06" calcext:value-type="float">
            <text:p>-0,06</text:p>
          </table:table-cell>
          <table:table-cell table:formula="of:=([.J226]*2-1)*[.B226]*(-1)" office:value-type="float" office:value="0.027" calcext:value-type="float">
            <text:p>0,027</text:p>
          </table:table-cell>
          <table:table-cell table:formula="of:=([.J226]*2+1)*[.B226]" office:value-type="float" office:value="-0.147" calcext:value-type="float">
            <text:p>-0,147</text:p>
          </table:table-cell>
          <table:table-cell table:number-columns-repeated="4"/>
          <table:table-cell table:style-name="ce1" table:formula="of:=[.L226]/5-1" office:value-type="float" office:value="0.16" calcext:value-type="float">
            <text:p>0,16</text:p>
          </table:table-cell>
          <table:table-cell table:style-name="ce1" table:formula="of:=PRODUCT([.L226];0.125)" office:value-type="float" office:value="0.725" calcext:value-type="float">
            <text:p>0,73</text:p>
          </table:table-cell>
          <table:table-cell table:style-name="ce1" table:formula="of:=[.L226]/5+1" office:value-type="float" office:value="2.16" calcext:value-type="float">
            <text:p>2,16</text:p>
          </table:table-cell>
          <table:table-cell table:style-name="ce1" table:formula="of:=SUM([.M226:.AU226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uper_carrier</text:p>
          </table:table-cell>
          <table:table-cell office:value-type="float" office:value="-0.25" calcext:value-type="float">
            <text:p>-0,25</text:p>
          </table:table-cell>
          <table:table-cell table:formula="of:=([.J227]*2-1)*[.B227]*(-1)" office:value-type="float" office:value="0.0916666666666669" calcext:value-type="float">
            <text:p>0,092</text:p>
          </table:table-cell>
          <table:table-cell table:formula="of:=([.J227]*2+1)*[.B227]" office:value-type="float" office:value="-0.591666666666667" calcext:value-type="float">
            <text:p>-0,592</text:p>
          </table:table-cell>
          <table:table-cell table:number-columns-repeated="4"/>
          <table:table-cell table:style-name="ce1" table:formula="of:=[.L227]/5-1" office:value-type="float" office:value="0.0933333333333342" calcext:value-type="float">
            <text:p>0,09</text:p>
          </table:table-cell>
          <table:table-cell table:style-name="ce1" table:formula="of:=PRODUCT([.L227];0.125)" office:value-type="float" office:value="0.683333333333334" calcext:value-type="float">
            <text:p>0,68</text:p>
          </table:table-cell>
          <table:table-cell table:style-name="ce1" table:formula="of:=[.L227]/5+1" office:value-type="float" office:value="2.09333333333333" calcext:value-type="float">
            <text:p>2,09</text:p>
          </table:table-cell>
          <table:table-cell table:style-name="ce1" table:formula="of:=SUM([.M227:.AU227])/15" office:value-type="float" office:value="5.46666666666667" calcext:value-type="float">
            <text:p>5,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nvoy_raider_ship</text:p>
          </table:table-cell>
          <table:table-cell office:value-type="float" office:value="-0.025" calcext:value-type="float">
            <text:p>-0,025</text:p>
          </table:table-cell>
          <table:table-cell table:formula="of:=([.J228]*2-1)*[.B228]*(-1)" office:value-type="float" office:value="-0.0075" calcext:value-type="float">
            <text:p>-0,008</text:p>
          </table:table-cell>
          <table:table-cell table:formula="of:=([.J228]*2+1)*[.B228]" office:value-type="float" office:value="-0.0425" calcext:value-type="float">
            <text:p>-0,043</text:p>
          </table:table-cell>
          <table:table-cell table:number-columns-repeated="4"/>
          <table:table-cell table:style-name="ce1" table:formula="of:=[.L228]/5-1" office:value-type="float" office:value="-0.44" calcext:value-type="float">
            <text:p>-0,44</text:p>
          </table:table-cell>
          <table:table-cell table:style-name="ce1" table:formula="of:=PRODUCT([.L228];0.125)" office:value-type="float" office:value="0.35" calcext:value-type="float">
            <text:p>0,35</text:p>
          </table:table-cell>
          <table:table-cell table:style-name="ce1" table:formula="of:=[.L228]/5+1" office:value-type="float" office:value="1.56" calcext:value-type="float">
            <text:p>1,56</text:p>
          </table:table-cell>
          <table:table-cell table:style-name="ce1" table:formula="of:=SUM([.M228:.AU228])/15" office:value-type="float" office:value="2.8" calcext:value-type="float">
            <text:p>2,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ransport_ship</text:p>
          </table:table-cell>
          <table:table-cell office:value-type="float" office:value="-0.02" calcext:value-type="float">
            <text:p>-0,02</text:p>
          </table:table-cell>
          <table:table-cell table:formula="of:=([.J229]*2-1)*[.B229]*(-1)" office:value-type="float" office:value="-0.0153333333333333" calcext:value-type="float">
            <text:p>-0,015</text:p>
          </table:table-cell>
          <table:table-cell table:formula="of:=([.J229]*2+1)*[.B229]" office:value-type="float" office:value="-0.0246666666666667" calcext:value-type="float">
            <text:p>-0,025</text:p>
          </table:table-cell>
          <table:table-cell table:number-columns-repeated="4"/>
          <table:table-cell table:style-name="ce1" table:formula="of:=[.L229]/5-1" office:value-type="float" office:value="-0.813333333333333" calcext:value-type="float">
            <text:p>-0,81</text:p>
          </table:table-cell>
          <table:table-cell table:style-name="ce1" table:formula="of:=PRODUCT([.L229];0.125)" office:value-type="float" office:value="0.116666666666667" calcext:value-type="float">
            <text:p>0,12</text:p>
          </table:table-cell>
          <table:table-cell table:style-name="ce1" table:formula="of:=[.L229]/5+1" office:value-type="float" office:value="1.18666666666667" calcext:value-type="float">
            <text:p>1,19</text:p>
          </table:table-cell>
          <table:table-cell table:style-name="ce1" table:formula="of:=SUM([.M229:.AU229])/15" office:value-type="float" office:value="0.933333333333333" calcext:value-type="float">
            <text:p>0,9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 table:number-rows-repeated="6">
          <table:table-cell table:number-columns-repeated="74"/>
        </table:table-row>
        <table:table-row table:style-name="ro1">
          <table:table-cell table:number-columns-repeated="8"/>
          <table:table-cell office:value-type="string" calcext:value-type="string">
            <text:p>Normal one:</text:p>
          </table:table-cell>
          <table:table-cell table:number-columns-repeated="65"/>
        </table:table-row>
        <table:table-row table:style-name="ro1" table:number-rows-repeated="6">
          <table:table-cell table:number-columns-repeated="74"/>
        </table:table-row>
        <table:table-row table:style-name="ro1">
          <table:table-cell table:number-columns-repeated="8"/>
          <table:table-cell office:value-type="string" calcext:value-type="string">
            <text:p>Split: </text:p>
          </table:table-cell>
          <table:table-cell office:value-type="string" calcext:value-type="string">
            <text:p>techs per year /5 = X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X*(percentage of factory) = Y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(Y+1)*1% = FACTORY BONUS 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(Y-1)*1% = FACTORY REVERT</text:p>
          </table:table-cell>
          <table:table-cell table:number-columns-repeated="64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9"/>
          <table:table-cell office:value-type="string" calcext:value-type="string">
            <text:p>EXAMPLE based on semi-mot and small arms factory</text:p>
          </table:table-cell>
          <table:table-cell table:number-columns-repeated="64"/>
        </table:table-row>
        <table:table-row table:style-name="ro1">
          <table:table-cell table:number-columns-repeated="8"/>
          <table:table-cell office:value-type="string" calcext:value-type="string">
            <text:p>semi-mot</text:p>
          </table:table-cell>
          <table:table-cell office:value-type="string" calcext:value-type="string">
            <text:p>8,33/5 = 1,666</text:p>
          </table:table-cell>
          <table:table-cell/>
          <table:table-cell office:value-type="string" calcext:value-type="string">
            <text:p>8,33 techs/year divided by 5 factories</text:p>
          </table:table-cell>
          <table:table-cell table:number-columns-repeated="62"/>
        </table:table-row>
        <table:table-row table:style-name="ro1">
          <table:table-cell table:number-columns-repeated="8"/>
          <table:table-cell office:value-type="string" calcext:value-type="string">
            <text:p>1% = 0,055</text:p>
          </table:table-cell>
          <table:table-cell office:value-type="string" calcext:value-type="string">
            <text:p>1,666*0,7 = 1,1662</text:p>
          </table:table-cell>
          <table:table-cell/>
          <table:table-cell office:value-type="string" calcext:value-type="string">
            <text:p>SA factory gives 70% of max bonus</text:p>
          </table:table-cell>
          <table:table-cell table:number-columns-repeated="62"/>
        </table:table-row>
        <table:table-row table:style-name="ro1">
          <table:table-cell table:number-columns-repeated="9"/>
          <table:table-cell office:value-type="string" calcext:value-type="string">
            <text:p>(1,1662+1)*0,055 = 0,119</text:p>
          </table:table-cell>
          <table:table-cell/>
          <table:table-cell office:value-type="string" calcext:value-type="string">
            <text:p>each BUILD factory reduces build cost by THIS value</text:p>
          </table:table-cell>
          <table:table-cell table:number-columns-repeated="62"/>
        </table:table-row>
        <table:table-row table:style-name="ro1">
          <table:table-cell table:number-columns-repeated="9"/>
          <table:table-cell office:value-type="string" calcext:value-type="string">
            <text:p>(1,1662-1)*0,055 = 0,09</text:p>
          </table:table-cell>
          <table:table-cell/>
          <table:table-cell office:value-type="string" calcext:value-type="string">
            <text:p>each LOST factory increases build cost by THIS value</text:p>
          </table:table-cell>
          <table:table-cell table:number-columns-repeated="62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9"/>
          <table:table-cell office:value-type="string" calcext:value-type="string">
            <text:p>IMPORTANT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Calculate % of factory FIRST, then compensate for default tech cost (+/-1)</text:p>
          </table:table-cell>
          <table:table-cell table:number-columns-repeated="64"/>
        </table:table-row>
        <table:table-row table:style-name="ro1" table:number-rows-repeated="1048320">
          <table:table-cell table:number-columns-repeated="74"/>
        </table:table-row>
        <table:table-row table:style-name="ro1"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0" loext:min-decimal-places="10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.00.0000</text:date>, <text:time style:data-style-name="N2" text:time-value="09:15:39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2-07-21T17:46:14.436000000</dc:date>
    <meta:editing-duration>P1DT21H33M38S</meta:editing-duration>
    <meta:editing-cycles>62</meta:editing-cycles>
    <meta:document-statistic meta:table-count="1" meta:cell-count="4704" meta:object-count="0"/>
  </office:meta>
</office:document-meta>
</file>